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A0000356F00000DA56B682244.wmf" manifest:media-type=""/>
  <manifest:file-entry manifest:full-path="Pictures/2000000A00004348000052C9C385E0F2.wmf" manifest:media-type=""/>
  <manifest:file-entry manifest:full-path="Pictures/2000000A000038F300001E13906D53E2.wmf" manifest:media-type=""/>
  <manifest:file-entry manifest:full-path="Pictures/2000000A000057F400004A840E641A36.wmf" manifest:media-type=""/>
  <manifest:file-entry manifest:full-path="Pictures/2000000A000038F300001F1C5EAC8D8A.wmf" manifest:media-type=""/>
  <manifest:file-entry manifest:full-path="Pictures/2000000A000057F400004A84FB5AB829.wmf" manifest:media-type=""/>
  <manifest:file-entry manifest:full-path="Pictures/2000000A000038F300001604FB7A6F73.wmf" manifest:media-type=""/>
  <manifest:file-entry manifest:full-path="Pictures/2000000A000016A200001005A7183D20.wmf" manifest:media-type=""/>
  <manifest:file-entry manifest:full-path="Pictures/2000000A000069D5000026F77D3178BF.wmf" manifest:media-type=""/>
  <manifest:file-entry manifest:full-path="Pictures/2000000A00003431000025352A594ACF.wmf" manifest:media-type=""/>
  <manifest:file-entry manifest:full-path="Pictures/2000000A00002ED200001C8721E61038.wmf" manifest:media-type=""/>
  <manifest:file-entry manifest:full-path="Pictures/2000000A00004A8400004C46A64ECAB0.wmf" manifest:media-type=""/>
  <manifest:file-entry manifest:full-path="Pictures/2000000A00002F2100001C87FB7AB43A.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3" svg:font-family="Tahoma"/>
    <style:font-face style:name="F" svg:font-family="" style:font-family-generic="roman"/>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CYR" svg:font-family="'Courier New CYR'"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line-height="100%"/>
      <style:text-properties style:font-name="Calibri" fo:font-size="12pt" fo:language="en" fo:country="US" fo:font-style="normal" fo:font-weight="normal" style:font-size-asian="12pt" style:font-style-asian="normal" style:font-weight-asian="normal"/>
    </style:style>
    <style:style style:name="P2"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style>
    <style:style style:name="P3"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ab-stops/>
      </style:paragraph-properties>
    </style:style>
    <style:style style:name="P4"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fo:font-size="14pt" fo:language="en" fo:country="US" fo:font-style="normal" fo:font-weight="normal" style:font-size-asian="14pt" style:font-style-asian="normal" style:font-weight-asian="normal"/>
    </style:style>
    <style:style style:name="P5"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fo:font-size="14pt" fo:language="en" fo:country="US" fo:font-weight="normal" style:font-size-asian="14pt" style:font-weight-asian="normal"/>
    </style:style>
    <style:style style:name="P6" style:family="paragraph" style:parent-style-name="Standard">
      <style:paragraph-properties fo:margin-left="0cm" fo:margin-right="0cm" fo:line-height="150%" fo:text-align="justify" style:justify-single-word="false" fo:text-indent="1.251cm" style:auto-text-indent="false">
        <style:tab-stops>
          <style:tab-stop style:position="1.251cm"/>
          <style:tab-stop style:position="1.501cm"/>
        </style:tab-stops>
      </style:paragraph-properties>
    </style:style>
    <style:style style:name="P7" style:family="paragraph" style:parent-style-name="Standard">
      <style:paragraph-properties fo:margin-top="0.212cm" fo:margin-bottom="0cm" loext:contextual-spacing="false" fo:line-height="150%" fo:text-align="center" style:justify-single-word="false" fo:keep-with-next="always"/>
    </style:style>
    <style:style style:name="P8" style:family="paragraph" style:parent-style-name="Standard">
      <style:paragraph-properties fo:margin-left="0.501cm" fo:margin-right="0cm" fo:line-height="100%" fo:text-indent="0cm" style:auto-text-indent="false"/>
      <style:text-properties style:font-name="Calibri" fo:font-size="12pt" fo:language="en" fo:country="US" fo:font-style="normal" fo:font-weight="normal" style:font-size-asian="12pt" style:font-style-asian="normal" style:font-weight-asian="normal"/>
    </style:style>
    <style:style style:name="P9"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fo:font-size="14pt" fo:language="en" fo:country="US" fo:font-weight="normal" style:font-size-asian="14pt" style:font-weight-asian="normal"/>
    </style:style>
    <style:style style:name="P10"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CYR" fo:font-size="14pt" fo:language="ru" fo:country="RU" fo:font-weight="normal" style:font-size-asian="14pt" style:font-weight-asian="normal"/>
    </style:style>
    <style:style style:name="P11"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CYR" fo:font-size="14pt" fo:language="ru" fo:country="RU" fo:font-style="normal" fo:font-weight="normal" style:font-size-asian="14pt" style:font-style-asian="normal" style:font-weight-asian="normal"/>
    </style:style>
    <style:style style:name="P12"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ab-stops/>
      </style:paragraph-properties>
      <style:text-properties style:font-name="Times New Roman CYR" fo:font-size="14pt" fo:language="ru" fo:country="RU" fo:font-style="normal" fo:font-weight="normal" style:font-size-asian="14pt" style:font-style-asian="normal" style:font-weight-asian="normal"/>
    </style:style>
    <style:style style:name="P13"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CYR" fo:font-size="14pt" style:font-size-asian="14pt"/>
    </style:style>
    <style:style style:name="P14"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style:font-name="Times New Roman CYR" fo:font-size="14pt" fo:font-weight="normal" style:font-size-asian="14pt" style:font-weight-asian="normal"/>
    </style:style>
    <style:style style:name="P15"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fo:color="#000000" style:font-name="Times New Roman CYR" fo:font-size="14pt" fo:language="ru" fo:country="RU" style:text-underline-style="none" style:font-size-asian="14pt"/>
    </style:style>
    <style:style style:name="P16"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fo:color="#000000" style:font-name="Times New Roman CYR" fo:font-size="14pt" fo:language="ru" fo:country="RU" style:text-underline-style="none" fo:font-weight="normal" style:font-size-asian="14pt" style:font-weight-asian="normal"/>
    </style:style>
    <style:style style:name="P17"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ext-properties fo:color="#000000" style:font-name="Times New Roman CYR" fo:font-size="14pt" fo:language="ru" fo:country="RU" fo:font-style="normal" style:text-underline-style="none" fo:font-weight="normal" style:font-size-asian="14pt" style:font-style-asian="normal" style:font-weight-asian="normal"/>
    </style:style>
    <style:style style:name="P18" style:family="paragraph" style:parent-style-name="Standard">
      <style:paragraph-properties fo:margin-left="0cm" fo:margin-right="0cm" fo:margin-top="0cm" fo:margin-bottom="0.353cm" loext:contextual-spacing="false" fo:line-height="100%" fo:text-align="center" style:justify-single-word="false" fo:text-indent="1.251cm" style:auto-text-indent="false"/>
      <style:text-properties style:font-name="Times New Roman CYR" fo:font-size="14pt" fo:language="ru" fo:country="RU" fo:font-weight="bold" style:font-size-asian="14pt" style:font-weight-asian="bold"/>
    </style:style>
    <style:style style:name="P19"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CYR" fo:font-size="14pt" fo:language="ru" fo:country="RU" fo:font-style="normal" fo:font-weight="normal" style:font-size-asian="14pt" style:font-style-asian="normal" style:font-weight-asian="normal"/>
    </style:style>
    <style:style style:name="P20" style:family="paragraph" style:parent-style-name="Standard">
      <style:paragraph-properties fo:margin-top="0cm" fo:margin-bottom="0.353cm" loext:contextual-spacing="false" fo:line-height="100%" fo:text-align="center" style:justify-single-word="false"/>
      <style:text-properties fo:color="#000000" style:font-name="Times New Roman CYR" fo:font-size="14pt" fo:language="ru" fo:country="RU" style:text-underline-style="none" fo:font-weight="bold" style:font-size-asian="14pt" style:font-weight-asian="bold"/>
    </style:style>
    <style:style style:name="P21" style:family="paragraph" style:parent-style-name="Standard">
      <style:paragraph-properties fo:margin-top="0cm" fo:margin-bottom="0.353cm" loext:contextual-spacing="false" fo:line-height="100%" fo:text-align="center" style:justify-single-word="false"/>
      <style:text-properties fo:color="#000000" style:font-name="Times New Roman CYR" fo:font-size="14pt" fo:language="ru" fo:country="RU" fo:font-style="normal" style:text-underline-style="none" fo:font-weight="bold" style:font-size-asian="14pt" style:font-style-asian="normal" style:font-weight-asian="bold"/>
    </style:style>
    <style:style style:name="P22" style:family="paragraph" style:parent-style-name="Standard">
      <style:paragraph-properties fo:margin-top="0cm" fo:margin-bottom="0.353cm" loext:contextual-spacing="false" fo:line-height="100%" fo:text-align="center" style:justify-single-word="false"/>
      <style:text-properties style:font-name="Times New Roman CYR" fo:font-size="14pt" fo:language="ru" fo:country="RU" fo:font-style="normal" fo:font-weight="bold" style:font-size-asian="14pt" style:font-style-asian="normal" style:font-weight-asian="bold"/>
    </style:style>
    <style:style style:name="P23" style:family="paragraph" style:parent-style-name="Standard">
      <style:paragraph-properties fo:margin-top="0cm" fo:margin-bottom="0.353cm" loext:contextual-spacing="false" fo:line-height="100%" fo:text-align="center" style:justify-single-word="false"/>
    </style:style>
    <style:style style:name="P24" style:family="paragraph" style:parent-style-name="Standard">
      <style:paragraph-properties fo:margin-left="0.501cm" fo:margin-right="0cm" fo:line-height="100%" fo:text-indent="0cm" style:auto-text-indent="false"/>
      <style:text-properties style:font-name="Calibri" fo:font-size="12pt" fo:language="en" fo:country="US" fo:font-style="normal" fo:font-weight="normal" style:font-size-asian="12pt" style:font-style-asian="normal" style:font-weight-asian="normal"/>
    </style:style>
    <style:style style:name="P25" style:family="paragraph" style:parent-style-name="Standard">
      <style:paragraph-properties fo:margin-left="0.501cm" fo:margin-right="0cm" fo:margin-top="0.212cm" fo:margin-bottom="0cm" loext:contextual-spacing="false" fo:line-height="150%" fo:text-align="justify" style:justify-single-word="false" fo:text-indent="0cm" style:auto-text-indent="false"/>
      <style:text-properties style:font-name="Calibri" fo:font-size="12pt" fo:language="en" fo:country="US" fo:font-style="normal" fo:font-weight="normal" style:font-size-asian="12pt" style:font-style-asian="normal" style:font-weight-asian="normal"/>
    </style:style>
    <style:style style:name="P26" style:family="paragraph" style:parent-style-name="Standard">
      <style:paragraph-properties fo:line-height="100%"/>
      <style:text-properties style:font-name="Calibri" fo:font-size="12pt" fo:language="en" fo:country="US" fo:font-style="normal" fo:font-weight="normal" style:font-size-asian="12pt" style:font-style-asian="normal" style:font-weight-asian="normal"/>
    </style:style>
    <style:style style:name="P27" style:family="paragraph" style:parent-style-name="Standard">
      <style:paragraph-properties fo:line-height="100%"/>
      <style:text-properties style:font-name="Calibri" fo:font-size="12pt" fo:language="en" fo:country="US" fo:font-weight="normal" style:font-size-asian="12pt" style:font-weight-asian="normal"/>
    </style:style>
    <style:style style:name="P28" style:family="paragraph" style:parent-style-name="Standard">
      <style:paragraph-properties fo:line-height="100%"/>
      <style:text-properties style:font-name="Calibri" fo:font-size="12pt" fo:language="en" fo:country="US" style:font-size-asian="12pt"/>
    </style:style>
    <style:style style:name="P29" style:family="paragraph" style:parent-style-name="Standard">
      <style:paragraph-properties fo:line-height="100%"/>
      <style:text-properties style:font-name="Calibri" fo:font-size="10pt" fo:language="en" fo:country="US" fo:font-weight="normal" style:font-size-asian="10pt" style:font-weight-asian="normal"/>
    </style:style>
    <style:style style:name="P30" style:family="paragraph" style:parent-style-name="Standard">
      <style:paragraph-properties fo:line-height="100%"/>
    </style:style>
    <style:style style:name="P31" style:family="paragraph" style:parent-style-name="Standard">
      <style:paragraph-properties fo:line-height="100%">
        <style:tab-stops>
          <style:tab-stop style:position="1.251cm"/>
        </style:tab-stops>
      </style:paragraph-properties>
    </style:style>
    <style:style style:name="P32" style:family="paragraph" style:parent-style-name="Standard">
      <style:paragraph-properties fo:line-height="150%" fo:text-align="center" style:justify-single-word="false"/>
    </style:style>
    <style:style style:name="P33" style:family="paragraph" style:parent-style-name="Standard">
      <style:paragraph-properties fo:line-height="150%" fo:text-align="justify" style:justify-single-word="false">
        <style:tab-stops>
          <style:tab-stop style:position="1.251cm"/>
          <style:tab-stop style:position="1.501cm"/>
        </style:tab-stops>
      </style:paragraph-properties>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margin-top="0.212cm" fo:margin-bottom="0cm" loext:contextual-spacing="false" fo:line-height="150%" fo:text-align="justify" style:justify-single-word="false"/>
      <style:text-properties style:font-name="Calibri" fo:font-size="12pt" fo:language="en" fo:country="US" fo:font-style="normal" fo:font-weight="normal" style:font-size-asian="12pt" style:font-style-asian="normal" style:font-weight-asian="normal"/>
    </style:style>
    <style:style style:name="P37" style:family="paragraph" style:parent-style-name="Standard">
      <style:paragraph-properties fo:margin-top="0.212cm" fo:margin-bottom="0cm" loext:contextual-spacing="false" fo:line-height="150%"/>
    </style:style>
    <style:style style:name="P38" style:family="paragraph" style:parent-style-name="Standard">
      <style:paragraph-properties fo:margin-top="0.212cm" fo:margin-bottom="0cm" loext:contextual-spacing="false" fo:line-height="150%" fo:text-align="justify" style:justify-single-word="false"/>
    </style:style>
    <style:style style:name="P39" style:family="paragraph" style:parent-style-name="Standard">
      <style:paragraph-properties fo:margin-top="0.212cm" fo:margin-bottom="0cm" loext:contextual-spacing="false" fo:line-height="150%" fo:text-align="justify" style:justify-single-word="false">
        <style:tab-stops>
          <style:tab-stop style:position="1.251cm"/>
          <style:tab-stop style:position="1.501cm"/>
        </style:tab-stops>
      </style:paragraph-properties>
    </style:style>
    <style:style style:name="P40" style:family="paragraph" style:parent-style-name="Standard">
      <style:paragraph-properties fo:margin-top="0.212cm" fo:margin-bottom="0cm" loext:contextual-spacing="false" fo:line-height="150%" fo:text-align="center" style:justify-single-word="false"/>
    </style:style>
    <style:style style:name="P41" style:family="paragraph" style:parent-style-name="Standard">
      <style:paragraph-properties fo:margin-top="0.212cm" fo:margin-bottom="0cm" loext:contextual-spacing="false" fo:line-height="100%">
        <style:tab-stops>
          <style:tab-stop style:position="1.251cm"/>
          <style:tab-stop style:position="1.501cm"/>
        </style:tab-stops>
      </style:paragraph-properties>
    </style:style>
    <style:style style:name="P42" style:family="paragraph" style:parent-style-name="Standard">
      <style:paragraph-properties fo:margin-top="0.212cm" fo:margin-bottom="0cm" loext:contextual-spacing="false" fo:line-height="150%" fo:text-align="center" style:justify-single-word="false" fo:keep-with-next="always"/>
    </style:style>
    <style:style style:name="P43" style:family="paragraph" style:parent-style-name="Standard">
      <style:paragraph-properties fo:margin-top="0.212cm" fo:margin-bottom="0cm" loext:contextual-spacing="false" fo:line-height="150%" fo:text-align="center" style:justify-single-word="false" fo:keep-with-next="always"/>
      <style:text-properties style:font-name="Times New Roman" fo:font-size="14pt" fo:language="en" fo:country="US" fo:font-weight="normal" style:font-size-asian="14pt" style:font-weight-asian="normal"/>
    </style:style>
    <style:style style:name="P44" style:family="paragraph" style:parent-style-name="Standard">
      <style:paragraph-properties fo:margin-top="0.212cm" fo:margin-bottom="0cm" loext:contextual-spacing="false" fo:line-height="150%" fo:text-align="center" style:justify-single-word="false" fo:keep-with-next="always">
        <style:tab-stops>
          <style:tab-stop style:position="0.501cm"/>
        </style:tab-stops>
      </style:paragraph-properties>
      <style:text-properties style:font-name="Times New Roman" fo:font-size="14pt" fo:language="en" fo:country="US" fo:font-weight="normal" style:font-size-asian="14pt" style:font-weight-asian="normal"/>
    </style:style>
    <style:style style:name="P45"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style>
    <style:style style:name="P46"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ab-stops/>
      </style:paragraph-properties>
    </style:style>
    <style:style style:name="P47"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ab-stops>
          <style:tab-stop style:position="1.251cm"/>
          <style:tab-stop style:position="1.501cm"/>
        </style:tab-stops>
      </style:paragraph-properties>
    </style:style>
    <style:style style:name="P48"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style:tab-stops>
          <style:tab-stop style:position="1.251cm"/>
          <style:tab-stop style:position="1.501cm"/>
        </style:tab-stops>
      </style:paragraph-properties>
      <style:text-properties style:font-name="Times New Roman" fo:font-size="14pt" fo:language="en" fo:country="US" fo:font-weight="normal" style:font-size-asian="14pt" style:font-weight-asian="normal"/>
    </style:style>
    <style:style style:name="P49" style:family="paragraph" style:parent-style-name="Standard">
      <style:paragraph-properties fo:margin-left="0cm" fo:margin-right="0cm" fo:line-height="150%" fo:text-align="justify" style:justify-single-word="false" fo:text-indent="1.251cm" style:auto-text-indent="false"/>
    </style:style>
    <style:style style:name="P50" style:family="paragraph" style:parent-style-name="Standard">
      <style:paragraph-properties fo:margin-left="0cm" fo:margin-right="0cm" fo:line-height="150%" fo:text-align="justify" style:justify-single-word="false" fo:text-indent="1.251cm" style:auto-text-indent="false">
        <style:tab-stops>
          <style:tab-stop style:position="1.251cm"/>
          <style:tab-stop style:position="1.501cm"/>
        </style:tab-stops>
      </style:paragraph-properties>
    </style:style>
    <style:style style:name="P51" style:family="paragraph" style:parent-style-name="Standard">
      <style:paragraph-properties fo:margin-left="0cm" fo:margin-right="0cm" fo:line-height="150%" fo:text-align="justify" style:justify-single-word="false" fo:text-indent="1.251cm" style:auto-text-indent="false">
        <style:tab-stops/>
      </style:paragraph-properties>
    </style:style>
    <style:style style:name="P52" style:family="paragraph" style:parent-style-name="Standard">
      <style:paragraph-properties fo:margin-left="0cm" fo:margin-right="0cm" fo:line-height="150%" fo:text-align="justify" style:justify-single-word="false" fo:text-indent="1.251cm" style:auto-text-indent="false">
        <style:tab-stops>
          <style:tab-stop style:position="1.501cm"/>
          <style:tab-stop style:position="2.501cm"/>
        </style:tab-stops>
      </style:paragraph-properties>
    </style:style>
    <style:style style:name="P53" style:family="paragraph" style:parent-style-name="Standard">
      <style:paragraph-properties fo:margin-left="0cm" fo:margin-right="0cm" fo:line-height="150%" fo:text-align="justify" style:justify-single-word="false" fo:text-indent="1.251cm" style:auto-text-indent="false">
        <style:tab-stops>
          <style:tab-stop style:position="1.251cm"/>
          <style:tab-stop style:position="1.501cm"/>
        </style:tab-stops>
      </style:paragraph-properties>
      <style:text-properties style:font-name="Times New Roman" fo:font-size="14pt" fo:language="en" fo:country="US" fo:font-weight="normal" style:font-size-asian="14pt" style:font-weight-asian="normal"/>
    </style:style>
    <style:style style:name="P54" style:family="paragraph" style:parent-style-name="Standard">
      <style:paragraph-properties fo:margin-left="0cm" fo:margin-right="0cm" fo:margin-top="0.212cm" fo:margin-bottom="0cm" loext:contextual-spacing="false" fo:line-height="150%" fo:text-align="justify" style:justify-single-word="false" fo:text-indent="1.501cm" style:auto-text-indent="false"/>
    </style:style>
    <style:style style:name="P55" style:family="paragraph" style:parent-style-name="Standard">
      <style:paragraph-properties fo:margin-left="0cm" fo:margin-right="0cm" fo:margin-top="0.212cm" fo:margin-bottom="0cm" loext:contextual-spacing="false" fo:line-height="150%" fo:text-align="justify" style:justify-single-word="false" fo:text-indent="1.501cm" style:auto-text-indent="false">
        <style:tab-stops/>
      </style:paragraph-properties>
    </style:style>
    <style:style style:name="P56" style:family="paragraph" style:parent-style-name="Standard">
      <style:paragraph-properties fo:margin-left="0.635cm" fo:margin-right="0cm" fo:margin-top="0cm" fo:margin-bottom="0.106cm" loext:contextual-spacing="false" fo:line-height="150%" fo:text-align="justify" style:justify-single-word="false" fo:text-indent="-0.635cm" style:auto-text-indent="false" fo:keep-with-next="always">
        <style:tab-stops/>
      </style:paragraph-properties>
    </style:style>
    <style:style style:name="P57" style:family="paragraph" style:parent-style-name="Standard">
      <style:paragraph-properties fo:margin-left="0.635cm" fo:margin-right="0cm" fo:line-height="150%" fo:text-align="justify" style:justify-single-word="false" fo:text-indent="-0.635cm" style:auto-text-indent="false" fo:keep-with-next="always">
        <style:tab-stops/>
      </style:paragraph-properties>
    </style:style>
    <style:style style:name="P58" style:family="paragraph" style:parent-style-name="Standard">
      <style:paragraph-properties fo:margin-left="0.635cm" fo:margin-right="0cm" fo:margin-top="0.423cm" fo:margin-bottom="0.106cm" loext:contextual-spacing="false" fo:line-height="150%" fo:text-align="end" style:justify-single-word="false" fo:text-indent="-0.635cm" style:auto-text-indent="false" fo:break-before="page" fo:keep-with-next="always">
        <style:tab-stops/>
      </style:paragraph-properties>
    </style:style>
    <style:style style:name="P59" style:family="paragraph" style:parent-style-name="Standard">
      <style:paragraph-properties fo:margin-left="1.27cm" fo:margin-right="0cm" fo:margin-top="0.212cm" fo:margin-bottom="0cm" loext:contextual-spacing="false" fo:line-height="150%" fo:text-align="justify" style:justify-single-word="false" fo:text-indent="0cm" style:auto-text-indent="false"/>
    </style:style>
    <style:style style:name="P60" style:family="paragraph" style:parent-style-name="Standard">
      <style:paragraph-properties fo:margin-left="1.251cm" fo:margin-right="0cm" fo:margin-top="0.423cm" fo:margin-bottom="0.106cm" loext:contextual-spacing="false" fo:line-height="150%" fo:text-align="justify" style:justify-single-word="false" fo:text-indent="-1.251cm" style:auto-text-indent="false" fo:keep-with-next="always">
        <style:tab-stops/>
      </style:paragraph-properties>
    </style:style>
    <style:style style:name="P61" style:family="paragraph" style:parent-style-name="Standard">
      <style:paragraph-properties fo:margin-left="1.251cm" fo:margin-right="0cm" fo:margin-top="0.423cm" fo:margin-bottom="0cm" loext:contextual-spacing="false" fo:line-height="150%" fo:text-align="justify" style:justify-single-word="false" fo:text-indent="-1.251cm" style:auto-text-indent="false" fo:keep-with-next="always">
        <style:tab-stops/>
      </style:paragraph-properties>
    </style:style>
    <style:style style:name="P62" style:family="paragraph" style:parent-style-name="Standard">
      <style:paragraph-properties fo:margin-left="1.251cm" fo:margin-right="0cm" fo:line-height="150%" fo:text-align="justify" style:justify-single-word="false" fo:text-indent="-1.251cm" style:auto-text-indent="false" fo:keep-with-next="always">
        <style:tab-stops/>
      </style:paragraph-properties>
    </style:style>
    <style:style style:name="P63" style:family="paragraph" style:parent-style-name="Standard">
      <style:paragraph-properties fo:line-height="150%" fo:text-align="center" style:justify-single-word="false" fo:keep-with-next="always"/>
    </style:style>
    <style:style style:name="P64" style:family="paragraph" style:parent-style-name="Standard">
      <style:paragraph-properties fo:line-height="150%" fo:text-align="justify" style:justify-single-word="false" fo:keep-with-next="always"/>
    </style:style>
    <style:style style:name="P65" style:family="paragraph" style:parent-style-name="Standard">
      <style:paragraph-properties fo:margin-left="0.751cm" fo:margin-right="0cm" fo:margin-top="0.423cm" fo:margin-bottom="0.106cm" loext:contextual-spacing="false" fo:line-height="150%" fo:text-align="justify" style:justify-single-word="false" fo:text-indent="-0.635cm" style:auto-text-indent="false" fo:keep-with-next="always">
        <style:tab-stops/>
      </style:paragraph-properties>
    </style:style>
    <style:style style:name="P66" style:family="paragraph" style:parent-style-name="Standard">
      <style:paragraph-properties fo:margin-top="0cm" fo:margin-bottom="0.423cm" loext:contextual-spacing="false" fo:line-height="100%"/>
    </style:style>
    <style:style style:name="P67" style:family="paragraph" style:parent-style-name="Standard">
      <style:paragraph-properties fo:margin-left="1.251cm" fo:margin-right="0cm" fo:line-height="100%" fo:text-indent="0cm" style:auto-text-indent="false"/>
    </style:style>
    <style:style style:name="P68" style:family="paragraph" style:parent-style-name="Standard">
      <style:paragraph-properties fo:margin-left="1.251cm" fo:margin-right="0cm" fo:margin-top="0.212cm" fo:margin-bottom="0cm" loext:contextual-spacing="false" fo:line-height="150%" fo:text-align="justify" style:justify-single-word="false" fo:text-indent="0cm" style:auto-text-indent="false">
        <style:tab-stops>
          <style:tab-stop style:position="1.251cm"/>
          <style:tab-stop style:position="1.501cm"/>
        </style:tab-stops>
      </style:paragraph-properties>
    </style:style>
    <style:style style:name="P69" style:family="paragraph" style:parent-style-name="Standard">
      <style:paragraph-properties fo:margin-left="0.501cm" fo:margin-right="0cm" fo:line-height="100%" fo:text-indent="0cm" style:auto-text-indent="false"/>
    </style:style>
    <style:style style:name="P70" style:family="paragraph" style:parent-style-name="Standard">
      <style:paragraph-properties fo:margin-left="0.501cm" fo:margin-right="0cm" fo:line-height="100%" fo:text-align="justify" style:justify-single-word="false" fo:text-indent="0cm" style:auto-text-indent="false"/>
    </style:style>
    <style:style style:name="P71" style:family="paragraph" style:parent-style-name="Standard">
      <style:paragraph-properties fo:margin-left="0.501cm" fo:margin-right="0cm" fo:line-height="100%" fo:text-align="justify" style:justify-single-word="false" fo:text-indent="0cm" style:auto-text-indent="false">
        <style:tab-stops>
          <style:tab-stop style:position="0.501cm"/>
          <style:tab-stop style:position="0.751cm"/>
        </style:tab-stops>
      </style:paragraph-properties>
    </style:style>
    <style:style style:name="P72" style:family="paragraph" style:parent-style-name="Standard">
      <style:paragraph-properties fo:margin-left="0.501cm" fo:margin-right="0cm" fo:line-height="100%" fo:text-align="justify" style:justify-single-word="false" fo:text-indent="0cm" style:auto-text-indent="false">
        <style:tab-stops>
          <style:tab-stop style:position="0.751cm"/>
        </style:tab-stops>
      </style:paragraph-properties>
    </style:style>
    <style:style style:name="P73" style:family="paragraph" style:parent-style-name="Standard">
      <style:paragraph-properties fo:margin-left="0.501cm" fo:margin-right="0cm" fo:line-height="100%" fo:text-align="justify" style:justify-single-word="false" fo:text-indent="0cm" style:auto-text-indent="false">
        <style:tab-stops>
          <style:tab-stop style:position="0.501cm"/>
          <style:tab-stop style:position="0.751cm"/>
        </style:tab-stops>
      </style:paragraph-properties>
      <style:text-properties style:font-name="Calibri" fo:font-size="12pt" fo:language="en" fo:country="US" fo:font-weight="normal" style:font-size-asian="12pt" style:font-weight-asian="normal"/>
    </style:style>
    <style:style style:name="P74" style:family="paragraph" style:parent-style-name="Standard">
      <style:paragraph-properties fo:margin-left="0.501cm" fo:margin-right="0cm" fo:line-height="100%" fo:text-align="justify" style:justify-single-word="false" fo:text-indent="0cm" style:auto-text-indent="false">
        <style:tab-stops>
          <style:tab-stop style:position="0.751cm"/>
        </style:tab-stops>
      </style:paragraph-properties>
      <style:text-properties style:font-name="Calibri" fo:font-size="12pt" fo:language="en" fo:country="US" fo:font-weight="normal" style:font-size-asian="12pt" style:font-weight-asian="normal"/>
    </style:style>
    <style:style style:name="P75" style:family="paragraph" style:parent-style-name="Standard">
      <style:paragraph-properties fo:margin-left="0cm" fo:margin-right="0cm" fo:margin-top="0.212cm" fo:margin-bottom="0cm" loext:contextual-spacing="false" fo:line-height="150%" fo:text-align="justify" style:justify-single-word="false" fo:text-indent="0.501cm" style:auto-text-indent="false">
        <style:tab-stops/>
      </style:paragraph-properties>
    </style:style>
    <style:style style:name="P76" style:family="paragraph" style:parent-style-name="Standard">
      <style:paragraph-properties fo:margin-left="0cm" fo:margin-right="0cm" fo:line-height="150%" fo:text-align="justify" style:justify-single-word="false" fo:text-indent="0.501cm" style:auto-text-indent="false">
        <style:tab-stops/>
      </style:paragraph-properties>
    </style:style>
    <style:style style:name="P77" style:family="paragraph" style:parent-style-name="Heading_20_1">
      <style:text-properties style:font-name="Cambria" fo:font-size="16pt" fo:font-weight="bold" style:font-size-asian="16pt" style:font-weight-asian="bold"/>
    </style:style>
    <style:style style:name="P78" style:family="paragraph" style:parent-style-name="Heading_20_1">
      <style:text-properties style:font-name="Times New Roman CYR" fo:font-size="14pt" fo:font-weight="bold" style:font-size-asian="14pt" style:font-weight-asian="bold"/>
    </style:style>
    <style:style style:name="P79" style:family="paragraph" style:parent-style-name="Heading_20_1" style:list-style-name="WWNum1" style:master-page-name="">
      <loext:graphic-properties draw:fill="none"/>
      <style:paragraph-properties fo:margin-left="0cm" fo:margin-right="0cm" fo:margin-top="0.423cm" fo:margin-bottom="0.212cm" loext:contextual-spacing="false" fo:text-indent="0cm" style:auto-text-indent="false" style:page-number="auto" fo:keep-with-next="always"/>
      <style:text-properties style:font-name="Cambria" fo:font-size="16pt" fo:font-weight="bold" style:font-size-asian="16pt" style:font-weight-asian="bold"/>
    </style:style>
    <style:style style:name="P80" style:family="paragraph" style:parent-style-name="Heading_20_1">
      <style:paragraph-properties fo:break-before="page"/>
      <style:text-properties style:font-name="Times New Roman CYR" fo:font-size="14pt" fo:language="ru" fo:country="RU" fo:font-style="normal" fo:font-weight="bold" style:font-size-asian="14pt" style:font-style-asian="normal" style:font-weight-asian="bold"/>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ambria" fo:font-size="16pt" fo:font-weight="bold" style:font-size-asian="16pt" style:font-weight-asian="bold"/>
    </style:style>
    <style:style style:name="T2" style:family="text">
      <style:text-properties style:font-name="Cambria" fo:font-size="16pt" style:font-size-asian="16pt"/>
    </style:style>
    <style:style style:name="T3" style:family="text">
      <style:text-properties style:font-name="Cambria" fo:font-size="16pt" fo:language="ru" fo:country="RU" fo:font-weight="bold" style:font-size-asian="16pt" style:font-weight-asian="bold"/>
    </style:style>
    <style:style style:name="T4" style:family="text">
      <style:text-properties style:font-name="Times New Roman" fo:font-size="14pt" fo:language="en" fo:country="US" fo:font-weight="normal" style:font-size-asian="14pt" style:font-weight-asian="normal"/>
    </style:style>
    <style:style style:name="T5" style:family="text">
      <style:text-properties style:font-name="Times New Roman" fo:font-size="14pt" fo:language="en" fo:country="US" fo:font-style="normal" fo:font-weight="normal" style:font-size-asian="14pt" style:font-style-asian="normal" style:font-weight-asian="normal"/>
    </style:style>
    <style:style style:name="T6" style:family="text">
      <style:text-properties style:font-name="Times New Roman" fo:font-size="14pt" fo:language="en" fo:country="US" style:font-size-asian="14pt"/>
    </style:style>
    <style:style style:name="T7" style:family="text">
      <style:text-properties fo:language="en" fo:country="US"/>
    </style:style>
    <style:style style:name="T8" style:family="text">
      <style:text-properties style:font-name="Times New Roman CYR" fo:font-size="14pt" fo:language="ru" fo:country="RU" fo:font-weight="normal" style:font-size-asian="14pt" style:font-weight-asian="normal"/>
    </style:style>
    <style:style style:name="T9" style:family="text">
      <style:text-properties style:font-name="Times New Roman CYR" fo:font-size="14pt" fo:language="ru" fo:country="RU" fo:font-style="italic" fo:font-weight="normal" style:font-size-asian="14pt" style:font-style-asian="italic" style:font-weight-asian="normal"/>
    </style:style>
    <style:style style:name="T10" style:family="text">
      <style:text-properties style:font-name="Times New Roman CYR" fo:font-size="14pt" fo:language="ru" fo:country="RU" fo:font-style="normal" fo:font-weight="normal" style:font-size-asian="14pt" style:font-style-asian="normal" style:font-weight-asian="normal"/>
    </style:style>
    <style:style style:name="T11" style:family="text">
      <style:text-properties style:font-name="Times New Roman CYR" fo:font-size="14pt" fo:language="ru" fo:country="RU" style:font-size-asian="14pt"/>
    </style:style>
    <style:style style:name="T12" style:family="text">
      <style:text-properties style:font-name="Times New Roman CYR" fo:font-size="14pt" fo:language="ru" fo:country="RU" officeooo:rsid="002bad19" style:font-size-asian="14pt"/>
    </style:style>
    <style:style style:name="T13" style:family="text">
      <style:text-properties style:font-name="Times New Roman CYR" fo:font-size="14pt" fo:language="ru" fo:country="RU" fo:font-weight="bold" style:font-size-asian="14pt" style:font-weight-asian="bold"/>
    </style:style>
    <style:style style:name="T14" style:family="text">
      <style:text-properties style:font-name="Times New Roman CYR" fo:font-size="14pt" style:font-size-asian="14pt"/>
    </style:style>
    <style:style style:name="T15" style:family="text">
      <style:text-properties style:font-name="Times New Roman CYR" fo:font-size="14pt" fo:font-weight="bold" style:font-size-asian="14pt" style:font-weight-asian="bold"/>
    </style:style>
    <style:style style:name="T16" style:family="text">
      <style:text-properties style:font-name="Times New Roman CYR" fo:font-size="14pt" fo:font-weight="normal" style:font-size-asian="14pt" style:font-weight-asian="normal"/>
    </style:style>
    <style:style style:name="T17" style:family="text">
      <style:text-properties fo:language="ru" fo:country="RU"/>
    </style:style>
    <style:style style:name="T18" style:family="text">
      <style:text-properties fo:color="#0000ff" style:font-name="Times New Roman CYR" fo:font-size="14pt" style:text-underline-style="solid" style:text-underline-width="auto" style:text-underline-color="font-color" style:font-size-asian="14pt"/>
    </style:style>
    <style:style style:name="T19" style:family="text">
      <style:text-properties fo:color="#0000ff" style:font-name="Times New Roman CYR" fo:font-size="14pt" style:text-underline-style="solid" style:text-underline-width="auto" style:text-underline-color="font-color" fo:font-weight="normal" style:font-size-asian="14pt" style:font-weight-asian="normal"/>
    </style:style>
    <style:style style:name="T20" style:family="text">
      <style:text-properties fo:color="#0000ff" style:font-name="Times New Roman CYR" fo:font-size="14pt" fo:language="ru" fo:country="RU" style:text-underline-style="solid" style:text-underline-width="auto" style:text-underline-color="font-color" fo:font-weight="normal" style:font-size-asian="14pt" style:font-weight-asian="normal"/>
    </style:style>
    <style:style style:name="T21" style:family="text">
      <style:text-properties fo:color="#0000ff" style:font-name="Times New Roman" fo:font-size="14pt" fo:language="en" fo:country="US" style:text-underline-style="solid" style:text-underline-width="auto" style:text-underline-color="font-color" fo:font-weight="normal" style:font-size-asian="14pt" style:font-weight-asian="normal" text:display="none"/>
    </style:style>
    <style:style style:name="T22" style:family="text">
      <style:text-properties fo:color="#0000ff" style:font-name="Times New Roman" fo:font-size="14pt" fo:language="en" fo:country="US" style:text-underline-style="solid" style:text-underline-width="auto" style:text-underline-color="font-color" fo:font-weight="normal" style:font-size-asian="14pt" style:font-weight-asian="normal" text:display="true"/>
    </style:style>
    <style:style style:name="T23" style:family="text">
      <style:text-properties fo:color="#000000" style:font-name="Times New Roman" fo:font-size="14pt" fo:language="en" fo:country="US" style:text-underline-style="none" style:font-size-asian="14pt"/>
    </style:style>
    <style:style style:name="T24" style:family="text">
      <style:text-properties fo:color="#000000" style:font-name="Times New Roman" fo:font-size="14pt" fo:language="en" fo:country="US" style:text-underline-style="none" fo:font-weight="normal" style:font-size-asian="14pt" style:font-weight-asian="normal"/>
    </style:style>
    <style:style style:name="T25" style:family="text">
      <style:text-properties fo:color="#000000" style:font-name="Times New Roman" fo:font-size="14pt" fo:language="en" fo:country="US" fo:font-style="normal" style:text-underline-style="none" fo:font-weight="normal" style:font-size-asian="14pt" style:font-style-asian="normal" style:font-weight-asian="normal"/>
    </style:style>
    <style:style style:name="T26" style:family="text">
      <style:text-properties fo:color="#000000" style:font-name="Times New Roman" fo:font-size="14pt" fo:language="ru" fo:country="RU" style:text-underline-style="none" fo:font-weight="normal" style:font-size-asian="14pt" style:font-weight-asian="normal"/>
    </style:style>
    <style:style style:name="T27" style:family="text">
      <style:text-properties fo:color="#000000" style:font-name="Times New Roman CYR" fo:font-size="14pt" fo:language="ru" fo:country="RU" style:text-underline-style="none" style:font-size-asian="14pt"/>
    </style:style>
    <style:style style:name="T28" style:family="text">
      <style:text-properties fo:color="#000000" style:font-name="Times New Roman CYR" fo:font-size="14pt" fo:language="ru" fo:country="RU" style:text-underline-style="none" fo:font-weight="normal" style:font-size-asian="14pt" style:font-weight-asian="normal"/>
    </style:style>
    <style:style style:name="T29" style:family="text">
      <style:text-properties fo:color="#000000" style:font-name="Times New Roman CYR" fo:font-size="14pt" fo:language="ru" fo:country="RU" style:text-underline-style="none" fo:font-weight="normal" style:font-size-asian="14pt" style:font-weight-asian="normal"/>
    </style:style>
    <style:style style:name="T30" style:family="text">
      <style:text-properties fo:color="#000000" style:font-name="Times New Roman CYR" fo:font-size="14pt" fo:language="ru" fo:country="RU" fo:font-style="italic" style:text-underline-style="none" fo:font-weight="normal" style:font-size-asian="14pt" style:font-style-asian="italic" style:font-weight-asian="normal"/>
    </style:style>
    <style:style style:name="T31" style:family="text">
      <style:text-properties fo:color="#000000" style:font-name="Times New Roman CYR" fo:font-size="14pt" fo:language="ru" fo:country="RU" fo:font-style="normal" style:text-underline-style="none" fo:font-weight="normal" style:font-size-asian="14pt" style:font-style-asian="normal" style:font-weight-asian="normal"/>
    </style:style>
    <style:style style:name="T32" style:family="text">
      <style:text-properties style:font-name="Calibri" fo:font-size="12pt" fo:language="en" fo:country="US" style:font-size-asian="12pt"/>
    </style:style>
    <style:style style:name="T33" style:family="text">
      <style:text-properties style:font-name="Calibri" fo:font-size="12pt" fo:language="en" fo:country="US" fo:font-weight="bold" style:font-size-asian="12pt" style:font-weight-asian="bold"/>
    </style:style>
    <style:style style:name="T34" style:family="text">
      <style:text-properties style:font-name="Calibri" fo:font-size="12pt" fo:language="en" fo:country="US" fo:font-weight="normal" style:font-size-asian="12pt" style:font-weight-asian="normal"/>
    </style:style>
    <style:style style:name="T35" style:family="text">
      <style:text-properties style:font-name="Calibri" fo:font-size="12pt" fo:language="ru" fo:country="RU" fo:font-weight="normal" style:font-size-asian="12pt" style:font-weight-asian="normal"/>
    </style:style>
    <style:style style:name="T36" style:family="text">
      <style:text-properties style:font-name="Calibri" fo:font-size="12pt" fo:language="ru" fo:country="RU" style:font-size-asian="12pt"/>
    </style:style>
    <style:style style:name="T37" style:family="text">
      <style:text-properties style:font-name="Calibri" fo:font-size="12pt" fo:font-weight="normal" style:font-size-asian="12pt" style:font-weight-asian="normal"/>
    </style:style>
    <style:style style:name="T38" style:family="text">
      <style:text-properties style:font-name="Calibri" fo:font-size="12pt" style:font-size-asian="12pt"/>
    </style:style>
    <style:style style:name="T39" style:family="text">
      <style:text-properties style:font-name="Calibri" fo:font-size="12pt" fo:font-weight="bold" style:font-size-asian="12pt" style:font-weight-asian="bold"/>
    </style:style>
    <style:style style:name="T40" style:family="text">
      <style:text-properties style:font-name="Calibri" fo:font-size="10pt" fo:language="en" fo:country="US" fo:font-weight="normal" style:font-size-asian="10pt" style:font-weight-asian="normal"/>
    </style:style>
    <style:style style:name="T41" style:family="text">
      <style:text-properties style:font-name="Courier New CYR" fo:font-size="10pt" fo:language="ru" fo:country="RU" style:font-size-asian="10pt"/>
    </style:style>
    <style:style style:name="T42" style:family="text">
      <style:text-properties style:text-position="super 58%" style:font-name="Times New Roman CYR" fo:font-size="14pt" fo:language="ru" fo:country="RU" fo:font-weight="normal" style:font-size-asian="14pt" style:font-weight-asian="normal"/>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ffffff"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ffffff"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ffffff"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ndale Sans UI"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16087433840896025" text:style-name="WWNum1">
        <text:list-header>
          <text:p text:style-name="P79">Список сокращений</text:p>
        </text:list-header>
      </text:list>
      <text:p text:style-name="P5">FC - Flat-combining;</text:p>
      <text:p text:style-name="P5">UML – Unified Modeling Language;</text:p>
      <text:p text:style-name="P5">XML – Extensible markup language;</text:p>
      <text:p text:style-name="P5">API - Application programming interface;</text:p>
      <text:p text:style-name="P5">SDK - Software development kit;</text:p>
      <text:p text:style-name="P10">ОС - Операционная система;</text:p>
      <text:p text:style-name="P10">ЦП - Центральный процессор;</text:p>
      <text:p text:style-name="P5">STL - Standard Template Library.</text:p>
      <text:p text:style-name="P77">Глоссарий</text:p>
      <text:p text:style-name="P2"><text:span text:style-name="T4">Lock-base </text:span><text:span text:style-name="T8">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mutex.</text:span></text:p>
      <text:p text:style-name="P2"><text:span text:style-name="T4">Lock-free </text:span><text:span text:style-name="T8">объект - разделяемый объект называется lock-free объектом (неблокируемым, non-blocking объектом), если он гарантирует, что </text:span><text:span text:style-name="T9">некоторый</text:span><text:span text:style-name="T10">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span></text:p>
      <text:p text:style-name="P2"><text:span text:style-name="T5">Wait-free - </text:span><text:span text:style-name="T10">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span></text:p>
      <text:p text:style-name="P11">Критическая секция - 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4"/>
      <text:p text:style-name="P2"><text:span text:style-name="T5">TLS - (</text:span><text:span text:style-name="T10">англ. Thread Local Storage) механизм доступа к локальной памяти </text:span><text:soft-page-break/><text:span text:style-name="T10">потока, использующий статическую или глобальную память.</text:span></text:p>
      <text:p text:style-name="P2"><text:span text:style-name="T5">CAS </text:span><text:span text:style-name="T10">операция - (англ.</text:span><text:span text:style-name="T9">compare and set, compare and swap, CAS</text:span><text:span text:style-name="T10">) — атомарная инструкция, сравнивающая значение в памяти с одним из аргументов, и в случае успеха записывающая второй аргумент в память. Как и другие атомарные инструкции, она предназначена для синхронизации между параллельными агентами (на разных процессорах или на одном, но без возможности монопольного захвата).</text:span></text:p>
      <text:p text:style-name="P2"><text:span text:style-name="T10">Открытое программное обеспечение (англ.</text:span><text:span text:style-name="T9">open-source software</text:span><text:span text:style-name="T10">)—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text:span text:style-name="T9">открытой программы</text:span><text:span text:style-name="T10">, использовать код для создания новых программ и исправления в них ошибок.</text:span></text:p>
      <text:p text:style-name="P2"><text:span text:style-name="T5">Standard Template Library (STL) - </text:span><text:span text:style-name="T10">Библиотека стандартных шаблонов - 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std::threads, std::mutex, std::condvar.</text:span></text:p>
      <text:p text:style-name="P77">Введение</text:p>
      <text:p text:style-name="P13">FC - это подход к созданию конкурентных структуру данных, основанный на делегирование потоками своей работы потоку, владеющему в данный момент критическим ресурсом.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P2"><text:span text:style-name="T6">Flat-combining </text:span><text:span text:style-name="T11">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text:span><text:soft-page-break/><text:span text:style-name="T11">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span></text:p>
      <text:p text:style-name="P2"><text:span text:style-name="T14">Идея анонсирования конкурирующими потоками своих операций, которая легла в основу подхода </text:span><text:span text:style-name="T18">flat-combining</text:span><text:span text:style-name="T23">, </text:span><text:span text:style-name="T27">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 в lock-free. С точки зрения теории эти попытки успешны, но на практике получаются медленные, тяжелые lock-free алгоритмы. Идея этих общих подходов как раз и была — анонсировать операцию перед выполнением, чтобы конкурирующие потоки смогли "увидеть" это операцию и помогли основному потоку с её выполнением. На практике такая </text:span><text:span text:style-name="T23">«</text:span><text:span text:style-name="T27">помощь</text:span><text:span text:style-name="T23">» </text:span><text:span text:style-name="T27">была скорее помехой: потоки выполняли одну и ту же операцию одновременно, толкаясь и мешая друг другу. </text:span></text:p>
      <text:p text:style-name="P15">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P2"><text:span text:style-name="T23">Flat-combining, </text:span><text:span text:style-name="T27">как полноценный подход к созданию конкурентных структур данных, был описан лишь в 2010 году и развивается и по сей день.</text:span></text:p>
      <text:p text:style-name="P15">На основе статьи [1] данный подход был реализован в библиотеке с открытым исходным кодом libcds. </text:p>
      <text:p text:style-name="P15">Согласно видео отчету разработчика библиотеки М. Кижинского [3], реализация оригинального алгоритма FC, описанного в статье [1] проигрывает в быстродействии другим алгоритмам: таким как алгоритм Майкла и Скотта (англ. Michael and Scott), оптимистичному подходу и т.д. см. рис..</text:p>
      <text:p text:style-name="P7"><text:soft-page-break/><draw:frame draw:style-name="fr3" draw:name="Изображение1" text:anchor-type="as-char" svg:width="12.046cm" svg:height="7.273cm" draw:z-index="0"><draw:image xlink:href="Pictures/2000000A00002F2100001C87FB7AB43A.wmf" xlink:type="simple" xlink:show="embed" xlink:actuate="onLoad"/></draw:frame></text:p>
      <text:p text:style-name="P20">Рисунок 1.1 - Сравнение быстродействия оригинальной реализации FC с реализациями других алгоритмов</text:p>
      <text:p text:style-name="P16">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P16">Использование активного ожидания с одной стороны уменьшает накладные расходы на переход в kernel space (пространство ядра операционной системы), так как активное ожидание реализовано средствами языка, а не операционной системы и выполняется в user space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потока-комбайнера, забираю драгоценные кванты времени на проверку условия окончания выполнения анонсированной операции.</text:p>
      <text:p text:style-name="P2"><text:span text:style-name="T28">В библиотеке libcds была предпринята попытка уменьшить конкурентную борьбу потоков за примитив синхронизации, введя в FC back-off стратегию, для подробностей см. раздел "</text:span><text:span text:style-name="T30">Реализация flat-combining в библиотеке libcds</text:span><text:span text:style-name="T31">". Благодаря этой модификации быстродействие FC значительно возросло см. рис. 1.2.1.2</text:span></text:p>
      <text:p text:style-name="P7"><text:soft-page-break/><draw:frame draw:style-name="fr3" draw:name="Изображение2" text:anchor-type="as-char" svg:width="11.495cm" svg:height="6.999cm" draw:z-index="1"><draw:image xlink:href="Pictures/2000000A00002ED200001C8721E61038.wmf" xlink:type="simple" xlink:show="embed" xlink:actuate="onLoad"/></draw:frame></text:p>
      <text:p text:style-name="P21">Рисунок 1.2 - Результат применения Back-off стратегии в FC</text:p>
      <text:p text:style-name="P17">Альтернативным решением, рассмотренным в данной работе, является использования пассивного ожидания событий, генерируемых связкой mutex-conditional variable. То есть вместо активного ожидания, потоки, анонсирующие свои операции ожидают сигнала о том, 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p>
      <text:p text:style-name="P2"><text:span text:style-name="T25">FC </text:span><text:span text:style-name="T31">является универсальным подходом к созданию потокобезопастных структур и алгоритмов. Создание работоспособного потокобезопасного lock-base контейнера классическим подходом, не говоря уже о lock-free и wait-free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 FC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libcds предоставляет простой механизм построения конкурентных структур данных на базе подхода flat-combining. Этот механизм подробнее рассмотрен в разделе "</text:span><text:span text:style-name="T31"><office:annotation><dc:creator>&lt;анонимный&gt;</dc:creator><dc:date>2015-07-06T19:30:42</dc:date><text:list text:style-name=""><text:list-item><text:p text:style-name="P81"><text:span text:style-name="T43">TODO: дополнить</text:span></text:p></text:list-item></text:list></office:annotation></text:span><text:span text:style-name="T31">".</text:span></text:p>
      <text:p text:style-name="P13">Рассмотренные в работе варианты синхронизации потоков не являются исчерпывающими. </text:p>
      <text:p text:style-name="P78"><text:soft-page-break/>Описание подхода flat-combining</text:p>
      <text:p text:style-name="P2"><text:span text:style-name="T16">Идея подхода flat combining, описанного в статье [1], заключается в следующем: с каждой структурой данных, в нашем случае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к списку анонсов свою запись, расположенную в thread local storage (TLS). Если потоку необходимо выполнить операцию над контейнером, то он публикует в своей записи запрос — операцию, например push или pop для стека, и её аргументы — и пытается захватить мьютекс. Если мьютекс захвачен, поток становится комб</text:span><text:span text:style-name="T15">а</text:span><text:span text:style-name="T16">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14">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lock-free списком голова списка не меняется и является фиктивный элементов списка, не относящийся ни к одному потоку, существующим внутри ядра FC и являющимся лишь точкой входа. Добавление новых записей происходит строго в конец списка.</text:p>
      <text:p text:style-name="P5"/>
      <text:p text:style-name="P2"><text:span text:style-name="T8">Некоторые записи списка могут иметь статус </text:span><text:span text:style-name="T4">«empty», </text:span><text:span text:style-name="T8">означающий, что </text:span><text:soft-page-break/><text:span text:style-name="T8">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4">«inactive» </text:span><text:span text:style-name="T8">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lock-free списком, но все же контролируя размер списка, не давая ему разрастить.</text:span></text:p>
      <text:p text:style-name="P7"><draw:frame draw:style-name="fr3" draw:name="Изображение3" text:anchor-type="as-char" svg:width="16.417cm" svg:height="6.043cm" draw:z-index="2"><draw:image xlink:href="Pictures/2000000A000069D5000026F77D3178BF.wmf" xlink:type="simple" xlink:show="embed" xlink:actuate="onLoad"/></draw:frame></text:p>
      <text:p text:style-name="P18">Рисунок 2.1 - Основные составляющие структуры данных, построенной в рамках подхода flat-combining: последовательная структура данных, защищенная примитивом синхронизации, и список анонсов</text:p>
      <text:p text:style-name="Standard"/>
      <text:p text:style-name="P80">Реализация flat-combining в библиотеке libcds</text:p>
      <text:p text:style-name="P2"><text:span text:style-name="T5">Flat-Combining </text:span><text:span text:style-name="T10">реализован в библиотеке libcds основываясь на алгоритме, изложенном в статье [1].</text:span></text:p>
      <text:p text:style-name="P11">Ядро FC,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kernel. </text:p>
      <text:p text:style-name="P8"><text:s text:c="8"/>template &lt;</text:p>
      <text:p text:style-name="P8"><text:s text:c="12"/>typename PublicationRecord</text:p>
      <text:p text:style-name="P8"><text:s text:c="12"/>,typename Traits = traits</text:p>
      <text:p text:style-name="P8"><text:s text:c="8"/>&gt;</text:p>
      <text:p text:style-name="P8"><text:s text:c="8"/>class kernel</text:p>
      <text:p text:style-name="P25"><text:s text:c="8"/>{ ... }</text:p>
      <text:p text:style-name="P11">Согласно статье [1], в libcds определены: структура записи (publication record) и значения, определяющие статус анонсированной записи:</text:p>
      <text:p text:style-name="P8"><text:s text:c="8"/>/// Special values of publication_record::nRequest</text:p>
      <text:p text:style-name="P8"><text:s text:c="8"/>enum request_value</text:p>
      <text:p text:style-name="P8"><text:s text:c="8"/>{</text:p>
      <text:p text:style-name="P8"><text:s text:c="12"/>req_EmptyRecord, <text:s text:c="3"/>///&lt; Publication record is empty</text:p>
      <text:p text:style-name="P8"><text:s text:c="12"/>req_Response, <text:s text:c="6"/>///&lt; Operation is done</text:p>
      <text:p text:style-name="P8"/>
      <text:p text:style-name="P8"><text:s text:c="12"/>req_Operation <text:s text:c="6"/>///&lt; First operation id for derived classes</text:p>
      <text:p text:style-name="P25"><text:s text:c="8"/>};</text:p>
      <text:p text:style-name="P8"><text:s text:c="8"/>/// publication_record state</text:p>
      <text:p text:style-name="P8"><text:s text:c="8"/>enum record_state {</text:p>
      <text:p text:style-name="P8"><text:s text:c="12"/>inactive, <text:s text:c="6"/>///&lt; Record is inactive</text:p>
      <text:p text:style-name="P8"><text:s text:c="12"/>active, <text:s text:c="8"/>///&lt; Record is active</text:p>
      <text:p text:style-name="P8"><text:s text:c="12"/>removed <text:s text:c="8"/>///&lt; Record should be removed</text:p>
      <text:p text:style-name="P25"><text:s text:c="8"/>};</text:p>
      <text:p text:style-name="P7"><draw:frame draw:style-name="fr3" draw:name="Изображение4" text:anchor-type="as-char" svg:width="6.757cm" svg:height="4.763cm" draw:z-index="3"><draw:image xlink:href="Pictures/2000000A000016A200001005A7183D20.wmf" xlink:type="simple" xlink:show="embed" xlink:actuate="onLoad"/></draw:frame></text:p>
      <text:p text:style-name="P22">Рисунок 2.2 - Структура анонсируемой записи</text:p>
      <text:p text:style-name="P11"><text:soft-page-break/>При анонсировании записи потоком в поле nRequest расширенной пользователем publication record помещается значение, большее или равное req_Operation, ассоциированное с определенной операцией над контейнером.</text:p>
      <text:p text:style-name="P11">Ожидая, пока поток-комбайнер выполнит анонсированную операцию, поток "крутиться" (англ. spining) в бесконечном цикле и на каждой итерации:</text:p>
      <text:p text:style-name="P19">проверяет статус анонсированной записи, сравнивая поле nRequest со значением req_Response;</text:p>
      <text:p text:style-name="P3"><text:span text:style-name="T10">публикует свою запись еще раз. Причина такого решения раскрыта далее в разделе "</text:span><text:span text:style-name="T10"><office:annotation><dc:creator>Марсель Фарисович Галимуллин</dc:creator><dc:date>2015-07-14T14:54:26.904000000</dc:date><text:list text:continue-numbering="true" text:style-name=""><text:list-item><text:p text:style-name="P82"><text:span text:style-name="T45">TODO</text:span></text:p></text:list-item></text:list></office:annotation></text:span><text:span text:style-name="T10">";</text:span></text:p>
      <text:p text:style-name="P12">пытается захватить примитив синхронизации ядра FC и стать потоком-комбайнером.</text:p>
      <text:p text:style-name="P1"><text:s text:c="16"/>while ( pRec-&gt;nRequest.load != req_Response ) </text:p>
      <text:p text:style-name="P1"><text:s text:c="15"/>{</text:p>
      <text:p text:style-name="P1"><text:s text:c="20"/>// The record can be excluded from publication list. Reinsert it</text:p>
      <text:p text:style-name="P1"><text:s text:c="20"/>republish(pRec);</text:p>
      <text:p text:style-name="P1"/>
      <text:p text:style-name="P1"><text:s text:c="20"/>if ( m_Mutex.try_lock() ) {</text:p>
      <text:p text:style-name="P1"><text:s text:c="24"/>if ( pRec-&gt;nRequest == req_Response ) {</text:p>
      <text:p text:style-name="P1"><text:s text:c="28"/>m_Mutex.unlock();</text:p>
      <text:p text:style-name="P1"><text:s text:c="28"/>break;</text:p>
      <text:p text:style-name="P1"><text:s text:c="24"/>}</text:p>
      <text:p text:style-name="P1"><text:s text:c="24"/>// The thread becomes a combiner</text:p>
      <text:p text:style-name="P1"><text:s text:c="24"/>return false;</text:p>
      <text:p text:style-name="P1"><text:s text:c="20"/>}</text:p>
      <text:p text:style-name="P36"><text:s text:c="16"/>}</text:p>
      <text:p text:style-name="P6"><text:span text:style-name="T10">Оригинальный код см. в разделе "</text:span><text:span text:style-name="T10"><office:annotation><dc:creator>Марсель Фарисович Галимуллин</dc:creator><dc:date>2015-07-14T14:54:34.849000000</dc:date><text:list text:continue-numbering="true" text:style-name=""><text:list-item><text:p text:style-name="P82"><text:span text:style-name="T45">TODO</text:span></text:p></text:list-item></text:list></office:annotation></text:span><text:span text:style-name="T10">".</text:span></text:p>
      <text:p text:style-name="P11">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lock-base алгоритмов. </text:p>
      <text:p text:style-name="P4"/>
      <text:p text:style-name="P2"><text:span text:style-name="T14">Избавиться полностью от обращения к примитиву синхронизации невозможно, так как:</text:span></text:p>
      <text:p text:style-name="P55"><text:soft-page-break/><text:span text:style-name="T14">каждый поток должен иметь возможность стать комбайнером;</text:span></text:p>
      <text:p text:style-name="P55"><text:span text:style-name="T14">поток-комбайнер не может работать вечно;</text:span></text:p>
      <text:p text:style-name="P55"><text:span text:style-name="T14">если поток выполнил совою операцию, то этому потоку нет необходимости бороться за возможность стать комбайнером - </text:span></text:p>
      <text:p text:style-name="P54"><text:span text:style-name="T14">но можно сократить чисто обращений к примитиву синхронизации ядра FC. В библиотеке libcds для решения этой проблемы была использована back-off стратегия.</text:span></text:p>
      <text:p text:style-name="P54"><text:span text:style-name="T14">Когда N потоков выполняют борются за критический ресурс, доступ к которому организован при помощи CAS операций или других spinlock'ов,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span></text:p>
      <text:p text:style-name="P54"><text:span text:style-name="T14">Использование back-off стратегии, реализованной в виде задержки на 2 миллисекунды на каждой итерации цикла, согласно докладу [3], значительно повысило производительность FC и позволило показать хорошие результаты на высоких нагрузках и превзойти другие рассматриваемы в докладе алгоритмы см рис 1.2.</text:span></text:p>
      <text:p text:style-name="P30"><text:span text:style-name="T32"><text:s text:c="16"/>while ( pRec-&gt;nRequest.load != req_Response ) </text:span></text:p>
      <text:p text:style-name="P30"><text:span text:style-name="T32"><text:s text:c="15"/>{</text:span></text:p>
      <text:p text:style-name="P30"><text:span text:style-name="T32"><text:s text:c="20"/>republish(pRec);</text:span></text:p>
      <text:p text:style-name="P30"><text:span text:style-name="T32"><text:s text:c="19"/></text:span><text:span text:style-name="T33">std::this_thread::sleep_for(std::chrono::milliseconds(2));</text:span></text:p>
      <text:p text:style-name="P30"><text:span text:style-name="T34"><text:s text:c="20"/>...</text:span><text:span text:style-name="T34"><office:annotation><dc:creator>Марсель Фарисович Галимуллин</dc:creator><dc:date>2015-07-14T14:55:22.599000000</dc:date><text:list text:continue-numbering="true" text:style-name=""><text:list-item><text:p text:style-name="P82"><text:span text:style-name="T46">Возможно нужно вставить весь код.</text:span></text:p></text:list-item></text:list></office:annotation></text:span></text:p>
      <text:p text:style-name="P38"><text:span text:style-name="T34"><text:s text:c="16"/>}</text:span></text:p>
      <text:p text:style-name="P6"><text:span text:style-name="T8">Оригинальный код см. в разделе "</text:span><text:span text:style-name="T8"><office:annotation><dc:creator>Марсель Фарисович Галимуллин</dc:creator><dc:date>2015-07-14T14:55:42.362000000</dc:date><text:list text:continue-numbering="true" text:style-name=""><text:list-item><text:p text:style-name="P82"><text:span text:style-name="T45">TODO</text:span></text:p></text:list-item></text:list></office:annotation></text:span><text:span text:style-name="T8">".</text:span></text:p>
      <text:p text:style-name="Standard"/>
      <text:p text:style-name="P49"><text:span text:style-name="T11">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потоков за примитив синхронизации ядра FC, является использование механизма wait/notify, </text:span><text:soft-page-break/><text:span text:style-name="T11">описанный подробнее далее в разделе "</text:span><text:span text:style-name="T11"><office:annotation><dc:creator>Марсель Фарисович Галимуллин</dc:creator><dc:date>2015-07-14T14:57:32.208000000</dc:date><text:list text:continue-numbering="true" text:style-name=""><text:list-item><text:p text:style-name="P82"><text:span text:style-name="T45">TODO</text:span></text:p></text:list-item></text:list></office:annotation></text:span><text:span text:style-name="T11">".</text:span></text:p>
      <text:p text:style-name="P49"><text:span text:style-name="T11">Вообще, flat combining является очень общим подходом, который с успехом распространяется на сложные lock-free структуры данных, позволяет комбинировать разные алгоритмы, — например, добавлять elimination back-off стратегии в реализацию flat combining. </text:span></text:p>
      <text:p text:style-name="P49"><text:span text:style-name="T11">Возьмем для примера стек. Операции </text:span><text:span text:style-name="T41">push</text:span><text:span text:style-name="T11">/</text:span><text:span text:style-name="T41">pop</text:span><text:span text:style-name="T11"> для стека являются комплементарными: если один поток выполняет </text:span><text:span text:style-name="T41">push()</text:span><text:span text:style-name="T11">, а другой в это же время — </text:span><text:span text:style-name="T41">pop()</text:span><text:span text:style-name="T11">,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span></text:p>
      <text:p text:style-name="P49"><text:span text:style-name="T11">Реализация такого поведения контейнера возможна во flat-combining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span></text:p>
      <text:p text:style-name="P49"><text:span text:style-name="T11">Данный стратегия реализована в библиотеке libcds через методы с префиксом batch_, позволяющие ядру FC передавать управление над агрегированным контейнером контейнеру-обертке.</text:span></text:p>
      <text:p text:style-name="P56"><text:span text:style-name="T1">Проектирование стратегий синхронизации</text:span></text:p>
      <text:p text:style-name="P2"><text:span text:style-name="T16">Разрабатываемые стратегии основаны на механизме wait/notify и различных конфигурациях ипользования мьютекса и условной переменной.</text:span></text:p>
      <text:p text:style-name="P59"><text:span text:style-name="T16">Для работы механизма wait/notify: </text:span></text:p>
      <text:p text:style-name="P51"><text:span text:style-name="T16">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unique_lock). Эта блокировка передается методу wait(),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захват </text:span><text:soft-page-break/><text:span text:style-name="T16">примитива синхронизации.</text:span></text:p>
      <text:p text:style-name="P3"><text:span text:style-name="T16">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span text:style-name="T19">notify_one()</text:span><text:span text:style-name="T24">, </text:span><text:span text:style-name="T28">при этом будет разблокирован один (любой) поток из ожидающих на это условной переменной, или </text:span><text:span text:style-name="T20">notify_all()</text:span><text:span text:style-name="T24">, </text:span><text:span text:style-name="T28">который разблокирует все ожидающие потоки.</text:span></text:p>
      <text:p text:style-name="P2"><text:span text:style-name="T28">Предполагается, что использование механизма wait/notify в концепции FC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2"><text:span text:style-name="T28">Это предположение связанно с тем, что при вызове метода wait() поток переводиться операционной системой в состоянии "Ожидание" см рис. <text:s/>и игнорируется планировщиком. Таких образом ожидающий поток не использует ресурсы процессора и не мешает работе потока-комбайнера.</text:span></text:p>
      <text:p text:style-name="P2"><text:span text:style-name="T28">Однако, механизм wait/notify предлагает вызовы системных функций ядра, что влечет переключение контекста между пользовательским пространством (англ. user space) и пространством ядра ОС (англ. kernel space), что требует значительного времени по меркам ядра.</text:span></text:p>
      <text:p text:style-name="P7"><text:soft-page-break/><draw:frame draw:style-name="fr1" draw:name="Врезка1" text:anchor-type="as-char" svg:width="13.471cm" draw:z-index="4"><draw:text-box fo:min-height="9.604cm"><text:p text:style-name="Caption"><draw:frame draw:style-name="fr4" draw:name="Изображение5" text:anchor-type="paragraph" svg:width="13.471cm" svg:height="9.604cm" style:rel-height="scale" draw:z-index="5"><draw:image xlink:href="Pictures/2000000A00003431000025352A594ACF.wmf" xlink:type="simple" xlink:show="embed" xlink:actuate="onLoad"/></draw:frame> Рисунок 3.1 - Диаграмма состояний потоков ОС и переходов между ними</text:p></draw:text-box></draw:frame></text:p>
      <text:p text:style-name="P60"><text:span text:style-name="T15">Стратегия синхронизации на основе одного мьютекса и одной условной переменной, разделяемые всеми потоками</text:span></text:p>
      <text:p text:style-name="P2"><text:span text:style-name="T16">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3.2.</text:span></text:p>
      <text:p text:style-name="P63"><draw:frame draw:style-name="fr2" draw:name="Врезка2" text:anchor-type="as-char" svg:width="13.106cm" draw:z-index="6"><draw:text-box fo:min-height="5.05cm"><text:p text:style-name="Caption"><draw:frame draw:style-name="fr4" draw:name="Изображение6" text:anchor-type="paragraph" svg:width="13.106cm" svg:height="5.05cm" style:rel-height="scale" draw:z-index="7"><draw:image xlink:href="Pictures/2000000A000038F300001604FB7A6F73.wmf" xlink:type="simple" xlink:show="embed" xlink:actuate="onLoad"/></draw:frame>Рисунок 3.2 - Стратегия на основе одного мьютекса и одной условной переменной</text:p></draw:text-box></draw:frame></text:p>
      <text:p text:style-name="P32"><text:span text:style-name="T14">Алгоритм взаимодействия потоков заключается в следующем:</text:span></text:p>
      <text:p text:style-name="P2"><text:span text:style-name="T6">1) </text:span><text:span text:style-name="T11">Если какой-то поток хочет выполнить операцию над контейнером, он публикует запись и пытается захватить системный мьютекс ядра FC.</text:span></text:p>
      <text:p text:style-name="P2"><text:soft-page-break/><text:span text:style-name="T6">2) </text:span><text:span text:style-name="T11">Если потоку не удается захватить мьютекс ядра FC и стать комбайнером, то поток ожидает уведомления о выполнении операции от потока-комбайнера на условной переменной, разделяемой всеми потоками.</text:span></text:p>
      <text:p text:style-name="P2"><text:span text:style-name="T6">3) </text:span><text:span text:style-name="T11">Если потоку удалось захватить мьютекс ядра FC,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span></text:p>
      <text:p text:style-name="P49"><text:span text:style-name="T6">4) </text:span><text:span text:style-name="T11">Поток, получивший уведомление о завершении какой-то операции, переходит в состояние "Готовность" см. рис.</text:span><text:span text:style-name="T11"><office:annotation><dc:creator>Марсель Фарисович Галимуллин</dc:creator><dc:date>2015-07-14T15:03:07.651000000</dc:date><text:list text:continue-numbering="true" text:style-name=""><text:list-item><text:p text:style-name="P82"><text:span text:style-name="T45">TODO</text:span></text:p></text:list-item></text:list></office:annotation></text:span><text:span text:style-name="T11"> <text:s/>и попадает на обработку планировщику. После перехода в состояние "Выполнение" см. рис.</text:span><text:span text:style-name="T11"><office:annotation><dc:creator>Марсель Фарисович Галимуллин</dc:creator><dc:date>2015-07-14T15:03:18.620000000</dc:date><text:list text:continue-numbering="true" text:style-name=""><text:list-item><text:p text:style-name="P82"><text:span text:style-name="T45">TODO</text:span></text:p></text:list-item></text:list></office:annotation></text:span><text:span text:style-name="T11"> <text:s/>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span></text:p>
      <text:p text:style-name="P63"><text:soft-page-break/><draw:frame draw:style-name="fr2" draw:name="Врезка3" text:anchor-type="as-char" svg:width="16.081cm" draw:z-index="8"><draw:text-box fo:min-height="13.631cm"><text:p text:style-name="Caption"><draw:frame draw:style-name="fr4" draw:name="Изображение7" text:anchor-type="paragraph" svg:width="17.935cm" svg:height="14.61cm" style:rel-height="scale" draw:z-index="9"><draw:image xlink:href="Pictures/2000000A000057F400004A84FB5AB829.wmf" xlink:type="simple" xlink:show="embed" xlink:actuate="onLoad"/></draw:frame>Рисунок 3.3 - Алгоритм работы стратегии на основе одного мьютекса и одной условной переменно</text:p></draw:text-box></draw:frame></text:p>
      <text:p text:style-name="P49"><text:span text:style-name="T14">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3.3.</text:span></text:p>
      <text:p text:style-name="P49"><text:span text:style-name="T14">Такой алгоритм очень схож с back-off стратегией, используемой в текущей версии библиотеки libcds.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span></text:p>
      <text:p text:style-name="P60"><text:span text:style-name="T15">Стратегия синхронизации на основе общего мьютекса и условных переменных, локальных для каждого потока</text:span></text:p>
      <text:p text:style-name="P2"><text:span text:style-name="T14">Модификацией стратегии, описанной выше, является стратегия, </text:span><text:soft-page-break/><text:span text:style-name="T14">использующая один дополнительный мьютекс, агрегированный в ядре FC, и по условной переменной для каждого потока, агрегированных в каждой записи (англ. publication record) списка анонсов (англ. publication list), как показано на рис. 3.4. Данная модификация должна минимизировать в худшем и исключить вовсе в лучшем случае избыточные итерации.</text:span></text:p>
      <text:p text:style-name="P2"><text:span text:style-name="T14">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span></text:p>
      <text:p text:style-name="P64"><draw:frame draw:style-name="fr2" draw:name="Врезка4" text:anchor-type="as-char" svg:width="15.589cm" draw:z-index="10"><draw:text-box fo:min-height="8.505cm"><text:p text:style-name="Caption"><draw:frame draw:style-name="fr4" draw:name="Изображение8" text:anchor-type="paragraph" svg:width="15.589cm" svg:height="8.505cm" style:rel-height="scale" draw:z-index="11"><draw:image xlink:href="Pictures/2000000A000038F300001F1C5EAC8D8A.wmf" xlink:type="simple" xlink:show="embed" xlink:actuate="onLoad"/></draw:frame>Рисунок 3.4 - Стратегия на основе общего мьютекса и условных переменных, локальных для каждого потока</text:p></draw:text-box></draw:frame></text:p>
      <text:p text:style-name="P49"><text:span text:style-name="T14">Алгоритм взаимодействия потоков заключается в следующем:</text:span></text:p>
      <text:p text:style-name="P2"><text:span text:style-name="T6">1) </text:span><text:span text:style-name="T11">Если какой-то поток хочет выполнить операцию над контейнером, он публикует запись и пытается захватить системный мьютекс ядра FC.</text:span></text:p>
      <text:p text:style-name="P2"><text:span text:style-name="T6">2) </text:span><text:span text:style-name="T11">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span></text:p>
      <text:p text:style-name="P2"><text:soft-page-break/><text:span text:style-name="T6">3) </text:span><text:span text:style-name="T11">Если потоку удалось захватить мьютекс ядра FC,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span></text:p>
      <text:p text:style-name="P49"><text:span text:style-name="T6">4) </text:span><text:span text:style-name="T11">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span></text:p>
      <text:p text:style-name="P49"><text:span text:style-name="T11">Диаграмма состояний и переходов алгоритма работы описанной стратегии синхронизации представлен на рис. 3.5.</text:span></text:p>
      <text:p text:style-name="P2"><text:span text:style-name="T14">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spurious wakeup).</text:span></text:p>
      <text:p text:style-name="P49"><text:span text:style-name="T14">Дело в том, что существует механизм предотвращения live и dead-lock'ов средствами ОС. Если операционная система предполагает что потоки находятся в live и dead-lock'е, то она может разбудить все потоки, для того чтобы перегруппировать потоки и дать возможность другим потокам захватить примитив синхронизации.</text:span></text:p>
      <text:p text:style-name="P63"><text:soft-page-break/><draw:frame draw:style-name="fr2" draw:name="Врезка5" text:anchor-type="as-char" svg:width="15.147cm" draw:z-index="12"><draw:text-box fo:min-height="12.839cm"><text:p text:style-name="Caption"><draw:frame draw:style-name="fr4" draw:name="Изображение9" text:anchor-type="paragraph" svg:width="17.164cm" svg:height="13.864cm" style:rel-height="scale" draw:z-index="13"><draw:image xlink:href="Pictures/2000000A000057F400004A840E641A36.wmf" xlink:type="simple" xlink:show="embed" xlink:actuate="onLoad"/></draw:frame>Рисунок 3.5 - Алгоритм работы стратегий на основе условных переменных, локальных для каждого потока</text:p></draw:text-box></draw:frame></text:p>
      <text:p text:style-name="P60"><text:span text:style-name="T15">Стратегия синхронизации на основе мьютексов и условных переменных, локальных для каждого потока</text:span></text:p>
      <text:p text:style-name="P2"><text:span text:style-name="T14">Последняя из рассматриваемых стратегий синхронизации - стратегия, основанная так же на связке mutex/conditional variable,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3.6.</text:span></text:p>
      <text:p text:style-name="P7"><text:soft-page-break/><draw:frame draw:style-name="fr2" draw:name="Врезка6" text:anchor-type="as-char" svg:width="13.979cm" draw:z-index="14"><draw:text-box fo:min-height="7.371cm"><text:p text:style-name="Caption"><draw:frame draw:style-name="fr4" draw:name="Изображение10" text:anchor-type="paragraph" svg:width="13.979cm" svg:height="7.371cm" style:rel-height="scale" draw:z-index="15"><draw:image xlink:href="Pictures/2000000A000038F300001E13906D53E2.wmf" xlink:type="simple" xlink:show="embed" xlink:actuate="onLoad"/></draw:frame>Рисунок 3.6 - Стратегия на основе мьютексов и условных переменных, локальных для каждого потока</text:p></draw:text-box></draw:frame></text:p>
      <text:p text:style-name="P40"><text:span text:style-name="T14">Алгоритм взаимодействия потоков заключается в следующем:</text:span></text:p>
      <text:p text:style-name="P2"><text:span text:style-name="T6">1) </text:span><text:span text:style-name="T11">Если какой-то поток хочет выполнить операцию над контейнером, он публикует запись и пытается захватить системный мьютекс ядра FC.</text:span></text:p>
      <text:p text:style-name="P2"><text:span text:style-name="T6">2) </text:span><text:span text:style-name="T11">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span></text:p>
      <text:p text:style-name="P2"><text:span text:style-name="T6">3) </text:span><text:span text:style-name="T11">Если потоку удалось захватить мьютекс ядра FC,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span></text:p>
      <text:p text:style-name="P2"><text:span text:style-name="T6">4) </text:span><text:span text:style-name="T11">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span></text:p>
      <text:p text:style-name="P49"><text:span text:style-name="T11">Диаграмма состояний и переходов алгоритма работы описанной стратегии синхронизации представлен на рис. 3.5.</text:span></text:p>
      <text:p text:style-name="P65"><text:span text:style-name="T1"><office:annotation office:name="__Annotation__4526_568869391"><dc:creator>Марсель Фарисович Галимуллин</dc:creator><dc:date>2015-07-14T15:41:55.693000000</dc:date><text:list text:continue-numbering="true" text:style-name=""><text:list-item><text:p text:style-name="P82"><text:span text:style-name="T44">Не уверен в необходимости этого раздела</text:span></text:p></text:list-item></text:list></office:annotation></text:span><text:span text:style-name="T1">Реализация стратегий синхронизации</text:span><office:annotation-end office:name="__Annotation__4526_568869391"/></text:p>
      <text:p text:style-name="P2"><text:span text:style-name="T16">Как уже было сказано выше, в главе "</text:span><text:span text:style-name="T16"><office:annotation><dc:creator>Марсель Фарисович Галимуллин</dc:creator><dc:date>2015-07-14T15:41:49.430000000</dc:date><text:list text:continue-numbering="true" text:style-name=""><text:list-item><text:p text:style-name="P82"><text:span text:style-name="T44">TODO</text:span></text:p></text:list-item></text:list></office:annotation></text:span><text:span text:style-name="T16">", разработанные стратегии основаны на механизме wait/notify, который требует для своей работы такие </text:span><text:soft-page-break/><text:span text:style-name="T16">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dead- и live-lock.</text:span></text:p>
      <text:p text:style-name="P2"><text:span text:style-name="T16">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flat-combining в библиотеке libcds.</text:span></text:p>
      <text:p text:style-name="P61"><text:span text:style-name="T15">Проблема удаления устаревших записей</text:span></text:p>
      <text:p text:style-name="P49"><text:span text:style-name="T4">1) </text:span><text:span text:style-name="T8">В оригинальной статье [1] при активном ожидании (spining) запись аннотировалась на каждой итерации цикла:</text:span></text:p>
      <text:p text:style-name="P30"><text:span text:style-name="T34"><text:s text:c="12"/>while ( pRec-&gt;nRequest != req_Response ) {</text:span></text:p>
      <text:p text:style-name="P31"><text:span text:style-name="T34"><text:s text:c="20"/>// The record can be excluded from publication list. Reinsert it</text:span></text:p>
      <text:p text:style-name="P30"><text:span text:style-name="T34"><text:s text:c="20"/></text:span><text:span text:style-name="T33">republish(pRec);</text:span></text:p>
      <text:p text:style-name="P41"><text:span text:style-name="T34"><text:s text:c="12"/>}</text:span></text:p>
      <text:p text:style-name="P30"><text:span text:style-name="T34"><text:s text:c="12"/>void republish( publication_record_type * pRec )</text:span></text:p>
      <text:p text:style-name="P30"><text:span text:style-name="T34"><text:s text:c="12"/>{</text:span></text:p>
      <text:p text:style-name="P30"><text:span text:style-name="T34"><text:s text:c="16"/>if ( pRec-&gt;nState.load( memory_model::memory_order_relaxed ) != active ) {</text:span></text:p>
      <text:p text:style-name="P30"><text:span text:style-name="T34"><text:s text:c="20"/>// The record has been excluded from publication list. Reinsert it</text:span></text:p>
      <text:p text:style-name="P30"><text:span text:style-name="T34"><text:s text:c="20"/></text:span><text:span text:style-name="T33">publish( pRec );</text:span></text:p>
      <text:p text:style-name="P30"><text:span text:style-name="T34"><text:s text:c="16"/>}</text:span></text:p>
      <text:p text:style-name="P41"><text:span text:style-name="T34"><text:s text:c="12"/>}</text:span></text:p>
      <text:p text:style-name="P30"><text:span text:style-name="T34"><text:s text:c="12"/>void publish( publication_record_type * pRec )</text:span></text:p>
      <text:p text:style-name="P30"><text:span text:style-name="T34"><text:s text:c="12"/>{</text:span></text:p>
      <text:p text:style-name="P30"><text:span text:style-name="T34"><text:s text:c="15"/>...</text:span></text:p>
      <text:p text:style-name="P30"><text:span text:style-name="T34"><text:s text:c="16"/></text:span><text:span text:style-name="T33">pRec-&gt;nAge = m_nCount;</text:span></text:p>
      <text:p text:style-name="P30"><text:span text:style-name="T34"><text:s text:c="16"/></text:span><text:span text:style-name="T33">pRec-&gt;nState.store( active, memory_model::memory_order_release );</text:span></text:p>
      <text:p text:style-name="P30"><text:span text:style-name="T34"><text:s text:c="16"/>...</text:span></text:p>
      <text:p text:style-name="P66"><text:span text:style-name="T34"><text:s text:c="12"/>}</text:span></text:p>
      <text:p text:style-name="P6"><text:span text:style-name="T8">Оригинальный код см. в разделе "</text:span><text:span text:style-name="T8"><office:annotation><dc:creator>Марсель Фарисович Галимуллин</dc:creator><dc:date>2015-07-14T15:41:37.604000000</dc:date><text:list text:continue-numbering="true" text:style-name=""><text:list-item><text:p text:style-name="P82"><text:span text:style-name="T45">TODO</text:span></text:p></text:list-item></text:list></office:annotation></text:span><text:span text:style-name="T8">".</text:span></text:p>
      <text:p text:style-name="P47"><text:span text:style-name="T8">Тем самым обеспечивалось поддержание времени жизни записи равное внутреннему счетчику ядра FC, сводя вероятность удаление активной записи как длительно неактивной к нулю.</text:span></text:p>
      <text:p text:style-name="P47"><text:span text:style-name="T8">При реализации же стратегий с использование ожидания на условной </text:span><text:soft-page-break/><text:span text:style-name="T8">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span></text:p>
      <text:p text:style-name="P47"><text:span text:style-name="T8">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35">timed_wait(boost::unique_lock&lt;boost::mutex&gt; lock, boost::posix_time::seconds(5))</text:span><text:span text:style-name="T8">), вместо обычного ожидания.</text:span></text:p>
      <text:p text:style-name="P47"><text:span text:style-name="T8">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ime out'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life lock'а.</text:span></text:p>
      <text:p text:style-name="P47"><text:span text:style-name="T8">Второе возможное решение - нотифицировать все записи (publication record) в списке анонсов (publication record list) после завершения работы потока-комбайнера и перед вызовом метода compact_list, отвечающий за удаление устаревших записей.</text:span></text:p>
      <text:p text:style-name="P47"><text:span text:style-name="T8">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span></text:p>
      <text:p text:style-name="P48"/>
      <text:p text:style-name="P48"/>
      <text:p text:style-name="P48"/>
      <text:p text:style-name="P48"/>
      <text:p text:style-name="P67"><text:span text:style-name="T34">void notify_all_records()</text:span></text:p>
      <text:p text:style-name="P67"><text:span text:style-name="T34">{</text:span></text:p>
      <text:p text:style-name="P67"><text:span text:style-name="T34"><text:s text:c="7"/>publication_record * pPrev = nullptr;</text:span></text:p>
      <text:p text:style-name="P67"><text:span text:style-name="T34"><text:s text:c="7"/>publication_record * p = m_pHead;</text:span></text:p>
      <text:p text:style-name="P67"><text:span text:style-name="T34"><text:s text:c="7"/>while (p) {</text:span></text:p>
      <text:p text:style-name="P67"><text:soft-page-break/><text:span text:style-name="T34"><text:tab/>m_Wait_strategy.notify(static_cast&lt;publication_record_type *&gt;(p));</text:span></text:p>
      <text:p text:style-name="P67"><text:span text:style-name="T34"><text:tab/>pPrev = p;</text:span></text:p>
      <text:p text:style-name="P67"><text:span text:style-name="T34"><text:tab/>p = p-&gt;pNext;</text:span></text:p>
      <text:p text:style-name="P67"><text:span text:style-name="T34"><text:s text:c="7"/>}</text:span></text:p>
      <text:p text:style-name="P68"><text:span text:style-name="T34">}</text:span></text:p>
      <text:p text:style-name="P30"><text:span text:style-name="T34"><text:s text:c="12"/>void combining( Container&amp; owner )</text:span></text:p>
      <text:p text:style-name="P30"><text:span text:style-name="T34"><text:s text:c="12"/>{</text:span></text:p>
      <text:p text:style-name="P30"><text:span text:style-name="T34"><text:s text:c="16"/>unsigned int const nCurAge = ++m_nCount;</text:span></text:p>
      <text:p text:style-name="P30"><text:span text:style-name="T34"><text:s text:c="16"/>...</text:span></text:p>
      <text:p text:style-name="P30"><text:span text:style-name="T34"><text:s text:c="16"/>combining_pass( owner, nCurAge );</text:span></text:p>
      <text:p text:style-name="P30"><text:span text:style-name="T34"><text:s text:c="16"/>...</text:span></text:p>
      <text:p text:style-name="P30"><text:span text:style-name="T34"><text:s text:c="16"/></text:span><text:span text:style-name="T33">notify_all_records();</text:span></text:p>
      <text:p text:style-name="P30"><text:span text:style-name="T34"><text:s text:c="16"/>...</text:span></text:p>
      <text:p text:style-name="P30"><text:span text:style-name="T34"><text:s text:c="16"/>compact_list( nCurAge );</text:span></text:p>
      <text:p text:style-name="P39"><text:span text:style-name="T34"><text:s text:c="12"/>}</text:span></text:p>
      <text:p text:style-name="P6"><text:span text:style-name="T8">Оригинальный код см. в разделе "</text:span><text:span text:style-name="T8"><office:annotation><dc:creator>Марсель Фарисович Галимуллин</dc:creator><dc:date>2015-07-14T15:41:21.587000000</dc:date><text:list text:continue-numbering="true" text:style-name=""><text:list-item><text:p text:style-name="P82"><text:span text:style-name="T45">TODO</text:span></text:p></text:list-item></text:list></office:annotation></text:span><text:span text:style-name="T8">".</text:span></text:p>
      <text:p text:style-name="P61"><text:span text:style-name="T15">Проблема несинхронизированного механизма wait/notify</text:span></text:p>
      <text:p text:style-name="P6"><text:span text:style-name="T16">Возможен вариант, когда поток не успеет заснуть до того, как поток-комбайнер выполнить анонсированную им операцию, тем самым породит следующую ситуацию:</text:span></text:p>
      <text:p text:style-name="P6"><text:span text:style-name="T16">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завершенности. Это приводит к live lock'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text:span text:style-name="T37">req_Response</text:span><text:span text:style-name="T16"> см. раздел "</text:span><text:span text:style-name="T16"><office:annotation><dc:creator>Марсель Фарисович Галимуллин</dc:creator><dc:date>2015-07-14T15:44:55.182000000</dc:date><text:list text:continue-numbering="true" text:style-name=""><text:list-item><text:p text:style-name="P82"><text:span text:style-name="T44">TODO</text:span></text:p></text:list-item></text:list></office:annotation></text:span><text:span text:style-name="T16">"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53"/>
      <text:p text:style-name="P53"/>
      <text:p text:style-name="P6"><text:span text:style-name="T8">Для решения возникшей проблемы необходимо организовать синхронизированный доступ к флагу завершенности операции и методам механизма wait/notify. То есть в любой момент времени может выполнятся </text:span><text:soft-page-break/><text:span text:style-name="T8">только одна из операций:</text:span></text:p>
      <text:p text:style-name="P6"><text:span text:style-name="T8">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span></text:p>
      <text:p text:style-name="P6"><text:span text:style-name="T8">выставление флага завершенности и нотификация потоков согласно алгоритму выбранной стратегии.</text:span></text:p>
      <text:p text:style-name="P52"><text:span text:style-name="T8">В качестве примитива синхронизации для организации синхронизированного доступа к флагу завершенности и управления механизмом wait/notify используется дополнительный мьютекс, ассоциированный с выбранной стратегией синхронизации.</text:span></text:p>
      <text:p text:style-name="P6"><text:span text:style-name="T8">Безусловно, данное решение замедляет работу FC, так как возникает дополнительный участок кода, выполняющийся строго последовательно, однако это позволит избежать live-lock'a, что гораздо важнее.</text:span></text:p>
      <text:p text:style-name="P30"><text:span text:style-name="T34"><text:s text:c="12"/>void operation_done( publication_record&amp; rec )</text:span></text:p>
      <text:p text:style-name="P30"><text:span text:style-name="T34"><text:s text:c="12"/>{</text:span></text:p>
      <text:p text:style-name="P30"><text:span text:style-name="T34"><text:s text:c="16"/></text:span><text:span text:style-name="T33">boost::unique_lock&lt;boost::mutex&gt; lock(rec._mutex);</text:span></text:p>
      <text:p text:style-name="P30"><text:span text:style-name="T34"><text:s text:c="16"/>rec.nRequest = req_Response;</text:span></text:p>
      <text:p text:style-name="P30"><text:span text:style-name="T34"><text:s text:c="16"/>rec._condVar.notify_one();</text:span></text:p>
      <text:p text:style-name="P33"><text:span text:style-name="T34"><text:s text:c="12"/>}</text:span></text:p>
      <text:p text:style-name="P30"><text:span text:style-name="T34"><text:s text:c="12"/>bool wait_for_combining( publication_record_type * pRec )</text:span></text:p>
      <text:p text:style-name="P30"><text:span text:style-name="T34"><text:s text:c="12"/>{</text:span></text:p>
      <text:p text:style-name="P30"><text:span text:style-name="T34"><text:s text:c="16"/>while ( pRec-&gt;nRequest!= req_Response ) {</text:span></text:p>
      <text:p text:style-name="P30"><text:span text:style-name="T34"><text:s text:c="20"/>republish(pRec);</text:span></text:p>
      <text:p text:style-name="P30"><text:span text:style-name="T34"><text:s text:c="20"/></text:span><text:span text:style-name="T33">boost::unique_lock&lt;boost::mutex&gt; lock(pRec-&gt;_mutex);</text:span></text:p>
      <text:p text:style-name="P30"><text:span text:style-name="T34"><text:s text:c="20"/></text:span><text:span text:style-name="T33">if (pRec-&gt;nRequest &gt;= req_Operation)</text:span></text:p>
      <text:p text:style-name="P30"><text:span text:style-name="T34"><text:s text:c="20"/></text:span><text:span text:style-name="T33">{</text:span></text:p>
      <text:p text:style-name="P30"><text:span text:style-name="T34"><text:s text:c="24"/></text:span><text:span text:style-name="T33">assert(pRec-&gt;nRequest &gt;= req_Operation);</text:span></text:p>
      <text:p text:style-name="P30"><text:span text:style-name="T34"><text:s text:c="24"/>pRec-&gt;_condVar.timed_wait(lock, boost::posix_time::seconds(5));</text:span></text:p>
      <text:p text:style-name="P30"><text:span text:style-name="T34"><text:s text:c="20"/></text:span><text:span text:style-name="T33">}</text:span></text:p>
      <text:p text:style-name="P30"><text:span text:style-name="T34"><text:s text:c="16"/>}</text:span></text:p>
      <text:p text:style-name="P30"><text:span text:style-name="T34"><text:s text:c="16"/>return true;</text:span></text:p>
      <text:p text:style-name="P33"><text:span text:style-name="T34"><text:s text:c="12"/>}</text:span></text:p>
      <text:p text:style-name="P6"><text:span text:style-name="T8">Оригинальный код см. в разделе "</text:span><text:span text:style-name="T8"><office:annotation><dc:creator>Марсель Фарисович Галимуллин</dc:creator><dc:date>2015-07-14T15:44:40.637000000</dc:date><text:list text:continue-numbering="true" text:style-name=""><text:list-item><text:p text:style-name="P82"><text:span text:style-name="T45">TODO</text:span></text:p></text:list-item></text:list></office:annotation></text:span><text:span text:style-name="T8">".</text:span></text:p>
      <text:p text:style-name="P60"><text:span text:style-name="T15">Результаты</text:span></text:p>
      <text:p text:style-name="P49"><text:span text:style-name="T16">В результате решения вышеперечисленных проблем и применения шаблона проектирования "стратегия", получился набор классов, которые </text:span><text:soft-page-break/><text:span text:style-name="T16">должны поддерживать следующий интерфейс и содержать определение следующей структуры данных:</text:span></text:p>
      <text:p text:style-name="P51"><text:span text:style-name="T16">структуру данных </text:span><text:span text:style-name="T37">ExtensionForSrategy</text:span><text:span text:style-name="T16">, расширяющая базовый класс </text:span><text:span text:style-name="T37">flat_combining::publication_record</text:span><text:span text:style-name="T16"> одиночным открытым наследованием. Структура </text:span><text:span text:style-name="T37">ExtensionForSrategy</text:span><text:span text:style-name="T16">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37">ExtensionForSrategy</text:span><text:span text:style-name="T16"> для стратегии SMMCV (Single Mutex Multiple Conditional Variable) <text:s/>будет агрегировать условную переменную.</text:span></text:p>
      <text:p text:style-name="P51"><text:span text:style-name="T16">в каждой стратегии определена функция </text:span><text:span text:style-name="T37">void wait(ExtensionForSrategy * pRec){}</text:span><text:span text:style-name="T16">, которая отвечает за перевод потока в состояние ожидания.;</text:span></text:p>
      <text:p text:style-name="P51"><text:span text:style-name="T16">в каждой стратегии определена функция </text:span><text:span text:style-name="T37">void notify(ExtensionForSrategy * pRec){}</text:span><text:span text:style-name="T16">, которая отвечает за нотификацию ждущих потоков.;</text:span></text:p>
      <text:p text:style-name="P51"><text:span text:style-name="T16">так же стратегия может агрегировать примитивы синхронизации и/или другие объекты для реализации особенностей алгоритма, например, стратегии SMSCV (Single Mutex Single Conditional Variable) <text:s/>будет агрегировать как мьютекс так и <text:s/>условную переменную.</text:span></text:p>
      <text:p text:style-name="P49"><text:span text:style-name="T16">Для реализации взаимозаменяемости стратегий синхронизации, должна быть определен следующий класс, соответствующий реализации оригинального подхода FC:</text:span></text:p>
      <text:p text:style-name="P30"><text:span text:style-name="T34"><text:s text:c="4"/>template&lt;typename UserPublicationRecord, typename Traits&gt;</text:span></text:p>
      <text:p text:style-name="P30"><text:span text:style-name="T34"><text:s text:c="4"/>struct DefautlWaitStartegy</text:span></text:p>
      <text:p text:style-name="P30"><text:span text:style-name="T34"><text:s text:c="4"/>{</text:span></text:p>
      <text:p text:style-name="P30"><text:span text:style-name="T34"><text:s text:c="8"/>struct ExtendedPublicationRecord: public UserPublicationRecord</text:span></text:p>
      <text:p text:style-name="P30"><text:span text:style-name="T34"><text:s text:c="8"/>{</text:span></text:p>
      <text:p text:style-name="P30"><text:span text:style-name="T34"><text:s text:c="8"/>};</text:span></text:p>
      <text:p text:style-name="P30"><text:span text:style-name="T34"><text:s text:c="8"/>void wait(ExtendedPublicationRecord * pRec){}</text:span></text:p>
      <text:p text:style-name="P30"><text:span text:style-name="T34"><text:s text:c="8"/>void notify(ExtendedPublicationRecord* pRec){ }</text:span></text:p>
      <text:p text:style-name="P30"><text:span text:style-name="T34"><text:s text:c="4"/>};</text:span></text:p>
      <text:p text:style-name="P63"><text:soft-page-break/><draw:frame draw:style-name="fr2" draw:name="Врезка7" text:anchor-type="as-char" svg:width="13.587cm" draw:z-index="16"><draw:text-box fo:min-height="19.904cm"><text:p text:style-name="Caption"><draw:frame draw:style-name="fr4" draw:name="Изображение11" text:anchor-type="paragraph" svg:width="13.587cm" svg:height="19.904cm" style:rel-height="scale" draw:z-index="17"><draw:image xlink:href="Pictures/2000000A00004348000052C9C385E0F2.wmf" xlink:type="simple" xlink:show="embed" xlink:actuate="onLoad"/></draw:frame>Рисунок 4.1 - Реализация алгоритмов синхронизации на основе шаблона проектирования "стратегия"</text:p></draw:text-box></draw:frame></text:p>
      <text:p text:style-name="P49"><text:span text:style-name="T14">При создании объекта ядра FC создается объект класса выбранной стратегии для доступа к полям стратегии, а так же происходить расширение пользовательской записи (publication record) до </text:span><text:span text:style-name="T38">ExtendedPublicationRecord</text:span><text:span text:style-name="T14">, путем одиночного открытого наследования, и далее, в алгоритме используются объекты расширенного класса.</text:span></text:p>
      <text:p text:style-name="P49"><text:soft-page-break/><text:span text:style-name="T14">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4.1. Стратегии синхронизации передаются ядру FC в качестве шаблонного:</text:span></text:p>
      <text:p text:style-name="P69"><text:span text:style-name="T32"><text:s text:c="2"/>struct traits</text:span></text:p>
      <text:p text:style-name="P69"><text:span text:style-name="T32"><text:s text:c="8"/>{</text:span></text:p>
      <text:p text:style-name="P69"><text:span text:style-name="T32"><text:s text:c="12"/>...</text:span></text:p>
      <text:p text:style-name="P69"><text:span text:style-name="T32"><text:s text:c="12"/></text:span><text:span text:style-name="T33">typedef wait_strategy::Default_strategy <text:s/>wait_strategy;</text:span></text:p>
      <text:p text:style-name="P69"><text:span text:style-name="T34"><text:s text:c="12"/>...</text:span></text:p>
      <text:p text:style-name="P71"><text:span text:style-name="T34"><text:s text:c="7"/>};</text:span></text:p>
      <text:p text:style-name="P73"/>
      <text:p text:style-name="P69"><text:span text:style-name="T34"><text:s text:c="4"/>template&lt;typename UserPublicationRecord, typename Traits&gt;</text:span></text:p>
      <text:p text:style-name="P69"><text:span text:style-name="T34"><text:s text:c="4"/>struct DefautlWaitStartegy</text:span></text:p>
      <text:p text:style-name="P69"><text:span text:style-name="T34"><text:s text:c="4"/>{</text:span></text:p>
      <text:p text:style-name="P69"><text:span text:style-name="T33"><text:s text:c="8"/>struct ExtendedPublicationRecord: public UserPublicationRecord</text:span></text:p>
      <text:p text:style-name="P69"><text:span text:style-name="T33"><text:s text:c="8"/>{</text:span></text:p>
      <text:p text:style-name="P69"><text:span text:style-name="T33"><text:s text:c="8"/>};</text:span></text:p>
      <text:p text:style-name="P72"><text:span text:style-name="T34"><text:s text:c="4"/>};</text:span></text:p>
      <text:p text:style-name="P74"/>
      <text:p text:style-name="P69"><text:span text:style-name="T34"><text:s text:c="8"/>template &lt;</text:span></text:p>
      <text:p text:style-name="P69"><text:span text:style-name="T34"><text:s text:c="12"/>typename PublicationRecord</text:span></text:p>
      <text:p text:style-name="P69"><text:span text:style-name="T34"><text:s text:c="12"/>,typename Traits = traits</text:span></text:p>
      <text:p text:style-name="P69"><text:span text:style-name="T34"><text:s text:c="8"/>&gt;</text:span></text:p>
      <text:p text:style-name="P69"><text:span text:style-name="T34"><text:s text:c="8"/>class kernel</text:span></text:p>
      <text:p text:style-name="P69"><text:span text:style-name="T34"><text:s text:c="8"/>{</text:span></text:p>
      <text:p text:style-name="P69"><text:span text:style-name="T34"><text:s text:c="8"/>public:</text:span></text:p>
      <text:p text:style-name="P69"><text:span text:style-name="T34"><text:s text:c="12"/>...</text:span></text:p>
      <text:p text:style-name="P69"><text:span text:style-name="T34"><text:s text:c="12"/>typedef Traits <text:s text:c="2"/>traits; <text:s text:c="30"/>///&lt; Type traits</text:span></text:p>
      <text:p text:style-name="P69"><text:span text:style-name="T34"><text:s text:c="12"/></text:span><text:span text:style-name="T33">typedef typename traits:: wait_strategy wait_strategy;</text:span></text:p>
      <text:p text:style-name="P69"><text:span text:style-name="T34"><text:s text:c="12"/></text:span><text:span text:style-name="T33">typedef typename wait_strategy::ExtendedPublicationRecord publication_record_type</text:span><text:span text:style-name="T34">; <text:s text:c="2"/>///&lt; publication record type</text:span></text:p>
      <text:p text:style-name="P69"><text:span text:style-name="T34"><text:s text:c="12"/>...</text:span></text:p>
      <text:p text:style-name="P70"><text:span text:style-name="T34"><text:s text:c="11"/></text:span><text:span text:style-name="T33">wait_strategy ws;</text:span></text:p>
      <text:p text:style-name="P70"><text:span text:style-name="T34"><text:s text:c="10"/>...</text:span></text:p>
      <text:p text:style-name="P72"><text:span text:style-name="T34"><text:s text:c="7"/>}</text:span></text:p>
      <text:p text:style-name="P57"><text:span text:style-name="T1">Тестирование стратегий синхронизации</text:span></text:p>
      <text:p text:style-name="P2"><text:span text:style-name="T16">Для тестирования разработанных и реализованных ранее стратегий синхронизации необходимо построить конкурентную структуру данных в рамках подхода FC, например параллельную очередь (FIFO).</text:span></text:p>
      <text:p text:style-name="P2"><text:span text:style-name="T16">Для этого необходимо реализовать класс, являющийся наследником класса </text:span><text:span text:style-name="T37">cds::algo::flat_combining::container</text:span><text:span text:style-name="T16">, определенного в ядре FC, для реализации интерфейса взаимодействия с ядром FC, а так же агрегирующий в себе объект </text:span><text:soft-page-break/><text:span text:style-name="T16">ядра FC и объект стандартной последовательной очереди, например std::Queue. При этом объект ядра FC инстанцируется расширенной пользователем анонсируемой записи </text:span><text:span text:style-name="T39">fc_record</text:span><text:span text:style-name="T16"> и одной из реализованных стратегий синхронизации см. рис. 5.1.</text:span></text:p>
      <text:p text:style-name="P30"><text:span text:style-name="T34"><text:s text:c="4"/>template &lt;typename T, <text:s/>class Queue = std::queue&lt;T&gt;, typename Traits = fcqueue::traits &gt;</text:span></text:p>
      <text:p text:style-name="P30"><text:span text:style-name="T34"><text:s text:c="4"/>class FCQueue: public cds::algo::flat_combining::container</text:span></text:p>
      <text:p text:style-name="P30"><text:span text:style-name="T34"><text:s text:c="4"/>{</text:span></text:p>
      <text:p text:style-name="P30"><text:span text:style-name="T34"><text:s text:c="4"/>public:</text:span></text:p>
      <text:p text:style-name="P30"><text:span text:style-name="T34"><text:s text:c="8"/>typedef T <text:s text:c="10"/>value_type; <text:s text:c="4"/>///&lt; Value type</text:span></text:p>
      <text:p text:style-name="P30"><text:span text:style-name="T34"><text:s text:c="8"/>typedef Queue <text:s text:c="6"/>queue_type; <text:s text:c="4"/>///&lt; Sequential queue class</text:span></text:p>
      <text:p text:style-name="P30"><text:span text:style-name="T34"><text:s text:c="8"/>...</text:span></text:p>
      <text:p text:style-name="P30"><text:span text:style-name="T34"><text:s text:c="8"/>/// Flat combining publication list record</text:span></text:p>
      <text:p text:style-name="P30"><text:span text:style-name="T34"><text:s text:c="8"/>struct </text:span><text:span text:style-name="T33">fc_record: public cds::algo::flat_combining::publication_record</text:span></text:p>
      <text:p text:style-name="P30"><text:span text:style-name="T34"><text:s text:c="8"/>{</text:span></text:p>
      <text:p text:style-name="P30"><text:span text:style-name="T34"><text:s text:c="12"/>union {</text:span></text:p>
      <text:p text:style-name="P30"><text:span text:style-name="T34"><text:s text:c="16"/>value_type const * <text:s/>pValEnq; <text:s/>///&lt; Value to enqueue</text:span></text:p>
      <text:p text:style-name="P30"><text:span text:style-name="T34"><text:s text:c="16"/>value_type * <text:s text:c="7"/>pValDeq; <text:s/>///&lt; Dequeue destination</text:span></text:p>
      <text:p text:style-name="P30"><text:span text:style-name="T34"><text:s text:c="12"/>};</text:span></text:p>
      <text:p text:style-name="P30"><text:span text:style-name="T34"><text:s text:c="12"/>bool <text:s text:c="11"/>bEmpty; ///&lt; \p true if the queue is empty</text:span></text:p>
      <text:p text:style-name="P30"><text:span text:style-name="T34"><text:s text:c="8"/>};</text:span></text:p>
      <text:p text:style-name="P37"><text:span text:style-name="T34"><text:s text:c="8"/>//@endcond</text:span></text:p>
      <text:p text:style-name="P30"><text:span text:style-name="T34">/// Flat combining kernel</text:span></text:p>
      <text:p text:style-name="P37"><text:span text:style-name="T34"><text:s text:c="8"/>typedef cds::algo::flat_combining::kernel&lt;</text:span><text:span text:style-name="T33"> fc_record</text:span><text:span text:style-name="T34">, traits,</text:span></text:p>
      <text:p text:style-name="P37"><text:span text:style-name="T34"><text:s text:c="9"/></text:span><text:span text:style-name="T33">cds::algo::flat_combining::WaitStrategy </text:span><text:span text:style-name="T34">&gt; fc_kernel;</text:span></text:p>
      <text:p text:style-name="P30"><text:span text:style-name="T34"><text:s text:c="4"/>protected:</text:span></text:p>
      <text:p text:style-name="P30"><text:span text:style-name="T34"><text:s text:c="8"/>fc_kernel <text:s text:c="2"/>m_FlatCombining;</text:span></text:p>
      <text:p text:style-name="P30"><text:span text:style-name="T34"><text:s text:c="8"/>queue_type <text:s/>m_Queue;</text:span></text:p>
      <text:p text:style-name="P37"><text:span text:style-name="T34"><text:s text:c="4"/>}</text:span></text:p>
      <text:p text:style-name="P6"><text:span text:style-name="T8">Оригинальный код см. в разделе "</text:span><text:span text:style-name="T8"><office:annotation><dc:creator>Марсель Фарисович Галимуллин</dc:creator><dc:date>2015-07-14T15:52:17.475000000</dc:date><text:list text:continue-numbering="true" text:style-name=""><text:list-item><text:p text:style-name="P82"><text:span text:style-name="T45">TODO</text:span></text:p></text:list-item></text:list></office:annotation></text:span><text:span text:style-name="T8">".</text:span></text:p>
      <text:p text:style-name="P7"><text:soft-page-break/><draw:frame draw:style-name="fr2" draw:name="Врезка8" text:anchor-type="as-char" svg:width="15.212cm" draw:z-index="18"><draw:text-box fo:min-height="15.566cm"><text:p text:style-name="Caption"><draw:frame draw:style-name="fr4" draw:name="Изображение12" text:anchor-type="paragraph" svg:width="16.282cm" svg:height="16.662cm" style:rel-height="scale" draw:z-index="19"><draw:image xlink:href="Pictures/2000000A00004A8400004C46A64ECAB0.wmf" xlink:type="simple" xlink:show="embed" xlink:actuate="onLoad"/></draw:frame>Рисунок 5.1 - Диаграмма классов тестового примера</text:p></draw:text-box></draw:frame></text:p>
      <text:p text:style-name="P2"><text:span text:style-name="T14">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span></text:p>
      <text:p text:style-name="P3"><text:span text:style-name="T6">op_enq - </text:span><text:span text:style-name="T11">добавление элемента в конец очереди;</text:span></text:p>
      <text:p text:style-name="P3"><text:span text:style-name="T6">op_deq - </text:span><text:span text:style-name="T11">удаление элемента из начала очереди;</text:span></text:p>
      <text:p text:style-name="P3"><text:span text:style-name="T6">op_clear - </text:span><text:span text:style-name="T11">удаление всех элементов очереди - </text:span></text:p>
      <text:p text:style-name="P2"><text:span text:style-name="T11">и ассоциируем эта операции с числовыми значениями, начиная со значения </text:span><text:span text:style-name="T36">cds::algo::flat_combining::req_Operation</text:span><text:span text:style-name="T11">, определенного в ядре FC.</text:span></text:p>
      <text:p text:style-name="P30"><text:soft-page-break/><text:span text:style-name="T32"><text:s text:c="8"/>/// Queue operation IDs</text:span></text:p>
      <text:p text:style-name="P30"><text:span text:style-name="T32"><text:s text:c="8"/>enum fc_operation {</text:span></text:p>
      <text:p text:style-name="P30"><text:span text:style-name="T32"><text:s text:c="12"/>op_enq = cds::algo::flat_combining::req_Operation, ///&lt; Enqueue</text:span></text:p>
      <text:p text:style-name="P30"><text:span text:style-name="T32"><text:s text:c="12"/>op_deq, <text:s text:c="8"/>///&lt; Dequeue</text:span></text:p>
      <text:p text:style-name="P30"><text:span text:style-name="T32"><text:s text:c="12"/>op_clear <text:s text:c="7"/>///&lt; Clear</text:span></text:p>
      <text:p text:style-name="P30"><text:span text:style-name="T32"><text:s text:c="8"/>};</text:span></text:p>
      <text:p text:style-name="P6"><text:span text:style-name="T11">Оригинальный код см. в разделе "</text:span><text:span text:style-name="T11"><office:annotation><dc:creator>Марсель Фарисович Галимуллин</dc:creator><dc:date>2015-07-14T15:53:16.995000000</dc:date><text:list text:continue-numbering="true" text:style-name=""><text:list-item><text:p text:style-name="P82"><text:span text:style-name="T45">TODO</text:span></text:p></text:list-item></text:list></office:annotation></text:span><text:span text:style-name="T11">".</text:span></text:p>
      <text:p text:style-name="P2"><text:span text:style-name="T14">Далее необходимо реализовать интерфейс взаимодействия с объектом ядра FC, необходимый для корректной работы параллельной структуры данных. Для этого необходимо реализовать следующие функции:</text:span></text:p>
      <text:p text:style-name="P30"><text:span text:style-name="T32"><text:s text:c="8"/>class container</text:span></text:p>
      <text:p text:style-name="P30"><text:span text:style-name="T32"><text:s text:c="8"/>{</text:span></text:p>
      <text:p text:style-name="P30"><text:span text:style-name="T32"><text:s text:c="8"/>public:</text:span></text:p>
      <text:p text:style-name="P30"><text:span text:style-name="T32"><text:s text:c="12"/>template &lt;typename PubRecord&gt;</text:span></text:p>
      <text:p text:style-name="P30"><text:span text:style-name="T32"><text:s text:c="12"/>void fc_apply( PubRecord * )</text:span></text:p>
      <text:p text:style-name="P30"><text:span text:style-name="T32"><text:s text:c="12"/>{</text:span></text:p>
      <text:p text:style-name="P30"><text:span text:style-name="T32"><text:s text:c="16"/>assert( false );</text:span></text:p>
      <text:p text:style-name="P30"><text:span text:style-name="T32"><text:s text:c="12"/>}</text:span></text:p>
      <text:p text:style-name="P28"/>
      <text:p text:style-name="P30"><text:span text:style-name="T32"><text:s text:c="12"/>template &lt;typename Iterator&gt;</text:span></text:p>
      <text:p text:style-name="P30"><text:span text:style-name="T32"><text:s text:c="12"/>void fc_process( Iterator, Iterator )</text:span></text:p>
      <text:p text:style-name="P30"><text:span text:style-name="T32"><text:s text:c="12"/>{</text:span></text:p>
      <text:p text:style-name="P30"><text:span text:style-name="T32"><text:s text:c="16"/>assert( false );</text:span></text:p>
      <text:p text:style-name="P30"><text:span text:style-name="T32"><text:s text:c="12"/>}</text:span></text:p>
      <text:p text:style-name="P38"><text:span text:style-name="T32"><text:s text:c="8"/>};</text:span></text:p>
      <text:p text:style-name="P2"><text:span text:style-name="T14">Метод </text:span><text:span text:style-name="T38">void fc_process( Iterator, Iterator ) </text:span><text:span text:style-name="T14">необходим для использования стратегии elumination back-off, описанной в разделе "</text:span><text:span text:style-name="T14"><office:annotation><dc:creator>Марсель Фарисович Галимуллин</dc:creator><dc:date>2015-07-14T15:53:50.864000000</dc:date><text:list text:continue-numbering="true" text:style-name=""><text:list-item><text:p text:style-name="P82"><text:span text:style-name="T44">TODO</text:span></text:p></text:list-item></text:list></office:annotation></text:span><text:span text:style-name="T14">". Данная стратегия и варианты ее использования в данной работе не рассматриваются.</text:span></text:p>
      <text:p text:style-name="P2"><text:span text:style-name="T12">И</text:span><text:span text:style-name="T11">спользование шаблона проектирования "Интерфейс" (англ. Interface) могло бы упростить архитектуру FC, однако при этом возникло бы большое число вызовов виртуальных функций. В данной версии библиотеки метод</text:span></text:p>
      <text:p text:style-name="P2"><text:span text:style-name="T32">void combine( unsigned int nOpId, PublicationRecord * pRec, Container&amp; owner )</text:span></text:p>
      <text:p text:style-name="P2"><text:span text:style-name="T11">имеет в качестве параметра указатель на параллельную структуру данных, для вызова переопределенных методов класса container.</text:span></text:p>
      <text:p text:style-name="P2"><text:span text:style-name="T14">Реализованная функция интерфейса </text:span><text:span text:style-name="T38">void fc_apply( PubRecord * )</text:span><text:span text:style-name="T14"> выглядит следующим образом:</text:span></text:p>
      <text:p text:style-name="P30"><text:soft-page-break/><text:span text:style-name="T32"><text:tab/>void fc_apply(fc_record * pRec)</text:span></text:p>
      <text:p text:style-name="P30"><text:span text:style-name="T32"><text:tab/>{</text:span></text:p>
      <text:p text:style-name="P30"><text:span text:style-name="T32"><text:tab/><text:tab/>assert(pRec);</text:span></text:p>
      <text:p text:style-name="P30"><text:span text:style-name="T32"><text:tab/><text:tab/>switch (pRec-&gt;op()) {</text:span></text:p>
      <text:p text:style-name="P30"><text:span text:style-name="T32"><text:tab/><text:tab/>case op_enq:</text:span></text:p>
      <text:p text:style-name="P30"><text:span text:style-name="T32"><text:tab/><text:tab/><text:tab/>assert(pRec-&gt;pValEnq);</text:span></text:p>
      <text:p text:style-name="P30"><text:span text:style-name="T32"><text:tab/><text:tab/><text:tab/>m_Queue.push(*(pRec-&gt;pValEnq));</text:span></text:p>
      <text:p text:style-name="P30"><text:span text:style-name="T32"><text:tab/><text:tab/><text:tab/>break;</text:span></text:p>
      <text:p text:style-name="P30"><text:span text:style-name="T32"><text:tab/><text:tab/>case op_deq:</text:span></text:p>
      <text:p text:style-name="P30"><text:span text:style-name="T32"><text:tab/><text:tab/><text:tab/>assert(pRec-&gt;pValDeq);</text:span></text:p>
      <text:p text:style-name="P30"><text:span text:style-name="T32"><text:tab/><text:tab/><text:tab/>pRec-&gt;bEmpty = m_Queue.empty();</text:span></text:p>
      <text:p text:style-name="P30"><text:span text:style-name="T32"><text:tab/><text:tab/><text:tab/>if (!pRec-&gt;bEmpty) {</text:span></text:p>
      <text:p text:style-name="P30"><text:span text:style-name="T32"><text:tab/><text:tab/><text:tab/><text:tab/>*(pRec-&gt;pValDeq) = m_Queue.front();</text:span></text:p>
      <text:p text:style-name="P30"><text:span text:style-name="T32"><text:tab/><text:tab/><text:tab/><text:tab/>m_Queue.pop();</text:span></text:p>
      <text:p text:style-name="P30"><text:span text:style-name="T32"><text:tab/><text:tab/><text:tab/>}</text:span></text:p>
      <text:p text:style-name="P30"><text:span text:style-name="T32"><text:tab/><text:tab/><text:tab/>break;</text:span></text:p>
      <text:p text:style-name="P30"><text:span text:style-name="T32"><text:tab/><text:tab/>case op_clear:</text:span></text:p>
      <text:p text:style-name="P30"><text:span text:style-name="T32"><text:tab/><text:tab/><text:tab/>while (!m_Queue.empty())</text:span></text:p>
      <text:p text:style-name="P30"><text:span text:style-name="T32"><text:tab/><text:tab/><text:tab/><text:tab/>m_Queue.pop();</text:span></text:p>
      <text:p text:style-name="P30"><text:span text:style-name="T32"><text:tab/><text:tab/><text:tab/>break;</text:span></text:p>
      <text:p text:style-name="P30"><text:span text:style-name="T32"><text:tab/><text:tab/>default:</text:span></text:p>
      <text:p text:style-name="P30"><text:span text:style-name="T32"><text:tab/><text:tab/><text:tab/>assert(false);</text:span></text:p>
      <text:p text:style-name="P30"><text:span text:style-name="T32"><text:tab/><text:tab/><text:tab/>break;</text:span></text:p>
      <text:p text:style-name="P30"><text:span text:style-name="T32"><text:tab/><text:tab/>}</text:span></text:p>
      <text:p text:style-name="P38"><text:span text:style-name="T32"><text:tab/>}</text:span></text:p>
      <text:p text:style-name="P6"><text:span text:style-name="T11">Оригинальный код см. в разделе "</text:span><text:span text:style-name="T11"><office:annotation><dc:creator>Марсель Фарисович Галимуллин</dc:creator><dc:date>2015-07-14T15:54:55.720000000</dc:date><text:list text:continue-numbering="true" text:style-name=""><text:list-item><text:p text:style-name="P82"><text:span text:style-name="T45">TODO</text:span></text:p></text:list-item></text:list></office:annotation></text:span><text:span text:style-name="T11">".</text:span></text:p>
      <text:p text:style-name="P6"><text:span text:style-name="T14">Эта функция вызывается непосредственно объектом ядра FC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38">m_Queue</text:span><text:span text:style-name="T14">,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2"><text:span text:style-name="T14">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span></text:p>
      <text:p text:style-name="P51"><text:span text:style-name="T14">получение записи (англ. publication record) из ядра FC, который в случае отсутствия записи у потока создает ее и помещает в его TLS;</text:span></text:p>
      <text:p text:style-name="P3"><text:soft-page-break/><text:span text:style-name="T14">установка дескриптора операции в соответствующее поле записи;</text:span></text:p>
      <text:p text:style-name="P3"><text:span text:style-name="T14">анонсирование записи. После публикации записи поток ожидает выполнения анонсированной операции, согласно алгоритму выбранной стратегии, или становится потоком-комбайнером. По любого из этих процессов, управление возвращается в эту функцию;</text:span></text:p>
      <text:p text:style-name="P3"><text:span text:style-name="T14">удаление записи (англ. publication record).</text:span></text:p>
      <text:p text:style-name="P2"><text:span text:style-name="T14">Пример реализации параллельной операции добавления элемента в конец очереди показан ниже.</text:span></text:p>
      <text:p text:style-name="P30"><text:span text:style-name="T32"><text:tab/>bool enqueue(value_type&amp;&amp; val)</text:span></text:p>
      <text:p text:style-name="P30"><text:span text:style-name="T32"><text:tab/>{</text:span></text:p>
      <text:p text:style-name="P30"><text:span text:style-name="T32"><text:tab/><text:tab/>fc_record * pRec = m_FlatCombining.acquire_record();</text:span></text:p>
      <text:p text:style-name="P30"><text:span text:style-name="T32"><text:tab/><text:tab/>pRec-&gt;pValEnq = &amp;val;</text:span></text:p>
      <text:p text:style-name="P30"><text:span text:style-name="T32"><text:tab/><text:tab/>m_FlatCombining.combine( op_enq, pRec, *this );</text:span></text:p>
      <text:p text:style-name="P30"><text:span text:style-name="T32"><text:tab/><text:tab/>m_FlatCombining.release_record(pRec);</text:span></text:p>
      <text:p text:style-name="P30"><text:span text:style-name="T32"><text:tab/><text:tab/>return true;</text:span></text:p>
      <text:p text:style-name="P38"><text:span text:style-name="T32"><text:tab/>}</text:span></text:p>
      <text:p text:style-name="P6"><text:span text:style-name="T11">Оригинальный код см. в разделе "</text:span><text:span text:style-name="T11"><office:annotation><dc:creator>Марсель Фарисович Галимуллин</dc:creator><dc:date>2015-07-14T15:55:54.775000000</dc:date><text:list text:continue-numbering="true" text:style-name=""><text:list-item><text:p text:style-name="P82"><text:span text:style-name="T45">TODO</text:span></text:p></text:list-item></text:list></office:annotation></text:span><text:span text:style-name="T11">".</text:span></text:p>
      <text:p text:style-name="P34"/>
      <text:p text:style-name="P6"><text:span text:style-name="T14">При реализации тестов использовался пул потоков (англ. Threads Pool), предоставляемый библиотекой libcds.</text:span></text:p>
      <text:p text:style-name="P6"><text:span text:style-name="T14">Для тестирования реализованных стратегий были построены следующие тесты:</text:span></text:p>
      <text:p text:style-name="P6"><text:span text:style-name="T6">reader/writer – </text:span><text:span text:style-name="T11">половина потоков осуществляют только добавление элементов в контейнер, а вторая половина осуществляет только удаление,</text:span></text:p>
      <text:p text:style-name="P6"><text:span text:style-name="T6">random - </text:span><text:span text:style-name="T11">случайная последовательность push/pop операций,</text:span></text:p>
      <text:p text:style-name="P6"><text:span text:style-name="T6">pop - </text:span><text:span text:style-name="T11">преобладают операции добавления элементов в контейнер,</text:span></text:p>
      <text:p text:style-name="P6"><text:span text:style-name="T6">push – </text:span><text:span text:style-name="T11">преобладают операции удаления элементов из контейнера.</text:span></text:p>
      <text:p text:style-name="P34"><text:span text:style-name="T2"/></text:p>
      <text:p text:style-name="P34"><text:span text:style-name="T2">Анализ эффективности реализованных стратегий</text:span></text:p>
      <text:p text:style-name="P2"><text:span text:style-name="T16">Анализ эффективности использования реализованных стратегий основывается на измерении следующих величин:</text:span></text:p>
      <text:p text:style-name="P51"><text:span text:style-name="T4">duration - </text:span><text:span text:style-name="T8">среднее время выполнения операций push/pop (ms/op). Данный </text:span><text:soft-page-break/><text:span text:style-name="T8">параметр является основным показателем эффективности использования разработанных стратегий синхронизации, так как показывает быстродействие работы FC в целом;</text:span></text:p>
      <text:p text:style-name="P3"><text:span text:style-name="T4">combining factor - </text:span><text:span text:style-name="T8">отношение количества выполненных операций к количеству вызовов метода комбайнера. То есть combining factor определяет эффективность FC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span></text:p>
      <text:p text:style-name="P3"><text:span text:style-name="T4">redundant iterations - </text:span><text:span text:style-name="T8">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FC см. раздел "",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span></text:p>
      <text:p text:style-name="P3"><text:span text:style-name="T4">CPU loading - </text:span><text:span text:style-name="T8">средняя загрузка центрального процессора (%).</text:span></text:p>
      <text:p text:style-name="P2"><text:span text:style-name="T8">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p>
      <text:p text:style-name="P34"><text:span text:style-name="T14">Результаты тестирования очереди с "легкими" элементами</text:span></text:p>
      <text:p text:style-name="P2"><text:span text:style-name="T16">Результаты тестирования реализованных стратегий, а так же back-off стратегии и реализации оригинального алгоритма FC приведены на графиках ниже.</text:span></text:p>
      <text:p text:style-name="P43"/>
      <text:p text:style-name="P23"><text:span text:style-name="T13">Рисунок 6.1 - Быстродействие FC с применением разработанных стратегий</text:span></text:p>
      <text:p text:style-name="P43"/>
      <text:p text:style-name="P23"><text:span text:style-name="T13">Рисунок 6.2 - Количество избыточных операций при тестировании очереди "легких" элементов</text:span></text:p>
      <text:p text:style-name="P2"><text:soft-page-break/><text:span text:style-name="T8">Как видно из графика на рис. 6.1 разработанные стратегии даже при жесткой конкурентной борьбе уступают оригинальной реализации и реализации с использованием back-off стратегии в производительности, не смотря на то, что в худшем случае имеют в 10 раз меньше избыточных операций, а в лучшем случае в 10</text:span><text:span text:style-name="T42">7 </text:span><text:span text:style-name="T8">раз, см. рис. 6.2.</text:span></text:p>
      <text:p text:style-name="P2"><text:span text:style-name="T8">Это объясняется тем, что тестируемая очередь содержит "легкие" элементы, в данном случае структуру вида:</text:span></text:p>
      <text:p text:style-name="P30"><text:span text:style-name="T34"><text:s text:c="8"/>struct SimpleValue {</text:span></text:p>
      <text:p text:style-name="P30"><text:span text:style-name="T34"><text:s text:c="12"/>size_t <text:s text:c="3"/>nNo;</text:span></text:p>
      <text:p text:style-name="P38"><text:span text:style-name="T34"><text:s text:c="12"/>size_t <text:s text:c="3"/>nThread;</text:span></text:p>
      <text:p text:style-name="P38"><text:span text:style-name="T34"><text:s text:c="7"/>}</text:span></text:p>
      <text:p text:style-name="P2"><text:span text:style-name="T8">Копирование 8-ми байт памяти занимает ничтожно малое время, поэтому операции pop/push с такой структурой происходит намного быстрее чем переключение контекста и управление состояниями потоков см. раздел "Проектирование стратегий синхронизации". В связи с этим механизм wait/notify в разработанных стратегиях только мешает работе FC.</text:span></text:p>
      <text:p text:style-name="P34"><text:span text:style-name="T14">Рисунок 6.3 - Эффективность работы потока комбайнера</text:span></text:p>
      <text:p text:style-name="P34"/>
      <text:p text:style-name="P35"><text:span text:style-name="T14">Если проанализировать значения величины combining factor при выполнении FC с использованием back-off стратегии, представленной на рис.6.3, становиться понятным причина таких высоких результатов: среднее значение combining factor для back-off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redundant iterations = 0). То есть параллельная работа потоков сводиться к последовательному выполнению операций над контейнером.</text:span></text:p>
      <text:p text:style-name="P35"><text:span text:style-name="T15">Результаты тестирования очереди с "тяжелыми" элементами</text:span></text:p>
      <text:p text:style-name="P2"><text:span text:style-name="T16">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span></text:p>
      <text:p text:style-name="P30"><text:span text:style-name="T34"><text:s text:c="8"/>struct HeavyValue {</text:span></text:p>
      <text:p text:style-name="P30"><text:span text:style-name="T34"><text:s text:c="12"/>size_t <text:s text:c="3"/>nNo;</text:span></text:p>
      <text:p text:style-name="P30"><text:span text:style-name="T34"><text:s text:c="12"/>size_t <text:s text:c="3"/>nWriterNo;</text:span></text:p>
      <text:p text:style-name="P27"/>
      <text:p text:style-name="P30"><text:soft-page-break/><text:span text:style-name="T34"><text:s text:c="12"/>static int pop_buff[1000];</text:span></text:p>
      <text:p text:style-name="P27"/>
      <text:p text:style-name="P30"><text:span text:style-name="T34"><text:s text:c="12"/>HeavyValue() :nNo(0), nWriterNo(0){}</text:span></text:p>
      <text:p text:style-name="P30"><text:span text:style-name="T34"><text:s text:c="12"/>HeavyValue(const HeavyValue &amp;object):nNo(object.nNo), nWriterNo(object.nWriterNo){</text:span></text:p>
      <text:p text:style-name="P30"><text:span text:style-name="T34"><text:s text:c="16"/>for (int i = 0; i &lt; 1000; ++i)</text:span></text:p>
      <text:p text:style-name="P30"><text:span text:style-name="T34"><text:s text:c="20"/>this-&gt;pop_buff[i] = (int)std::sqrt(object.pop_buff[i]);</text:span></text:p>
      <text:p text:style-name="P30"><text:span text:style-name="T34"><text:s text:c="12"/>}</text:span></text:p>
      <text:p text:style-name="P30"><text:span text:style-name="T34"><text:s text:c="12"/>size_t getNo() const { return <text:s/>nNo; }</text:span></text:p>
      <text:p text:style-name="P30"><text:span text:style-name="T34"><text:s text:c="8"/>};</text:span></text:p>
      <text:p text:style-name="P38"><text:span text:style-name="T34"><text:s text:c="8"/>int HeavyValue::pop_buff[] = {};</text:span></text:p>
      <text:p text:style-name="P2"><text:span text:style-name="T8">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памяти. То есть операции push/pop над контейнером буду выполняться намного дольше из-за вызова нагруженного конструктора копирования.</text:span></text:p>
      <text:p text:style-name="P2"><text:span text:style-name="T8">Результаты тестирования реализованных стратегий, а так же back-off стратегии и реализации оригинального FC на параллельной очереди с "тяжелыми" элемента приведены на графиках ниже.</text:span></text:p>
      <text:p text:style-name="P44"/>
      <text:p text:style-name="P23"><text:span text:style-name="T13">Рисунок 6.4 - Быстродействие очереди "тяжелых" элементов с применением разработанных стратегий</text:span></text:p>
      <text:p text:style-name="P44"/>
      <text:p text:style-name="P23"><text:span text:style-name="T13">Рисунок 6.5 - Количество избыточных операций при тестировании очереди с "тяжелыми" элементами</text:span></text:p>
      <text:p text:style-name="P2"><text:span text:style-name="T8">Как видно из графика, представленного на рис. 6.4,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Проектирование стратегий синхронизации" мало по сравнению со временем выполнения операция и слабо влияет на производительность в целом, нежели в случае со списком "легких" элементов.</text:span></text:p>
      <text:p text:style-name="P2"><text:span text:style-name="T8">Производительность реализации оригинального алгоритма FC, как и </text:span><text:soft-page-break/><text:span text:style-name="T8">реализации с использованием back-off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Проектирование стратегий синхронизации".</text:span></text:p>
      <text:p text:style-name="P2"><text:span text:style-name="T8">Как видно из графика, представленного на рис. 6.5, число избыточных операций при тестировании реализации оригинального алгоритма FC и реализации с использованием back-off стратегии в худшем случае больше на порядок, а в лучшем - в 10</text:span><text:span text:style-name="T42">9</text:span><text:span text:style-name="T8">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6.6. </text:span></text:p>
      <text:p text:style-name="P35"><draw:frame draw:style-name="fr2" draw:name="Врезка9" text:anchor-type="as-char" svg:width="13.1cm" draw:z-index="20"><draw:text-box fo:min-height="3.318cm"><text:p text:style-name="Caption"><draw:frame draw:style-name="fr4" draw:name="Изображение13" text:anchor-type="paragraph" svg:width="13.1cm" svg:height="3.318cm" style:rel-height="scale" draw:z-index="21"><draw:image xlink:href="Pictures/2000000A0000356F00000DA56B682244.wmf" xlink:type="simple" xlink:show="embed" xlink:actuate="onLoad"/></draw:frame>Рисунок 6.6 - Графики загрузки ЦП. Слева на право: реализация оригинального FC, применение SMSCV стратегии, применение SMMCV стратегии, применение MMMCV стратегии.</text:p></draw:text-box></draw:frame><office:annotation><dc:creator>Марсель Фарисович Галимуллин</dc:creator><dc:date>2015-07-14T16:00:05.602000000</dc:date><text:list text:continue-numbering="true" text:style-name=""><text:list-item><text:p text:style-name="P82"><text:span text:style-name="T44">1) Картинка ужасна</text:span></text:p></text:list-item><text:list-item><text:p text:style-name="P82"><text:span text:style-name="T44">2) Нет расшифровок SMSCV, SMMCV, MMMCV</text:span></text:p></text:list-item></text:list></office:annotation></text:p>
      <text:p text:style-name="P35"><text:span text:style-name="T15">Выводы</text:span></text:p>
      <text:p text:style-name="P2"><text:span text:style-name="T16">На основе анализа получившихся результатов можно сделать вывод о том, что разработанных стратегии синхронизации на основе механизма wait/notify эффективны при построение контейнеров с элементами больших объемов и алгоритмов, требующих длительного выполнения операций.</text:span></text:p>
      <text:p text:style-name="P2"><text:span text:style-name="T16">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span></text:p>
      <text:p text:style-name="P2"><text:span text:style-name="T16">Разработанные стратегии показали отличные результаты при жесткой конкурентной борьбе большого количества потоков, сводя эту борьбу за </text:span><text:soft-page-break/><text:span text:style-name="T16">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span></text:p>
      <text:p text:style-name="P2"><text:span text:style-name="T16">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MMMCV (Multiple Mutex Multiple Conditional Variable)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span></text:p>
      <text:p text:style-name="P35"><text:span text:style-name="T1">Список литературы</text:span></text:p>
      <text:p text:style-name="P75"><text:span text:style-name="T4">Danny Hendler, Itai Incze, Nir Shavit, Moran Tzafrir "Flat Combining and the Synchronization-Parallelism Tradeoff";</text:span></text:p>
      <text:p text:style-name="P75"><text:span text:style-name="T8">М. Кижинский "Lock-free структуры данных. Эволюция стека" [электронный ресурс] – Режим доступа: </text:span><text:span text:style-name="T20">http</text:span><text:span text:style-name="T21">HYPERLINK "http://habrahabr.ru/company/ifree/blog/216013/"</text:span><text:span text:style-name="T22">://</text:span><text:span text:style-name="T21">HYPERLINK "http://habrahabr.ru/company/ifree/blog/216013/"</text:span><text:span text:style-name="T22">habrahabr</text:span><text:span text:style-name="T21">HYPERLINK "http://habrahabr.ru/company/ifree/blog/216013/"</text:span><text:span text:style-name="T22">.</text:span><text:span text:style-name="T21">HYPERLINK "http://habrahabr.ru/company/ifree/blog/216013/"</text:span><text:span text:style-name="T22">ru</text:span><text:span text:style-name="T21">HYPERLINK "http://habrahabr.ru/company/ifree/blog/216013/"</text:span><text:span text:style-name="T22">/</text:span><text:span text:style-name="T21">HYPERLINK "http://habrahabr.ru/company/ifree/blog/216013/"</text:span><text:span text:style-name="T22">company</text:span><text:span text:style-name="T21">HYPERLINK "http://habrahabr.ru/company/ifree/blog/216013/"</text:span><text:span text:style-name="T22">/</text:span><text:span text:style-name="T21">HYPERLINK "http://habrahabr.ru/company/ifree/blog/216013/"</text:span><text:span text:style-name="T22">ifree</text:span><text:span text:style-name="T21">HYPERLINK "http://habrahabr.ru/company/ifree/blog/216013/"</text:span><text:span text:style-name="T22">/</text:span><text:span text:style-name="T21">HYPERLINK "http://habrahabr.ru/company/ifree/blog/216013/"</text:span><text:span text:style-name="T22">blog</text:span><text:span text:style-name="T21">HYPERLINK "http://habrahabr.ru/company/ifree/blog/216013/"</text:span><text:span text:style-name="T22">/216013/</text:span><text:span text:style-name="T26">;</text:span></text:p>
      <text:p text:style-name="P75"><text:span text:style-name="T28">Видео материал со встречи Сообщество C++ программистов в России [электронный ресурс] – Режим доступа: </text:span><text:span text:style-name="T20">http://video.yandex.ru/users/ya-events/view/2932</text:span><text:span text:style-name="T24">;</text:span></text:p>
      <text:p text:style-name="P76"><text:span text:style-name="T28">Э. Гамма, Р. Хелм, Р. Джонсон, Дж. Влиссидерс "Приемы объектно-ориентированного проектирования. Паттерны проектирования" издательство "Питер" 2001 г;</text:span></text:p>
      <text:p text:style-name="P76"><text:span text:style-name="T24">Maurice Herlihy, Nir Shavit. "The Art of Multiprocessor Programming";</text:span></text:p>
      <text:p text:style-name="P76"><text:span text:style-name="T24">Timothy G. Mattson, Beverly A. Sanders, Berna L. Massingill. "Patterns for Parallel Programming";</text:span></text:p>
      <text:p text:style-name="P76"><text:span text:style-name="T28">Камерон Хьюз, Трейси Хьюз. "Параллельное и распределенное программирование с использованием C++";</text:span></text:p>
      <text:p text:style-name="P76"><text:span text:style-name="T28">Энтони Уильямс. "Параллельное программирование на C++ в действии";</text:span></text:p>
      <text:p text:style-name="P76"><text:span text:style-name="T24">"</text:span><text:span text:style-name="T28">Лицензия BSD" [электронный ресурс] – Режим доступа: </text:span><text:soft-page-break/><text:span text:style-name="T20">https://ru.wikipedia.org/wiki/Лицензия_</text:span><text:span text:style-name="T21">HYPERLINK "https://ru.wikipedia.org/wiki/Лицензия_BSD"</text:span><text:span text:style-name="T22">BSD</text:span><text:span text:style-name="T26">;</text:span></text:p>
      <text:p text:style-name="P76"><text:span text:style-name="T26">"</text:span><text:span text:style-name="T28">Потоки, блокировки и условные переменные в C++11 [Часть 2]" [электронный ресурс] – Режим доступа: </text:span><text:span text:style-name="T20">http</text:span><text:span text:style-name="T21">HYPERLINK "http://habrahabr.ru/post/182626/"</text:span><text:span text:style-name="T22">://</text:span><text:span text:style-name="T21">HYPERLINK "http://habrahabr.ru/post/182626/"</text:span><text:span text:style-name="T22">habrahabr</text:span><text:span text:style-name="T21">HYPERLINK "http://habrahabr.ru/post/182626/"</text:span><text:span text:style-name="T22">.</text:span><text:span text:style-name="T21">HYPERLINK "http://habrahabr.ru/post/182626/"</text:span><text:span text:style-name="T22">ru</text:span><text:span text:style-name="T21">HYPERLINK "http://habrahabr.ru/post/182626/"</text:span><text:span text:style-name="T22">/</text:span><text:span text:style-name="T21">HYPERLINK "http://habrahabr.ru/post/182626/"</text:span><text:span text:style-name="T22">post</text:span><text:span text:style-name="T21">HYPERLINK "http://habrahabr.ru/post/182626/"</text:span><text:span text:style-name="T22">/182626/</text:span><text:span text:style-name="T26">;</text:span></text:p>
      <text:p text:style-name="P76"><text:span text:style-name="T28">Джонсон Харт "Системное программирование в среде Windows".</text:span></text:p>
      <text:p text:style-name="P35"><text:a xlink:type="simple" xlink:href="http://habrahabr.ru/post/182626/" text:style-name="Internet_20_link" text:visited-style-name="Visited_20_Internet_20_Link"/></text:p>
      <text:p text:style-name="P58"><text:span text:style-name="T3"><office:annotation office:name="__Annotation__12201_568869391"><dc:creator>Марсель Фарисович Галимуллин</dc:creator><dc:date>2015-07-14T16:02:42.407000000</dc:date><text:list text:continue-numbering="true" text:style-name=""><text:list-item><text:p text:style-name="P82"><text:span text:style-name="T45">Не уверен, что это полотно кода необходимо тут.</text:span></text:p></text:list-item></text:list></office:annotation></text:span><text:span text:style-name="T3">Приложение 1</text:span><office:annotation-end office:name="__Annotation__12201_568869391"/></text:p>
      <text:p text:style-name="P60"><text:span text:style-name="T13">Ядро flat-combining</text:span></text:p>
      <text:p text:style-name="P30"><text:span text:style-name="T40"><text:s text:c="4"/>namespace flat_combining {</text:span></text:p>
      <text:p text:style-name="P30"><text:span text:style-name="T40"><text:s text:c="8"/>/**</text:span></text:p>
      <text:p text:style-name="P30"><text:span text:style-name="T40"><text:s text:c="12"/>Each data structure based on flat combining contains a class derived from \p %publication_record</text:span></text:p>
      <text:p text:style-name="P30"><text:span text:style-name="T40"><text:s text:c="8"/>*/</text:span></text:p>
      <text:p text:style-name="P30"><text:span text:style-name="T40"><text:s text:c="8"/>struct publication_record {</text:span></text:p>
      <text:p text:style-name="P30"><text:span text:style-name="T40"><text:s text:c="12"/>atomics::atomic&lt;unsigned int&gt; <text:s text:c="3"/>nRequest; <text:s text:c="2"/>///&lt; Request field (depends on data structure)</text:span></text:p>
      <text:p text:style-name="P30"><text:span text:style-name="T40"><text:s text:c="12"/>atomics::atomic&lt;unsigned int&gt; <text:s text:c="3"/>nState; <text:s text:c="4"/>///&lt; Record state: inactive, active, removed</text:span></text:p>
      <text:p text:style-name="P30"><text:span text:style-name="T40"><text:s text:c="12"/>unsigned int <text:s text:c="23"/>nAge; <text:s text:c="6"/>///&lt; Age of the record</text:span></text:p>
      <text:p text:style-name="P30"><text:span text:style-name="T40"><text:s text:c="12"/>atomics::atomic&lt;publication_record *&gt; pNext; ///&lt; Next record in publication list</text:span></text:p>
      <text:p text:style-name="P30"><text:span text:style-name="T40"><text:s text:c="12"/>void * <text:s text:c="29"/>pOwner; <text:s text:c="3"/>///&lt; [internal data] Pointer to \ref kernel object that manages the publication list</text:span></text:p>
      <text:p text:style-name="P30"><text:span text:style-name="T40"><text:s text:c="12"/>/// Initializes publication record</text:span></text:p>
      <text:p text:style-name="P30"><text:span text:style-name="T40"><text:s text:c="12"/>publication_record()</text:span></text:p>
      <text:p text:style-name="P30"><text:span text:style-name="T40"><text:s text:c="16"/>: nRequest( req_EmptyRecord )</text:span></text:p>
      <text:p text:style-name="P30"><text:span text:style-name="T40"><text:s text:c="16"/>, nState( inactive )</text:span></text:p>
      <text:p text:style-name="P30"><text:span text:style-name="T40"><text:s text:c="16"/>, nAge(0)</text:span></text:p>
      <text:p text:style-name="P30"><text:span text:style-name="T40"><text:s text:c="16"/>, pNext( nullptr )</text:span></text:p>
      <text:p text:style-name="P30"><text:span text:style-name="T40"><text:s text:c="16"/>, pOwner( nullptr )</text:span></text:p>
      <text:p text:style-name="P30"><text:span text:style-name="T40"><text:s text:c="12"/>{}</text:span></text:p>
      <text:p text:style-name="P29"/>
      <text:p text:style-name="P30"><text:span text:style-name="T40"><text:s text:c="12"/>/// Returns the value of \p nRequest field</text:span></text:p>
      <text:p text:style-name="P30"><text:span text:style-name="T40"><text:s text:c="12"/>unsigned int op() const</text:span></text:p>
      <text:p text:style-name="P30"><text:span text:style-name="T40"><text:s text:c="12"/>{</text:span></text:p>
      <text:p text:style-name="P30"><text:span text:style-name="T40"><text:s text:c="16"/>return nRequest.load( atomics::memory_order_relaxed );</text:span></text:p>
      <text:p text:style-name="P30"><text:span text:style-name="T40"><text:s text:c="12"/>}</text:span></text:p>
      <text:p text:style-name="P29"/>
      <text:p text:style-name="P30"><text:span text:style-name="T40"><text:s text:c="12"/>/// Checks if the operation is done</text:span></text:p>
      <text:p text:style-name="P30"><text:span text:style-name="T40"><text:s text:c="12"/>bool is_done() const</text:span></text:p>
      <text:p text:style-name="P30"><text:span text:style-name="T40"><text:s text:c="12"/>{</text:span></text:p>
      <text:p text:style-name="P30"><text:span text:style-name="T40"><text:s text:c="16"/>return nRequest.load( atomics::memory_order_relaxed ) == req_Response;</text:span></text:p>
      <text:p text:style-name="P30"><text:span text:style-name="T40"><text:s text:c="12"/>}</text:span></text:p>
      <text:p text:style-name="P30"><text:span text:style-name="T40"><text:s text:c="8"/>};</text:span></text:p>
      <text:p text:style-name="P30"><text:span text:style-name="T40"><text:s text:c="8"/>/// Flat combining internal statistics</text:span></text:p>
      <text:p text:style-name="P30"><text:span text:style-name="T40"><text:s text:c="8"/>template &lt;typename Counter = cds::atomicity::event_counter &gt;</text:span></text:p>
      <text:p text:style-name="P30"><text:span text:style-name="T40"><text:s text:c="8"/>struct stat</text:span></text:p>
      <text:p text:style-name="P30"><text:span text:style-name="T40"><text:s text:c="8"/>{</text:span></text:p>
      <text:p text:style-name="P30"><text:span text:style-name="T40"><text:s text:c="12"/>typedef Counter counter_type; <text:s text:c="2"/>///&lt; Event counter type</text:span></text:p>
      <text:p text:style-name="P29"/>
      <text:p text:style-name="P30"><text:span text:style-name="T40"><text:s text:c="12"/>counter_type <text:s text:c="3"/>m_nOperationCount <text:s text:c="2"/>; <text:s text:c="2"/>///&lt; How many operations have been performed</text:span></text:p>
      <text:p text:style-name="P30"><text:span text:style-name="T40"><text:s text:c="12"/>counter_type <text:s text:c="3"/>m_nCombiningCount <text:s text:c="2"/>; <text:s text:c="2"/>///&lt; Combining call count</text:span></text:p>
      <text:p text:style-name="P30"><text:span text:style-name="T40"><text:s text:c="12"/>counter_type <text:s text:c="3"/>m_nCompactPublicationList; ///&lt; Count of publication list compacting</text:span></text:p>
      <text:p text:style-name="P30"><text:span text:style-name="T40"><text:s text:c="12"/>counter_type <text:s text:c="3"/>m_nDeactivatePubRecord; ///&lt; How many publication records were deactivated during compacting</text:span></text:p>
      <text:p text:style-name="P30"><text:span text:style-name="T40"><text:s text:c="12"/>counter_type <text:s text:c="3"/>m_nActivatePubRecord; <text:s text:c="2"/>///&lt; Count of publication record activating</text:span></text:p>
      <text:p text:style-name="P30"><text:span text:style-name="T40"><text:s text:c="12"/>counter_type <text:s text:c="3"/>m_nPubRecordCreated ; <text:s text:c="2"/>///&lt; Count of created publication records</text:span></text:p>
      <text:p text:style-name="P30"><text:span text:style-name="T40"><text:s text:c="12"/>counter_type <text:s text:c="3"/>m_nPubRecordDeteted ; <text:s text:c="2"/>///&lt; Count of deleted publication records</text:span></text:p>
      <text:p text:style-name="P30"><text:span text:style-name="T40"><text:s text:c="12"/>counter_type <text:s text:c="3"/>m_nAcquirePubRecCount; <text:s/>///&lt; Count of acquiring publication record</text:span></text:p>
      <text:p text:style-name="P30"><text:span text:style-name="T40"><text:s text:c="12"/>counter_type <text:s text:c="3"/>m_nReleasePubRecCount; <text:s/>///&lt; Count on releasing publication record</text:span></text:p>
      <text:p text:style-name="P30"><text:span text:style-name="T40"><text:s text:c="12"/>counter_type <text:s text:c="3"/>m_nIterationCount; <text:s text:c="5"/>///&lt; Count on iteration of wait_for_combining</text:span></text:p>
      <text:p text:style-name="P30"><text:span text:style-name="T40"><text:s text:c="12"/>counter_type <text:s text:c="3"/>m_nWaitForCombiningCount; <text:s text:c="5"/>///&lt; Count on iteration of wait_for_combining</text:span></text:p>
      <text:p text:style-name="P29"/>
      <text:p text:style-name="P30"><text:span text:style-name="T40"><text:s text:c="12"/>/// Returns current combining factor</text:span></text:p>
      <text:p text:style-name="P30"><text:span text:style-name="T40"><text:s text:c="12"/>/**</text:span></text:p>
      <text:p text:style-name="P30"><text:soft-page-break/><text:span text:style-name="T40"><text:s text:c="16"/>Combining factor is how many operations perform in one combine pass:</text:span></text:p>
      <text:p text:style-name="P30"><text:span text:style-name="T40"><text:s text:c="16"/>&lt;tt&gt;combining_factor := m_nOperationCount / m_nCombiningCount&lt;/tt&gt;</text:span></text:p>
      <text:p text:style-name="P30"><text:span text:style-name="T40"><text:s text:c="12"/>*/</text:span></text:p>
      <text:p text:style-name="P30"><text:span text:style-name="T40"><text:s text:c="12"/>double combining_factor() const</text:span></text:p>
      <text:p text:style-name="P30"><text:span text:style-name="T40"><text:s text:c="12"/>{</text:span></text:p>
      <text:p text:style-name="P30"><text:span text:style-name="T40"><text:s text:c="16"/>return m_nCombiningCount.get() ? double( m_nOperationCount.get()) / m_nCombiningCount.get() : 0.0;</text:span></text:p>
      <text:p text:style-name="P30"><text:span text:style-name="T40"><text:s text:c="12"/>}</text:span></text:p>
      <text:p text:style-name="P29"/>
      <text:p text:style-name="P30"><text:span text:style-name="T40"><text:s text:c="12"/>//@cond</text:span></text:p>
      <text:p text:style-name="P30"><text:span text:style-name="T40"><text:s text:c="12"/>void <text:s text:c="3"/>onOperation() <text:s text:c="14"/>{ ++m_nOperationCount; }</text:span></text:p>
      <text:p text:style-name="P30"><text:span text:style-name="T40"><text:s text:c="12"/>void <text:s text:c="3"/>onCombining() <text:s text:c="14"/>{ ++m_nCombiningCount; }</text:span></text:p>
      <text:p text:style-name="P30"><text:span text:style-name="T40"><text:s text:c="12"/>void <text:s text:c="3"/>onCompactPublicationList() <text:s/>{ ++m_nCompactPublicationList; }</text:span></text:p>
      <text:p text:style-name="P30"><text:span text:style-name="T40"><text:s text:c="12"/>void <text:s text:c="3"/>onDeactivatePubRecord() <text:s text:c="4"/>{ ++m_nDeactivatePubRecord; }</text:span></text:p>
      <text:p text:style-name="P30"><text:span text:style-name="T40"><text:s text:c="12"/>void <text:s text:c="3"/>onActivatPubRecord() <text:s text:c="7"/>{ ++m_nActivatePubRecord; }</text:span></text:p>
      <text:p text:style-name="P30"><text:span text:style-name="T40"><text:s text:c="12"/>void <text:s text:c="3"/>onCreatePubRecord() <text:s text:c="8"/>{ ++m_nPubRecordCreated; }</text:span></text:p>
      <text:p text:style-name="P30"><text:span text:style-name="T40"><text:s text:c="12"/>void <text:s text:c="3"/>onDeletePubRecord() <text:s text:c="8"/>{ ++m_nPubRecordDeteted; }</text:span></text:p>
      <text:p text:style-name="P30"><text:span text:style-name="T40"><text:s text:c="12"/>void <text:s text:c="3"/>onAcquirePubRecord() <text:s text:c="7"/>{ ++m_nAcquirePubRecCount; }</text:span></text:p>
      <text:p text:style-name="P30"><text:span text:style-name="T40"><text:s text:c="12"/>void <text:s text:c="3"/>onReleasePubRecord() <text:s text:c="7"/>{ ++m_nReleasePubRecCount; }</text:span></text:p>
      <text:p text:style-name="P30"><text:span text:style-name="T40"><text:tab/><text:tab/><text:tab/>void <text:s text:c="3"/>onIteration() <text:s text:c="14"/>{ ++m_nIterationCount; }</text:span></text:p>
      <text:p text:style-name="P30"><text:span text:style-name="T40"><text:tab/><text:tab/><text:tab/>void <text:s text:c="3"/>onWaitForCombining() <text:s text:c="7"/>{ ++m_nWaitForCombiningCount; }</text:span></text:p>
      <text:p text:style-name="P30"><text:span text:style-name="T40"><text:s text:c="12"/>//@endcond</text:span></text:p>
      <text:p text:style-name="P30"><text:span text:style-name="T40"><text:s text:c="8"/>};</text:span></text:p>
      <text:p text:style-name="P29"/>
      <text:p text:style-name="P30"><text:span text:style-name="T40"><text:s text:c="8"/>/// Flat combining dummy internal statistics</text:span></text:p>
      <text:p text:style-name="P30"><text:span text:style-name="T40"><text:s text:c="8"/>struct empty_stat</text:span></text:p>
      <text:p text:style-name="P30"><text:span text:style-name="T40"><text:s text:c="8"/>{</text:span></text:p>
      <text:p text:style-name="P30"><text:span text:style-name="T40"><text:s text:c="12"/>//@cond</text:span></text:p>
      <text:p text:style-name="P30"><text:span text:style-name="T40"><text:s text:c="12"/>void <text:s text:c="3"/>onOperation() <text:s text:c="14"/>{}</text:span></text:p>
      <text:p text:style-name="P30"><text:span text:style-name="T40"><text:s text:c="12"/>void <text:s text:c="3"/>onCombining() <text:s text:c="14"/>{}</text:span></text:p>
      <text:p text:style-name="P30"><text:span text:style-name="T40"><text:s text:c="12"/>void <text:s text:c="3"/>onCompactPublicationList() <text:s/>{}</text:span></text:p>
      <text:p text:style-name="P30"><text:span text:style-name="T40"><text:s text:c="12"/>void <text:s text:c="3"/>onDeactivatePubRecord() <text:s text:c="4"/>{}</text:span></text:p>
      <text:p text:style-name="P30"><text:span text:style-name="T40"><text:s text:c="12"/>void <text:s text:c="3"/>onActivatPubRecord() <text:s text:c="7"/>{}</text:span></text:p>
      <text:p text:style-name="P30"><text:span text:style-name="T40"><text:s text:c="12"/>void <text:s text:c="3"/>onCreatePubRecord() <text:s text:c="8"/>{}</text:span></text:p>
      <text:p text:style-name="P30"><text:span text:style-name="T40"><text:s text:c="12"/>void <text:s text:c="3"/>onDeletePubRecord() <text:s text:c="8"/>{}</text:span></text:p>
      <text:p text:style-name="P30"><text:span text:style-name="T40"><text:s text:c="12"/>void <text:s text:c="3"/>onAcquirePubRecord() <text:s text:c="7"/>{}</text:span></text:p>
      <text:p text:style-name="P30"><text:span text:style-name="T40"><text:s text:c="12"/>void <text:s text:c="3"/>onReleasePubRecord() <text:s text:c="7"/>{}</text:span></text:p>
      <text:p text:style-name="P30"><text:span text:style-name="T40"><text:tab/><text:tab/><text:tab/>void <text:s text:c="3"/>onIteration() <text:s text:c="14"/>{}</text:span></text:p>
      <text:p text:style-name="P30"><text:span text:style-name="T40"><text:tab/><text:tab/><text:tab/>void <text:s text:c="3"/>onWaitForCombining() <text:s text:c="7"/>{}</text:span></text:p>
      <text:p text:style-name="P30"><text:span text:style-name="T40"><text:s text:c="12"/>//@endcond</text:span></text:p>
      <text:p text:style-name="P30"><text:span text:style-name="T40"><text:s text:c="8"/>};</text:span></text:p>
      <text:p text:style-name="P29"/>
      <text:p text:style-name="P30"><text:span text:style-name="T40"><text:s text:c="8"/>/// Type traits of \ref kernel class</text:span></text:p>
      <text:p text:style-name="P30"><text:span text:style-name="T40"><text:s text:c="8"/>/**</text:span></text:p>
      <text:p text:style-name="P30"><text:span text:style-name="T40"><text:s text:c="12"/>You can define different type traits for \ref kernel</text:span></text:p>
      <text:p text:style-name="P30"><text:span text:style-name="T40"><text:s text:c="12"/>by specifying your struct based on \p %traits</text:span></text:p>
      <text:p text:style-name="P30"><text:span text:style-name="T40"><text:s text:c="12"/>or by using \ref make_traits metafunction.</text:span></text:p>
      <text:p text:style-name="P30"><text:span text:style-name="T40"><text:s text:c="8"/>*/</text:span></text:p>
      <text:p text:style-name="P30"><text:span text:style-name="T40"><text:s text:c="8"/>struct traits</text:span></text:p>
      <text:p text:style-name="P30"><text:span text:style-name="T40"><text:s text:c="8"/>{</text:span></text:p>
      <text:p text:style-name="P30"><text:span text:style-name="T40"><text:s text:c="12"/>typedef cds::sync::spin <text:s text:c="12"/>lock_type; <text:s text:c="6"/>///&lt; Lock type</text:span></text:p>
      <text:p text:style-name="P30"><text:span text:style-name="T40"><text:s text:c="12"/>typedef CDS_DEFAULT_ALLOCATOR <text:s text:c="6"/>allocator; <text:s text:c="6"/>///&lt; Allocator used for TLS data (allocating publication_record derivatives)</text:span></text:p>
      <text:p text:style-name="P30"><text:span text:style-name="T40"><text:s text:c="12"/>typedef empty_stat <text:s text:c="17"/>stat; <text:s text:c="11"/>///&lt; Internal statistics</text:span></text:p>
      <text:p text:style-name="P30"><text:span text:style-name="T40"><text:s text:c="12"/>typedef opt::v::relaxed_ordering <text:s text:c="3"/>memory_model; <text:s text:c="3"/>/// C++ memory ordering model</text:span></text:p>
      <text:p text:style-name="P30"><text:span text:style-name="T40"><text:s text:c="8"/>};</text:span></text:p>
      <text:p text:style-name="P30"><text:span text:style-name="T40"><text:s text:c="8"/>/// Metafunction converting option list to traits</text:span></text:p>
      <text:p text:style-name="P30"><text:span text:style-name="T40"><text:s text:c="8"/>/**</text:span></text:p>
      <text:p text:style-name="P30"><text:span text:style-name="T40"><text:s text:c="12"/>\p Options are:</text:span></text:p>
      <text:p text:style-name="P30"><text:span text:style-name="T40"><text:s text:c="12"/>- \p opt::lock_type - mutex type, default is \p cds::sync::spin</text:span></text:p>
      <text:p text:style-name="P30"><text:soft-page-break/><text:span text:style-name="T40"><text:s text:c="12"/>- \p opt::back_off - back-off strategy, defalt is \p cds::backoff::delay_of&lt;2&gt;</text:span></text:p>
      <text:p text:style-name="P30"><text:span text:style-name="T40"><text:s text:c="12"/>- \p opt::allocator - allocator type, default is \ref CDS_DEFAULT_ALLOCATOR</text:span></text:p>
      <text:p text:style-name="P30"><text:span text:style-name="T40"><text:s text:c="12"/>- \p opt::stat - internal statistics, possible type: \ref stat, \ref empty_stat (the default)</text:span></text:p>
      <text:p text:style-name="P30"><text:span text:style-name="T40"><text:s text:c="12"/>- \p opt::memory_model - C++ memory ordering model.</text:span></text:p>
      <text:p text:style-name="P30"><text:span text:style-name="T40"><text:s text:c="16"/>List of all available memory ordering see opt::memory_model.</text:span></text:p>
      <text:p text:style-name="P30"><text:span text:style-name="T40"><text:s text:c="16"/>Default if cds::opt::v:relaxed_ordering</text:span></text:p>
      <text:p text:style-name="P30"><text:span text:style-name="T40"><text:s text:c="8"/>*/</text:span></text:p>
      <text:p text:style-name="P30"><text:span text:style-name="T40"><text:s text:c="8"/>template &lt;typename... Options&gt;</text:span></text:p>
      <text:p text:style-name="P30"><text:span text:style-name="T40"><text:s text:c="8"/>struct make_traits {</text:span></text:p>
      <text:p text:style-name="P30"><text:span text:style-name="T40"># <text:s text:c="2"/>ifdef CDS_DOXYGEN_INVOKED</text:span></text:p>
      <text:p text:style-name="P30"><text:span text:style-name="T40"><text:s text:c="12"/>typedef implementation_defined type ; <text:s text:c="2"/>///&lt; Metafunction result</text:span></text:p>
      <text:p text:style-name="P30"><text:span text:style-name="T40"># <text:s text:c="2"/>else</text:span></text:p>
      <text:p text:style-name="P30"><text:span text:style-name="T40"><text:s text:c="12"/>typedef typename cds::opt::make_options&lt;</text:span></text:p>
      <text:p text:style-name="P30"><text:span text:style-name="T40"><text:s text:c="16"/>typename cds::opt::find_type_traits&lt; traits, Options... &gt;::type</text:span></text:p>
      <text:p text:style-name="P30"><text:span text:style-name="T40"><text:s text:c="16"/>,Options...</text:span></text:p>
      <text:p text:style-name="P30"><text:span text:style-name="T40"><text:s text:c="12"/>&gt;::type <text:s text:c="2"/>type;</text:span></text:p>
      <text:p text:style-name="P30"><text:span text:style-name="T40"># <text:s text:c="2"/>endif</text:span></text:p>
      <text:p text:style-name="P30"><text:span text:style-name="T40"><text:s text:c="8"/>};</text:span></text:p>
      <text:p text:style-name="P29"/>
      <text:p text:style-name="P30"><text:span text:style-name="T40"><text:s text:c="8"/>/// The kernel of flat combining</text:span></text:p>
      <text:p text:style-name="P30"><text:span text:style-name="T40"><text:s text:c="8"/>template &lt;</text:span></text:p>
      <text:p text:style-name="P30"><text:span text:style-name="T40"><text:s text:c="12"/>typename PublicationRecord</text:span></text:p>
      <text:p text:style-name="P30"><text:span text:style-name="T40"><text:s text:c="12"/>,typename Traits = traits</text:span></text:p>
      <text:p text:style-name="P30"><text:span text:style-name="T40"><text:tab/><text:tab/><text:tab/>, template&lt;class, class&gt; class WaitStrategy = DefautlWaitStartegy</text:span></text:p>
      <text:p text:style-name="P30"><text:span text:style-name="T40"><text:s text:c="8"/>&gt;</text:span></text:p>
      <text:p text:style-name="P30"><text:span text:style-name="T40"><text:s text:c="8"/>class kernel</text:span></text:p>
      <text:p text:style-name="P30"><text:span text:style-name="T40"><text:s text:c="8"/>{</text:span></text:p>
      <text:p text:style-name="P30"><text:span text:style-name="T40"><text:s text:c="8"/>public:</text:span></text:p>
      <text:p text:style-name="P30"><text:span text:style-name="T40"><text:s text:c="12"/>//typedef PublicationRecord <text:s text:c="2"/>publication_record_type; <text:s text:c="2"/>///&lt; publication record type</text:span></text:p>
      <text:p text:style-name="P30"><text:span text:style-name="T40"><text:s text:c="12"/>typedef Traits <text:s text:c="2"/>traits; <text:s text:c="30"/>///&lt; Type traits</text:span></text:p>
      <text:p text:style-name="P30"><text:span text:style-name="T40"><text:s text:c="12"/>typedef typename traits::lock_type global_lock_type; <text:s text:c="2"/>///&lt; Global lock type</text:span></text:p>
      <text:p text:style-name="P30"><text:span text:style-name="T40"><text:s text:c="12"/>typedef typename traits::allocator allocator; <text:s text:c="9"/>///&lt; Allocator type </text:span></text:p>
      <text:p text:style-name="P30"><text:span text:style-name="T40"><text:s text:c="12"/>typedef typename traits::stat <text:s text:c="5"/>stat; <text:s text:c="14"/>///&lt; Internal statistics</text:span></text:p>
      <text:p text:style-name="P30"><text:span text:style-name="T40"><text:s text:c="12"/>typedef typename traits::memory_model memory_model; <text:s text:c="3"/>///&lt; C++ memory model</text:span></text:p>
      <text:p text:style-name="P30"><text:span text:style-name="T40"><text:s text:c="12"/>typedef WaitStrategy&lt;PublicationRecord, Traits&gt; wait_strategy; <text:s/>///&lt; Wait strategy</text:span></text:p>
      <text:p text:style-name="P30"><text:span text:style-name="T40"><text:s text:c="12"/>typedef typename wait_strategy::ExtendedPublicationRecord publication_record_type;</text:span></text:p>
      <text:p text:style-name="P30"><text:span text:style-name="T40"><text:s text:c="8"/>protected:</text:span></text:p>
      <text:p text:style-name="P30"><text:span text:style-name="T40"><text:s text:c="12"/>//@cond</text:span></text:p>
      <text:p text:style-name="P30"><text:span text:style-name="T40"><text:s text:c="12"/>typedef cds::details::Allocator&lt; publication_record_type, allocator &gt; <text:s text:c="2"/>cxx11_allocator; ///&lt; internal helper cds::details::Allocator</text:span></text:p>
      <text:p text:style-name="P30"><text:span text:style-name="T40"><text:s text:c="12"/>typedef std::lock_guard&lt;global_lock_type&gt; lock_guard;</text:span></text:p>
      <text:p text:style-name="P30"><text:span text:style-name="T40"><text:s text:c="12"/>//@endcond</text:span></text:p>
      <text:p text:style-name="P30"><text:span text:style-name="T40"><text:s text:c="8"/>protected:</text:span></text:p>
      <text:p text:style-name="P30"><text:span text:style-name="T40"><text:s text:c="12"/>unsigned int <text:s text:c="15"/>m_nCount; <text:s text:c="2"/>///&lt; Count of combining passes</text:span></text:p>
      <text:p text:style-name="P30"><text:span text:style-name="T40"><text:s text:c="12"/>publication_record_type * <text:s text:c="2"/>m_pHead; <text:s text:c="3"/>///&lt; Head of publication list</text:span></text:p>
      <text:p text:style-name="P30"><text:span text:style-name="T40"><text:s text:c="12"/>boost::thread_specific_ptr&lt; publication_record_type &gt; <text:s text:c="2"/>m_pThreadRec; <text:s text:c="2"/>///&lt; Thread-local publication record</text:span></text:p>
      <text:p text:style-name="P30"><text:span text:style-name="T40"><text:s text:c="12"/>mutable global_lock_type <text:s text:c="3"/>m_Mutex; <text:s text:c="3"/>///&lt; Global mutex</text:span></text:p>
      <text:p text:style-name="P30"><text:span text:style-name="T40"><text:s text:c="12"/>mutable stat <text:s text:c="15"/>m_Stat; <text:s text:c="4"/>///&lt; Internal statistics</text:span></text:p>
      <text:p text:style-name="P30"><text:span text:style-name="T40"><text:s text:c="12"/>unsigned int const <text:s text:c="9"/>m_nCompactFactor; ///&lt; Publication list compacting factor (the list will be compacted through \p %m_nCompactFactor combining passes)</text:span></text:p>
      <text:p text:style-name="P30"><text:span text:style-name="T40"><text:s text:c="12"/>unsigned int const <text:s text:c="9"/>m_nCombinePassCount; ///&lt; Number of combining passes</text:span></text:p>
      <text:p text:style-name="P30"><text:span text:style-name="T40"><text:s text:c="12"/>wait_strategy <text:s text:c="14"/>m_waitStrategy;</text:span></text:p>
      <text:p text:style-name="P30"><text:span text:style-name="T40"><text:s text:c="8"/>public:</text:span></text:p>
      <text:p text:style-name="P30"><text:span text:style-name="T40"><text:s text:c="12"/>/// Initializes the object</text:span></text:p>
      <text:p text:style-name="P30"><text:span text:style-name="T40"><text:s text:c="12"/>/**</text:span></text:p>
      <text:p text:style-name="P30"><text:span text:style-name="T40"><text:s text:c="16"/>Compact factor = 64</text:span></text:p>
      <text:p text:style-name="P29"/>
      <text:p text:style-name="P30"><text:span text:style-name="T40"><text:s text:c="16"/>Combiner pass count = 8</text:span></text:p>
      <text:p text:style-name="P30"><text:span text:style-name="T40"><text:s text:c="12"/>*/</text:span></text:p>
      <text:p text:style-name="P30"><text:soft-page-break/><text:span text:style-name="T40"><text:s text:c="12"/>kernel()</text:span></text:p>
      <text:p text:style-name="P30"><text:span text:style-name="T40"><text:s text:c="16"/>: m_nCount(0)</text:span></text:p>
      <text:p text:style-name="P30"><text:span text:style-name="T40"><text:s text:c="16"/>, m_pHead( nullptr )</text:span></text:p>
      <text:p text:style-name="P30"><text:span text:style-name="T40"><text:s text:c="16"/>, m_pThreadRec( tls_cleanup )</text:span></text:p>
      <text:p text:style-name="P30"><text:span text:style-name="T40"><text:s text:c="16"/>, m_nCompactFactor( 64 - 1 ) // binary mask</text:span></text:p>
      <text:p text:style-name="P30"><text:span text:style-name="T40"><text:s text:c="16"/>, m_nCombinePassCount( 8 )</text:span></text:p>
      <text:p text:style-name="P30"><text:span text:style-name="T40"><text:s text:c="12"/>{</text:span></text:p>
      <text:p text:style-name="P30"><text:span text:style-name="T40"><text:s text:c="16"/>init();</text:span></text:p>
      <text:p text:style-name="P30"><text:span text:style-name="T40"><text:s text:c="12"/>}</text:span></text:p>
      <text:p text:style-name="P29"/>
      <text:p text:style-name="P30"><text:span text:style-name="T40"><text:s text:c="12"/>/// Initializes the object</text:span></text:p>
      <text:p text:style-name="P30"><text:span text:style-name="T40"><text:s text:c="12"/>kernel(</text:span></text:p>
      <text:p text:style-name="P30"><text:span text:style-name="T40"><text:s text:c="16"/>unsigned int nCompactFactor <text:s/>///&lt; Publication list compacting factor (the list will be compacted through \p nCompactFactor combining passes)</text:span></text:p>
      <text:p text:style-name="P30"><text:span text:style-name="T40"><text:s text:c="16"/>,unsigned int nCombinePassCount ///&lt; Number of combining passes for combiner thread</text:span></text:p>
      <text:p text:style-name="P30"><text:span text:style-name="T40"><text:s text:c="16"/>)</text:span></text:p>
      <text:p text:style-name="P30"><text:span text:style-name="T40"><text:s text:c="16"/>: m_nCount(0)</text:span></text:p>
      <text:p text:style-name="P30"><text:span text:style-name="T40"><text:s text:c="16"/>, m_pHead( nullptr )</text:span></text:p>
      <text:p text:style-name="P30"><text:span text:style-name="T40"><text:s text:c="16"/>, m_pThreadRec( tls_cleanup )</text:span></text:p>
      <text:p text:style-name="P30"><text:span text:style-name="T40"><text:s text:c="16"/>, m_nCompactFactor( (unsigned int)( cds::beans::ceil2( nCompactFactor ) - 1 )) <text:s text:c="2"/>// binary mask</text:span></text:p>
      <text:p text:style-name="P30"><text:span text:style-name="T40"><text:s text:c="16"/>, m_nCombinePassCount( nCombinePassCount )</text:span></text:p>
      <text:p text:style-name="P30"><text:span text:style-name="T40"><text:s text:c="12"/>{</text:span></text:p>
      <text:p text:style-name="P30"><text:span text:style-name="T40"><text:s text:c="16"/>init();</text:span></text:p>
      <text:p text:style-name="P30"><text:span text:style-name="T40"><text:s text:c="12"/>}</text:span></text:p>
      <text:p text:style-name="P30"><text:span text:style-name="T40"><text:s text:c="12"/>/// Destroys the objects and mark all publication records as inactive</text:span></text:p>
      <text:p text:style-name="P30"><text:span text:style-name="T40"><text:s text:c="12"/>~kernel()</text:span></text:p>
      <text:p text:style-name="P30"><text:span text:style-name="T40"><text:s text:c="12"/>{</text:span></text:p>
      <text:p text:style-name="P30"><text:span text:style-name="T40"><text:s text:c="16"/>// mark all publication record as detached</text:span></text:p>
      <text:p text:style-name="P30"><text:span text:style-name="T40"><text:s text:c="16"/>for ( publication_record * p = m_pHead; p; p = p-&gt;pNext.load( memory_model::memory_order_relaxed ))</text:span></text:p>
      <text:p text:style-name="P30"><text:span text:style-name="T40"><text:s text:c="20"/>p-&gt;pOwner = nullptr;</text:span></text:p>
      <text:p text:style-name="P30"><text:span text:style-name="T40"><text:s text:c="12"/>}</text:span></text:p>
      <text:p text:style-name="P30"><text:span text:style-name="T40"><text:s text:c="12"/>/// Gets publication list record for the current thread</text:span></text:p>
      <text:p text:style-name="P30"><text:span text:style-name="T40"><text:s text:c="12"/>PublicationRecord * acquire_record()</text:span></text:p>
      <text:p text:style-name="P30"><text:span text:style-name="T40"><text:s text:c="12"/>{</text:span></text:p>
      <text:p text:style-name="P30"><text:span text:style-name="T40"><text:s text:c="16"/>publication_record_type * pRec = m_pThreadRec.get();</text:span></text:p>
      <text:p text:style-name="P30"><text:span text:style-name="T40"><text:s text:c="16"/>if ( !pRec ) {</text:span></text:p>
      <text:p text:style-name="P30"><text:span text:style-name="T40"><text:s text:c="20"/>// Allocate new publication record</text:span></text:p>
      <text:p text:style-name="P30"><text:span text:style-name="T40"><text:s text:c="20"/>pRec = cxx11_allocator().New();</text:span></text:p>
      <text:p text:style-name="P30"><text:span text:style-name="T40"><text:s text:c="20"/>pRec-&gt;pOwner = reinterpret_cast&lt;void *&gt;( this );</text:span></text:p>
      <text:p text:style-name="P30"><text:span text:style-name="T40"><text:s text:c="20"/>m_pThreadRec.reset( pRec );</text:span></text:p>
      <text:p text:style-name="P30"><text:span text:style-name="T40"><text:s text:c="20"/>m_Stat.onCreatePubRecord();</text:span></text:p>
      <text:p text:style-name="P30"><text:span text:style-name="T40"><text:s text:c="16"/>}</text:span></text:p>
      <text:p text:style-name="P30"><text:span text:style-name="T40"><text:s text:c="16"/>if ( pRec-&gt;nState.load( memory_model::memory_order_acquire ) != active )</text:span></text:p>
      <text:p text:style-name="P30"><text:span text:style-name="T40"><text:s text:c="20"/>publish( pRec );</text:span></text:p>
      <text:p text:style-name="P30"><text:span text:style-name="T40"><text:s text:c="16"/>assert( pRec-&gt;nRequest.load( memory_model::memory_order_relaxed ) == req_EmptyRecord );</text:span></text:p>
      <text:p text:style-name="P29"/>
      <text:p text:style-name="P30"><text:span text:style-name="T40"><text:s text:c="16"/>m_Stat.onAcquirePubRecord();</text:span></text:p>
      <text:p text:style-name="P30"><text:span text:style-name="T40"><text:s text:c="16"/>return static_cast&lt;PublicationRecord *&gt;(pRec);</text:span></text:p>
      <text:p text:style-name="P30"><text:span text:style-name="T40"><text:s text:c="12"/>}</text:span></text:p>
      <text:p text:style-name="P29"/>
      <text:p text:style-name="P30"><text:span text:style-name="T40"><text:s text:c="12"/>/// Marks publication record for the current thread as empty</text:span></text:p>
      <text:p text:style-name="P30"><text:span text:style-name="T40"><text:s text:c="12"/>void release_record( PublicationRecord * pRec )</text:span></text:p>
      <text:p text:style-name="P30"><text:span text:style-name="T40"><text:s text:c="12"/>{</text:span></text:p>
      <text:p text:style-name="P30"><text:span text:style-name="T40"><text:s text:c="16"/>assert( pRec-&gt;is_done() );</text:span></text:p>
      <text:p text:style-name="P30"><text:span text:style-name="T40"><text:s text:c="16"/>pRec-&gt;nRequest.store( req_EmptyRecord, memory_model::memory_order_relaxed );</text:span></text:p>
      <text:p text:style-name="P30"><text:span text:style-name="T40"><text:s text:c="16"/>m_Stat.onReleasePubRecord();</text:span></text:p>
      <text:p text:style-name="P30"><text:span text:style-name="T40"><text:s text:c="12"/>}</text:span></text:p>
      <text:p text:style-name="P30"><text:span text:style-name="T40"><text:s text:c="12"/>/// Trying to execute operation \p nOpId</text:span></text:p>
      <text:p text:style-name="P30"><text:span text:style-name="T40"><text:s text:c="12"/>template &lt;class Container&gt;</text:span></text:p>
      <text:p text:style-name="P30"><text:soft-page-break/><text:span text:style-name="T40"><text:s text:c="12"/>void combine( unsigned int nOpId, PublicationRecord * pRec, Container&amp; owner )</text:span></text:p>
      <text:p text:style-name="P30"><text:span text:style-name="T40"><text:s text:c="12"/>{</text:span></text:p>
      <text:p text:style-name="P30"><text:span text:style-name="T40"><text:s text:c="16"/>assert( nOpId &gt;= req_Operation );</text:span></text:p>
      <text:p text:style-name="P30"><text:span text:style-name="T40"><text:s text:c="16"/>assert( pRec );</text:span></text:p>
      <text:p text:style-name="P30"><text:span text:style-name="T40"><text:s text:c="16"/>//assert( pRec-&gt;nState.load( memory_model::memory_order_relaxed ) == active );</text:span></text:p>
      <text:p text:style-name="P30"><text:span text:style-name="T40"><text:s text:c="16"/>pRec-&gt;nRequest.store( nOpId, memory_model::memory_order_release );</text:span></text:p>
      <text:p text:style-name="P30"><text:span text:style-name="T40"><text:s text:c="16"/>m_Stat.onOperation();</text:span></text:p>
      <text:p text:style-name="P30"><text:span text:style-name="T40"><text:s text:c="16"/>try_combining( owner, static_cast&lt;publication_record_type *&gt;(pRec) );</text:span></text:p>
      <text:p text:style-name="P30"><text:span text:style-name="T40"><text:s text:c="12"/>}</text:span></text:p>
      <text:p text:style-name="P30"><text:span text:style-name="T40"><text:s text:c="12"/>template &lt;class Container&gt;</text:span></text:p>
      <text:p text:style-name="P30"><text:span text:style-name="T40"><text:s text:c="12"/>void batch_combine( unsigned int nOpId, PublicationRecord * pRec, Container&amp; owner )</text:span></text:p>
      <text:p text:style-name="P30"><text:span text:style-name="T40"><text:s text:c="12"/>{</text:span></text:p>
      <text:p text:style-name="P30"><text:span text:style-name="T40"><text:s text:c="16"/>assert( nOpId &gt;= req_Operation );</text:span></text:p>
      <text:p text:style-name="P30"><text:span text:style-name="T40"><text:s text:c="16"/>assert( pRec );</text:span></text:p>
      <text:p text:style-name="P30"><text:span text:style-name="T40"><text:s text:c="16"/>//assert( pRec-&gt;nState.load( memory_model::memory_order_relaxed ) == active );</text:span></text:p>
      <text:p text:style-name="P30"><text:span text:style-name="T40"><text:s text:c="16"/>pRec-&gt;nRequest.store( nOpId, memory_model::memory_order_release );</text:span></text:p>
      <text:p text:style-name="P30"><text:span text:style-name="T40"><text:s text:c="16"/>m_Stat.onOperation();</text:span></text:p>
      <text:p text:style-name="P30"><text:span text:style-name="T40"><text:s text:c="16"/>try_batch_combining( owner, static_cast&lt;publication_record_type *&gt;(pRec) );</text:span></text:p>
      <text:p text:style-name="P30"><text:span text:style-name="T40"><text:s text:c="12"/>}</text:span></text:p>
      <text:p text:style-name="P30"><text:span text:style-name="T40"><text:s text:c="12"/>/// Waits for end of combining</text:span></text:p>
      <text:p text:style-name="P30"><text:span text:style-name="T40"><text:s text:c="12"/>void wait_while_combining() const</text:span></text:p>
      <text:p text:style-name="P30"><text:span text:style-name="T40"><text:s text:c="12"/>{</text:span></text:p>
      <text:p text:style-name="P30"><text:span text:style-name="T40"><text:s text:c="16"/>lock_guard l( m_Mutex );</text:span></text:p>
      <text:p text:style-name="P30"><text:span text:style-name="T40"><text:s text:c="12"/>}</text:span></text:p>
      <text:p text:style-name="P30"><text:span text:style-name="T40"><text:s text:c="12"/>/// Marks \p rec as executed</text:span></text:p>
      <text:p text:style-name="P30"><text:span text:style-name="T40"><text:s text:c="12"/>void operation_done( publication_record&amp; rec )</text:span></text:p>
      <text:p text:style-name="P30"><text:span text:style-name="T40"><text:s text:c="12"/>{</text:span></text:p>
      <text:p text:style-name="P30"><text:span text:style-name="T40"><text:s text:c="16"/>//rec.nRequest.store( req_Response, memory_model::memory_order_release );</text:span></text:p>
      <text:p text:style-name="P30"><text:span text:style-name="T40"><text:s text:c="16"/>m_waitStrategy.notify(static_cast&lt;publication_record_type *&gt;(&amp;rec));</text:span></text:p>
      <text:p text:style-name="P30"><text:span text:style-name="T40"><text:s text:c="12"/>}</text:span></text:p>
      <text:p text:style-name="P30"><text:span text:style-name="T40"><text:s text:c="12"/>/// Internal statistics</text:span></text:p>
      <text:p text:style-name="P30"><text:span text:style-name="T40"><text:s text:c="12"/>stat const&amp; statistics() const</text:span></text:p>
      <text:p text:style-name="P30"><text:span text:style-name="T40"><text:s text:c="12"/>{</text:span></text:p>
      <text:p text:style-name="P30"><text:span text:style-name="T40"><text:s text:c="16"/>return m_Stat;</text:span></text:p>
      <text:p text:style-name="P30"><text:span text:style-name="T40"><text:s text:c="12"/>}</text:span></text:p>
      <text:p text:style-name="P30"><text:span text:style-name="T40"><text:s text:c="12"/>//@cond</text:span></text:p>
      <text:p text:style-name="P30"><text:span text:style-name="T40"><text:s text:c="12"/>// For container classes based on flat combining</text:span></text:p>
      <text:p text:style-name="P30"><text:span text:style-name="T40"><text:s text:c="12"/>stat&amp; internal_statistics() const</text:span></text:p>
      <text:p text:style-name="P30"><text:span text:style-name="T40"><text:s text:c="12"/>{</text:span></text:p>
      <text:p text:style-name="P30"><text:span text:style-name="T40"><text:s text:c="16"/>return m_Stat;</text:span></text:p>
      <text:p text:style-name="P30"><text:span text:style-name="T40"><text:s text:c="12"/>}</text:span></text:p>
      <text:p text:style-name="P30"><text:span text:style-name="T40"><text:s text:c="12"/>//@endcond</text:span></text:p>
      <text:p text:style-name="P30"><text:span text:style-name="T40"><text:s text:c="12"/>/// Returns the compact factor</text:span></text:p>
      <text:p text:style-name="P30"><text:span text:style-name="T40"><text:s text:c="12"/>unsigned int compact_factor() const</text:span></text:p>
      <text:p text:style-name="P30"><text:span text:style-name="T40"><text:s text:c="12"/>{</text:span></text:p>
      <text:p text:style-name="P30"><text:span text:style-name="T40"><text:s text:c="16"/>return m_nCompactFactor + 1;</text:span></text:p>
      <text:p text:style-name="P30"><text:span text:style-name="T40"><text:s text:c="12"/>}</text:span></text:p>
      <text:p text:style-name="P29"/>
      <text:p text:style-name="P30"><text:span text:style-name="T40"><text:s text:c="12"/>/// Returns number of combining passes for combiner thread</text:span></text:p>
      <text:p text:style-name="P30"><text:span text:style-name="T40"><text:s text:c="12"/>unsigned int combine_pass_count() const</text:span></text:p>
      <text:p text:style-name="P30"><text:span text:style-name="T40"><text:s text:c="12"/>{</text:span></text:p>
      <text:p text:style-name="P30"><text:span text:style-name="T40"><text:s text:c="16"/>return m_nCombinePassCount;</text:span></text:p>
      <text:p text:style-name="P30"><text:span text:style-name="T40"><text:s text:c="12"/>}</text:span></text:p>
      <text:p text:style-name="P29"/>
      <text:p text:style-name="P30"><text:span text:style-name="T40"><text:s text:c="8"/>public:</text:span></text:p>
      <text:p text:style-name="P30"><text:span text:style-name="T40"><text:s text:c="12"/>/// Publication list iterator</text:span></text:p>
      <text:p text:style-name="P30"><text:span text:style-name="T40"><text:s text:c="12"/>class iterator</text:span></text:p>
      <text:p text:style-name="P30"><text:span text:style-name="T40"><text:s text:c="12"/>{</text:span></text:p>
      <text:p text:style-name="P30"><text:span text:style-name="T40"><text:s text:c="16"/>//@cond</text:span></text:p>
      <text:p text:style-name="P30"><text:soft-page-break/><text:span text:style-name="T40"><text:s text:c="16"/>friend class kernel;</text:span></text:p>
      <text:p text:style-name="P30"><text:span text:style-name="T40"><text:s text:c="16"/>publication_record_type * m_pRec;</text:span></text:p>
      <text:p text:style-name="P30"><text:span text:style-name="T40"><text:s text:c="16"/>//@endcond</text:span></text:p>
      <text:p text:style-name="P29"/>
      <text:p text:style-name="P30"><text:span text:style-name="T40"><text:s text:c="12"/>protected:</text:span></text:p>
      <text:p text:style-name="P30"><text:span text:style-name="T40"><text:s text:c="16"/>//@cond</text:span></text:p>
      <text:p text:style-name="P30"><text:span text:style-name="T40"><text:s text:c="16"/>iterator( publication_record_type * pRec )</text:span></text:p>
      <text:p text:style-name="P30"><text:span text:style-name="T40"><text:s text:c="20"/>: m_pRec( pRec )</text:span></text:p>
      <text:p text:style-name="P30"><text:span text:style-name="T40"><text:s text:c="16"/>{</text:span></text:p>
      <text:p text:style-name="P30"><text:span text:style-name="T40"><text:s text:c="20"/>skip_inactive();</text:span></text:p>
      <text:p text:style-name="P30"><text:span text:style-name="T40"><text:s text:c="16"/>}</text:span></text:p>
      <text:p text:style-name="P29"/>
      <text:p text:style-name="P30"><text:span text:style-name="T40"><text:s text:c="16"/>void skip_inactive()</text:span></text:p>
      <text:p text:style-name="P30"><text:span text:style-name="T40"><text:s text:c="16"/>{</text:span></text:p>
      <text:p text:style-name="P30"><text:span text:style-name="T40"><text:s text:c="20"/>while ( m_pRec &amp;&amp; (m_pRec-&gt;nState.load( memory_model::memory_order_acquire ) != active</text:span></text:p>
      <text:p text:style-name="P30"><text:span text:style-name="T40"><text:s text:c="36"/>|| m_pRec-&gt;nRequest.load( memory_model::memory_order_relaxed) &lt; req_Operation ))</text:span></text:p>
      <text:p text:style-name="P30"><text:span text:style-name="T40"><text:s text:c="20"/>{</text:span></text:p>
      <text:p text:style-name="P30"><text:span text:style-name="T40"><text:s text:c="24"/>m_pRec = static_cast&lt;publication_record_type *&gt;(m_pRec-&gt;pNext.load( memory_model::memory_order_acquire ));</text:span></text:p>
      <text:p text:style-name="P30"><text:span text:style-name="T40"><text:s text:c="20"/>}</text:span></text:p>
      <text:p text:style-name="P30"><text:span text:style-name="T40"><text:s text:c="16"/>}</text:span></text:p>
      <text:p text:style-name="P30"><text:span text:style-name="T40"><text:s text:c="16"/>//@endcond</text:span></text:p>
      <text:p text:style-name="P29"/>
      <text:p text:style-name="P30"><text:span text:style-name="T40"><text:s text:c="12"/>public:</text:span></text:p>
      <text:p text:style-name="P30"><text:span text:style-name="T40"><text:s text:c="16"/>/// Initializes an empty iterator object</text:span></text:p>
      <text:p text:style-name="P30"><text:span text:style-name="T40"><text:s text:c="16"/>iterator()</text:span></text:p>
      <text:p text:style-name="P30"><text:span text:style-name="T40"><text:s text:c="20"/>: m_pRec( nullptr )</text:span></text:p>
      <text:p text:style-name="P30"><text:span text:style-name="T40"><text:s text:c="16"/>{}</text:span></text:p>
      <text:p text:style-name="P29"/>
      <text:p text:style-name="P30"><text:span text:style-name="T40"><text:s text:c="16"/>/// Copy ctor</text:span></text:p>
      <text:p text:style-name="P30"><text:span text:style-name="T40"><text:s text:c="16"/>iterator( iterator const&amp; src )</text:span></text:p>
      <text:p text:style-name="P30"><text:span text:style-name="T40"><text:s text:c="20"/>: m_pRec( src.m_pRec )</text:span></text:p>
      <text:p text:style-name="P30"><text:span text:style-name="T40"><text:s text:c="16"/>{}</text:span></text:p>
      <text:p text:style-name="P29"/>
      <text:p text:style-name="P30"><text:span text:style-name="T40"><text:s text:c="16"/>/// Pre-increment</text:span></text:p>
      <text:p text:style-name="P30"><text:span text:style-name="T40"><text:s text:c="16"/>iterator&amp; operator++()</text:span></text:p>
      <text:p text:style-name="P30"><text:span text:style-name="T40"><text:s text:c="16"/>{</text:span></text:p>
      <text:p text:style-name="P30"><text:span text:style-name="T40"><text:s text:c="20"/>assert( m_pRec );</text:span></text:p>
      <text:p text:style-name="P30"><text:span text:style-name="T40"><text:s text:c="20"/>m_pRec = static_cast&lt;publication_record_type *&gt;( m_pRec-&gt;pNext.load( memory_model::memory_order_acquire ));</text:span></text:p>
      <text:p text:style-name="P30"><text:span text:style-name="T40"><text:s text:c="20"/>skip_inactive();</text:span></text:p>
      <text:p text:style-name="P30"><text:span text:style-name="T40"><text:s text:c="20"/>return *this;</text:span></text:p>
      <text:p text:style-name="P30"><text:span text:style-name="T40"><text:s text:c="16"/>}</text:span></text:p>
      <text:p text:style-name="P29"/>
      <text:p text:style-name="P29"/>
      <text:p text:style-name="P29"/>
      <text:p text:style-name="P30"><text:span text:style-name="T40"><text:s text:c="16"/>/// Post-increment</text:span></text:p>
      <text:p text:style-name="P30"><text:span text:style-name="T40"><text:s text:c="16"/>iterator operator++(int)</text:span></text:p>
      <text:p text:style-name="P30"><text:span text:style-name="T40"><text:s text:c="16"/>{</text:span></text:p>
      <text:p text:style-name="P30"><text:span text:style-name="T40"><text:s text:c="20"/>assert( m_pRec );</text:span></text:p>
      <text:p text:style-name="P30"><text:span text:style-name="T40"><text:s text:c="20"/>iterator it(*this);</text:span></text:p>
      <text:p text:style-name="P30"><text:span text:style-name="T40"><text:s text:c="20"/>++(*this);</text:span></text:p>
      <text:p text:style-name="P30"><text:span text:style-name="T40"><text:s text:c="20"/>return it;</text:span></text:p>
      <text:p text:style-name="P30"><text:span text:style-name="T40"><text:s text:c="16"/>}</text:span></text:p>
      <text:p text:style-name="P30"><text:span text:style-name="T40"><text:s text:c="16"/>/// Dereference operator, can return \p nullptr</text:span></text:p>
      <text:p text:style-name="P30"><text:span text:style-name="T40"><text:s text:c="16"/>publication_record_type * operator -&gt;()</text:span></text:p>
      <text:p text:style-name="P30"><text:span text:style-name="T40"><text:s text:c="16"/>{</text:span></text:p>
      <text:p text:style-name="P30"><text:span text:style-name="T40"><text:s text:c="20"/>return m_pRec;</text:span></text:p>
      <text:p text:style-name="P30"><text:span text:style-name="T40"><text:s text:c="16"/>}</text:span></text:p>
      <text:p text:style-name="P30"><text:soft-page-break/><text:span text:style-name="T40"><text:s text:c="16"/>/// Dereference operator, the iterator should not be an end iterator</text:span></text:p>
      <text:p text:style-name="P30"><text:span text:style-name="T40"><text:s text:c="16"/>publication_record_type&amp; operator*()</text:span></text:p>
      <text:p text:style-name="P30"><text:span text:style-name="T40"><text:s text:c="16"/>{</text:span></text:p>
      <text:p text:style-name="P30"><text:span text:style-name="T40"><text:s text:c="20"/>assert( m_pRec );</text:span></text:p>
      <text:p text:style-name="P30"><text:span text:style-name="T40"><text:s text:c="20"/>return *m_pRec;</text:span></text:p>
      <text:p text:style-name="P30"><text:span text:style-name="T40"><text:s text:c="16"/>}</text:span></text:p>
      <text:p text:style-name="P30"><text:span text:style-name="T40"><text:s text:c="16"/>/// Iterator equality</text:span></text:p>
      <text:p text:style-name="P30"><text:span text:style-name="T40"><text:s text:c="16"/>friend bool operator==( iterator it1, iterator it2 )</text:span></text:p>
      <text:p text:style-name="P30"><text:span text:style-name="T40"><text:s text:c="16"/>{</text:span></text:p>
      <text:p text:style-name="P30"><text:span text:style-name="T40"><text:s text:c="20"/>return it1.m_pRec == it2.m_pRec;</text:span></text:p>
      <text:p text:style-name="P30"><text:span text:style-name="T40"><text:s text:c="16"/>}</text:span></text:p>
      <text:p text:style-name="P30"><text:span text:style-name="T40"><text:s text:c="16"/>/// Iterator inequality</text:span></text:p>
      <text:p text:style-name="P30"><text:span text:style-name="T40"><text:s text:c="16"/>friend bool operator!=( iterator it1, iterator it2 )</text:span></text:p>
      <text:p text:style-name="P30"><text:span text:style-name="T40"><text:s text:c="16"/>{</text:span></text:p>
      <text:p text:style-name="P30"><text:span text:style-name="T40"><text:s text:c="20"/>return !( it1 == it2 );</text:span></text:p>
      <text:p text:style-name="P30"><text:span text:style-name="T40"><text:s text:c="16"/>}</text:span></text:p>
      <text:p text:style-name="P30"><text:span text:style-name="T40"><text:s text:c="12"/>};</text:span></text:p>
      <text:p text:style-name="P30"><text:span text:style-name="T40"><text:s text:c="12"/>/// Returns an iterator to the first active publication record</text:span></text:p>
      <text:p text:style-name="P30"><text:span text:style-name="T40"><text:s text:c="12"/>iterator begin() <text:s text:c="3"/>{ return iterator(m_pHead); }</text:span></text:p>
      <text:p text:style-name="P30"><text:span text:style-name="T40"><text:s text:c="12"/>/// Returns an iterator to the end of publication list. Should not be dereferenced.</text:span></text:p>
      <text:p text:style-name="P30"><text:span text:style-name="T40"><text:s text:c="12"/>iterator end() <text:s text:c="5"/>{ return iterator(); }</text:span></text:p>
      <text:p text:style-name="P30"><text:span text:style-name="T40"><text:s text:c="8"/>private:</text:span></text:p>
      <text:p text:style-name="P30"><text:span text:style-name="T40"><text:s text:c="12"/>//@cond</text:span></text:p>
      <text:p text:style-name="P30"><text:span text:style-name="T40"><text:s text:c="12"/>static void tls_cleanup( publication_record_type * pRec )</text:span></text:p>
      <text:p text:style-name="P30"><text:span text:style-name="T40"><text:s text:c="12"/>{</text:span></text:p>
      <text:p text:style-name="P30"><text:span text:style-name="T40"><text:s text:c="16"/>// Thread done</text:span></text:p>
      <text:p text:style-name="P30"><text:span text:style-name="T40"><text:s text:c="16"/>// pRec that is TLS data should be excluded from publication list</text:span></text:p>
      <text:p text:style-name="P30"><text:span text:style-name="T40"><text:s text:c="16"/>if ( pRec ) {</text:span></text:p>
      <text:p text:style-name="P30"><text:span text:style-name="T40"><text:s text:c="20"/>if ( pRec-&gt;nState.load(memory_model::memory_order_relaxed) == active &amp;&amp; pRec-&gt;pOwner ) {</text:span></text:p>
      <text:p text:style-name="P30"><text:span text:style-name="T40"><text:s text:c="24"/>// record is active and kernel is alive</text:span></text:p>
      <text:p text:style-name="P30"><text:span text:style-name="T40"><text:s text:c="24"/>unsigned int nState = active;</text:span></text:p>
      <text:p text:style-name="P30"><text:span text:style-name="T40"><text:s text:c="24"/>pRec-&gt;nState.compare_exchange_strong( nState, removed, memory_model::memory_order_release, atomics::memory_order_relaxed );</text:span></text:p>
      <text:p text:style-name="P30"><text:span text:style-name="T40"><text:s text:c="20"/>}</text:span></text:p>
      <text:p text:style-name="P30"><text:span text:style-name="T40"><text:s text:c="20"/>else {</text:span></text:p>
      <text:p text:style-name="P30"><text:span text:style-name="T40"><text:s text:c="24"/>// record is not in publication list or kernel already deleted</text:span></text:p>
      <text:p text:style-name="P30"><text:span text:style-name="T40"><text:s text:c="24"/>cxx11_allocator().Delete( pRec );</text:span></text:p>
      <text:p text:style-name="P30"><text:span text:style-name="T40"><text:s text:c="20"/>}</text:span></text:p>
      <text:p text:style-name="P30"><text:span text:style-name="T40"><text:s text:c="16"/>}</text:span></text:p>
      <text:p text:style-name="P30"><text:span text:style-name="T40"><text:s text:c="12"/>}</text:span></text:p>
      <text:p text:style-name="P29"/>
      <text:p text:style-name="P29"/>
      <text:p text:style-name="P29"/>
      <text:p text:style-name="P29"/>
      <text:p text:style-name="P30"><text:span text:style-name="T40"><text:s text:c="12"/>void init()</text:span></text:p>
      <text:p text:style-name="P30"><text:span text:style-name="T40"><text:s text:c="12"/>{</text:span></text:p>
      <text:p text:style-name="P30"><text:span text:style-name="T40"><text:s text:c="16"/>assert( m_pThreadRec.get() == nullptr );</text:span></text:p>
      <text:p text:style-name="P30"><text:span text:style-name="T40"><text:s text:c="16"/>publication_record_type * pRec = cxx11_allocator().New();</text:span></text:p>
      <text:p text:style-name="P30"><text:span text:style-name="T40"><text:s text:c="16"/>m_pHead = pRec;</text:span></text:p>
      <text:p text:style-name="P30"><text:span text:style-name="T40"><text:s text:c="16"/>pRec-&gt;pOwner = this;</text:span></text:p>
      <text:p text:style-name="P30"><text:span text:style-name="T40"><text:s text:c="16"/>m_pThreadRec.reset( pRec );</text:span></text:p>
      <text:p text:style-name="P30"><text:span text:style-name="T40"><text:s text:c="16"/>m_Stat.onCreatePubRecord();</text:span></text:p>
      <text:p text:style-name="P30"><text:span text:style-name="T40"><text:s text:c="12"/>}</text:span></text:p>
      <text:p text:style-name="P30"><text:span text:style-name="T40"><text:s text:c="12"/>void publish( publication_record_type * pRec )</text:span></text:p>
      <text:p text:style-name="P30"><text:span text:style-name="T40"><text:s text:c="12"/>{</text:span></text:p>
      <text:p text:style-name="P30"><text:span text:style-name="T40"><text:s text:c="16"/>assert( pRec-&gt;nState.load( memory_model::memory_order_relaxed ) == inactive );</text:span></text:p>
      <text:p text:style-name="P30"><text:span text:style-name="T40"><text:s text:c="16"/>pRec-&gt;nAge = m_nCount;</text:span></text:p>
      <text:p text:style-name="P30"><text:span text:style-name="T40"><text:s text:c="16"/>pRec-&gt;nState.store( active, memory_model::memory_order_release );</text:span></text:p>
      <text:p text:style-name="P30"><text:span text:style-name="T40"><text:s text:c="16"/>// Insert record to publication list</text:span></text:p>
      <text:p text:style-name="P30"><text:soft-page-break/><text:span text:style-name="T40"><text:s text:c="16"/>if ( m_pHead != static_cast&lt;publication_record *&gt;(pRec) ) {</text:span></text:p>
      <text:p text:style-name="P30"><text:span text:style-name="T40"><text:s text:c="20"/>publication_record * p = m_pHead-&gt;pNext.load(memory_model::memory_order_relaxed);</text:span></text:p>
      <text:p text:style-name="P30"><text:span text:style-name="T40"><text:s text:c="20"/>if ( p != static_cast&lt;publication_record *&gt;( pRec )) {</text:span></text:p>
      <text:p text:style-name="P30"><text:span text:style-name="T40"><text:s text:c="24"/>do {</text:span></text:p>
      <text:p text:style-name="P30"><text:span text:style-name="T40"><text:s text:c="28"/>pRec-&gt;pNext = p;</text:span></text:p>
      <text:p text:style-name="P30"><text:span text:style-name="T40"><text:s text:c="28"/>// Failed CAS changes p</text:span></text:p>
      <text:p text:style-name="P30"><text:span text:style-name="T40"><text:s text:c="24"/>} while ( !m_pHead-&gt;pNext.compare_exchange_weak( p, static_cast&lt;publication_record *&gt;(pRec),</text:span></text:p>
      <text:p text:style-name="P30"><text:span text:style-name="T40"><text:s text:c="28"/>memory_model::memory_order_release, atomics::memory_order_relaxed ));</text:span></text:p>
      <text:p text:style-name="P30"><text:span text:style-name="T40"><text:s text:c="24"/>m_Stat.onActivatPubRecord();</text:span></text:p>
      <text:p text:style-name="P30"><text:span text:style-name="T40"><text:s text:c="20"/>}</text:span></text:p>
      <text:p text:style-name="P30"><text:span text:style-name="T40"><text:s text:c="16"/>}</text:span></text:p>
      <text:p text:style-name="P30"><text:span text:style-name="T40"><text:s text:c="12"/>}</text:span></text:p>
      <text:p text:style-name="P30"><text:span text:style-name="T40"><text:s text:c="12"/>void republish( publication_record_type * pRec )</text:span></text:p>
      <text:p text:style-name="P30"><text:span text:style-name="T40"><text:s text:c="12"/>{</text:span></text:p>
      <text:p text:style-name="P30"><text:span text:style-name="T40"><text:s text:c="16"/>if ( pRec-&gt;nState.load( memory_model::memory_order_relaxed ) != active ) {</text:span></text:p>
      <text:p text:style-name="P30"><text:span text:style-name="T40"><text:s text:c="20"/>// The record has been excluded from publication list. Reinsert it</text:span></text:p>
      <text:p text:style-name="P30"><text:span text:style-name="T40"><text:s text:c="20"/>publish( pRec );</text:span></text:p>
      <text:p text:style-name="P30"><text:span text:style-name="T40"><text:s text:c="16"/>}</text:span></text:p>
      <text:p text:style-name="P30"><text:span text:style-name="T40"><text:s text:c="12"/>}</text:span></text:p>
      <text:p text:style-name="P30"><text:span text:style-name="T40"><text:s text:c="12"/>template &lt;class Container&gt;</text:span></text:p>
      <text:p text:style-name="P30"><text:span text:style-name="T40"><text:s text:c="12"/>void try_combining( Container&amp; owner, publication_record_type * pRec )</text:span></text:p>
      <text:p text:style-name="P30"><text:span text:style-name="T40"><text:s text:c="12"/>{</text:span></text:p>
      <text:p text:style-name="P30"><text:span text:style-name="T40"><text:s text:c="16"/>if ( m_Mutex.try_lock() ) {</text:span></text:p>
      <text:p text:style-name="P30"><text:span text:style-name="T40"><text:s text:c="20"/>// The thread becomes a combiner</text:span></text:p>
      <text:p text:style-name="P30"><text:span text:style-name="T40"><text:s text:c="20"/>lock_guard l( m_Mutex, std::adopt_lock_t() );</text:span></text:p>
      <text:p text:style-name="P30"><text:span text:style-name="T40"><text:s text:c="20"/>// The record pRec can be excluded from publication list. Re-publish it</text:span></text:p>
      <text:p text:style-name="P30"><text:span text:style-name="T40"><text:s text:c="20"/>republish( pRec );</text:span></text:p>
      <text:p text:style-name="P30"><text:span text:style-name="T40"><text:s text:c="20"/>combining( owner );</text:span></text:p>
      <text:p text:style-name="P30"><text:span text:style-name="T40"><text:s text:c="20"/>assert( pRec-&gt;nRequest.load( memory_model::memory_order_relaxed ) == req_Response );</text:span></text:p>
      <text:p text:style-name="P30"><text:span text:style-name="T40"><text:s text:c="16"/>}</text:span></text:p>
      <text:p text:style-name="P30"><text:span text:style-name="T40"><text:s text:c="16"/>else {</text:span></text:p>
      <text:p text:style-name="P30"><text:span text:style-name="T40"><text:s text:c="20"/>// There is another combiner, wait while it executes our request</text:span></text:p>
      <text:p text:style-name="P30"><text:span text:style-name="T40"><text:s text:c="20"/>if ( !wait_for_combining( pRec ) ) {</text:span></text:p>
      <text:p text:style-name="P30"><text:span text:style-name="T40"><text:s text:c="24"/>// The thread becomes a combiner</text:span></text:p>
      <text:p text:style-name="P30"><text:span text:style-name="T40"><text:s text:c="24"/>lock_guard l( m_Mutex, std::adopt_lock_t() );</text:span></text:p>
      <text:p text:style-name="P30"><text:span text:style-name="T40"><text:s text:c="24"/>// The record pRec can be excluded from publication list. Re-publish it</text:span></text:p>
      <text:p text:style-name="P30"><text:span text:style-name="T40"><text:s text:c="24"/>republish( pRec );</text:span></text:p>
      <text:p text:style-name="P30"><text:span text:style-name="T40"><text:s text:c="24"/>combining( owner );</text:span></text:p>
      <text:p text:style-name="P30"><text:span text:style-name="T40"><text:s text:c="24"/>assert( pRec-&gt;nRequest.load( memory_model::memory_order_relaxed ) == req_Response );</text:span></text:p>
      <text:p text:style-name="P30"><text:span text:style-name="T40"><text:s text:c="20"/>}</text:span></text:p>
      <text:p text:style-name="P30"><text:span text:style-name="T40"><text:s text:c="16"/>}</text:span></text:p>
      <text:p text:style-name="P30"><text:span text:style-name="T40"><text:s text:c="12"/>}</text:span></text:p>
      <text:p text:style-name="P29"/>
      <text:p text:style-name="P30"><text:span text:style-name="T40"><text:s text:c="12"/>template &lt;class Container&gt;</text:span></text:p>
      <text:p text:style-name="P30"><text:span text:style-name="T40"><text:s text:c="12"/>void try_batch_combining( Container&amp; owner, publication_record_type * pRec )</text:span></text:p>
      <text:p text:style-name="P30"><text:span text:style-name="T40"><text:s text:c="12"/>{</text:span></text:p>
      <text:p text:style-name="P30"><text:span text:style-name="T40"><text:s text:c="16"/>if ( m_Mutex.try_lock() ) {</text:span></text:p>
      <text:p text:style-name="P30"><text:span text:style-name="T40"><text:s text:c="20"/>// The thread becomes a combiner</text:span></text:p>
      <text:p text:style-name="P30"><text:span text:style-name="T40"><text:s text:c="20"/>lock_guard l( m_Mutex, std::adopt_lock_t() );</text:span></text:p>
      <text:p text:style-name="P29"/>
      <text:p text:style-name="P30"><text:span text:style-name="T40"><text:s text:c="20"/>// The record pRec can be excluded from publication list. Re-publish it</text:span></text:p>
      <text:p text:style-name="P30"><text:span text:style-name="T40"><text:s text:c="20"/>republish( pRec );</text:span></text:p>
      <text:p text:style-name="P29"/>
      <text:p text:style-name="P30"><text:span text:style-name="T40"><text:s text:c="20"/>batch_combining( owner );</text:span></text:p>
      <text:p text:style-name="P30"><text:span text:style-name="T40"><text:s text:c="20"/>assert( pRec-&gt;nRequest.load( memory_model::memory_order_relaxed ) == req_Response );</text:span></text:p>
      <text:p text:style-name="P30"><text:span text:style-name="T40"><text:s text:c="16"/>}</text:span></text:p>
      <text:p text:style-name="P30"><text:span text:style-name="T40"><text:s text:c="16"/>else {</text:span></text:p>
      <text:p text:style-name="P30"><text:span text:style-name="T40"><text:s text:c="20"/>// There is another combiner, wait while it executes our request</text:span></text:p>
      <text:p text:style-name="P30"><text:span text:style-name="T40"><text:s text:c="20"/>if ( !wait_for_combining( pRec ) ) {</text:span></text:p>
      <text:p text:style-name="P30"><text:soft-page-break/><text:span text:style-name="T40"><text:s text:c="24"/>// The thread becomes a combiner</text:span></text:p>
      <text:p text:style-name="P30"><text:span text:style-name="T40"><text:s text:c="24"/>lock_guard l( m_Mutex, std::adopt_lock_t() );</text:span></text:p>
      <text:p text:style-name="P30"><text:span text:style-name="T40"><text:s text:c="24"/>// The record pRec can be excluded from publication list. Re-publish it</text:span></text:p>
      <text:p text:style-name="P30"><text:span text:style-name="T40"><text:s text:c="24"/>republish( pRec );</text:span></text:p>
      <text:p text:style-name="P30"><text:span text:style-name="T40"><text:s text:c="24"/>batch_combining( owner );</text:span></text:p>
      <text:p text:style-name="P30"><text:span text:style-name="T40"><text:s text:c="24"/>assert( pRec-&gt;nRequest.load( memory_model::memory_order_relaxed ) == req_Response );</text:span></text:p>
      <text:p text:style-name="P30"><text:span text:style-name="T40"><text:s text:c="20"/>}</text:span></text:p>
      <text:p text:style-name="P30"><text:span text:style-name="T40"><text:s text:c="16"/>}</text:span></text:p>
      <text:p text:style-name="P30"><text:span text:style-name="T40"><text:s text:c="12"/>}</text:span></text:p>
      <text:p text:style-name="P30"><text:span text:style-name="T40"><text:s text:c="12"/>template &lt;class Container&gt;</text:span></text:p>
      <text:p text:style-name="P30"><text:span text:style-name="T40"><text:s text:c="12"/>void combining( Container&amp; owner )</text:span></text:p>
      <text:p text:style-name="P30"><text:span text:style-name="T40"><text:s text:c="12"/>{</text:span></text:p>
      <text:p text:style-name="P30"><text:span text:style-name="T40"><text:s text:c="16"/>// The thread is a combiner</text:span></text:p>
      <text:p text:style-name="P30"><text:span text:style-name="T40"><text:s text:c="16"/>assert( !m_Mutex.try_lock() );</text:span></text:p>
      <text:p text:style-name="P30"><text:span text:style-name="T40"><text:s text:c="16"/>unsigned int const nCurAge = ++m_nCount;</text:span></text:p>
      <text:p text:style-name="P30"><text:span text:style-name="T40"><text:s text:c="16"/>for ( unsigned int nPass = 0; nPass &lt; m_nCombinePassCount; ++nPass )</text:span></text:p>
      <text:p text:style-name="P30"><text:span text:style-name="T40"><text:s text:c="20"/>if ( !combining_pass( owner, nCurAge ))</text:span></text:p>
      <text:p text:style-name="P30"><text:span text:style-name="T40"><text:s text:c="24"/>break;</text:span></text:p>
      <text:p text:style-name="P29"/>
      <text:p text:style-name="P30"><text:span text:style-name="T40"><text:s text:c="16"/>m_Stat.onCombining();</text:span></text:p>
      <text:p text:style-name="P30"><text:span text:style-name="T40"><text:s text:c="16"/>/*if ( (nCurAge &amp; m_nCompactFactor) == 0 )</text:span></text:p>
      <text:p text:style-name="P30"><text:span text:style-name="T40"><text:s text:c="20"/>compact_list( nCurAge );*/</text:span></text:p>
      <text:p text:style-name="P30"><text:span text:style-name="T40"><text:s text:c="12"/>}</text:span></text:p>
      <text:p text:style-name="P29"/>
      <text:p text:style-name="P30"><text:span text:style-name="T40"><text:s text:c="12"/>template &lt;class Container&gt;</text:span></text:p>
      <text:p text:style-name="P30"><text:span text:style-name="T40"><text:s text:c="12"/>bool combining_pass( Container&amp; owner, unsigned int nCurAge )</text:span></text:p>
      <text:p text:style-name="P30"><text:span text:style-name="T40"><text:s text:c="12"/>{</text:span></text:p>
      <text:p text:style-name="P30"><text:span text:style-name="T40"><text:s text:c="16"/>publication_record * pPrev = nullptr;</text:span></text:p>
      <text:p text:style-name="P30"><text:span text:style-name="T40"><text:s text:c="16"/>publication_record * p = m_pHead;</text:span></text:p>
      <text:p text:style-name="P30"><text:span text:style-name="T40"><text:s text:c="16"/>bool bOpDone = false;</text:span></text:p>
      <text:p text:style-name="P30"><text:span text:style-name="T40"><text:s text:c="16"/>while ( p ) {</text:span></text:p>
      <text:p text:style-name="P30"><text:span text:style-name="T40"><text:s text:c="20"/>switch ( p-&gt;nState.load( memory_model::memory_order_acquire )) {</text:span></text:p>
      <text:p text:style-name="P30"><text:span text:style-name="T40"><text:s text:c="24"/>case active:</text:span></text:p>
      <text:p text:style-name="P30"><text:span text:style-name="T40"><text:s text:c="28"/>if ( p-&gt;op() &gt;= req_Operation ) {</text:span></text:p>
      <text:p text:style-name="P30"><text:span text:style-name="T40"><text:s text:c="32"/>p-&gt;nAge = nCurAge;</text:span></text:p>
      <text:p text:style-name="P30"><text:span text:style-name="T40"><text:s text:c="32"/>owner.fc_apply( static_cast&lt;publication_record_type *&gt;(p) );</text:span></text:p>
      <text:p text:style-name="P30"><text:span text:style-name="T40"><text:s text:c="32"/>operation_done( *p );</text:span></text:p>
      <text:p text:style-name="P30"><text:span text:style-name="T40"><text:s text:c="32"/>bOpDone = true;</text:span></text:p>
      <text:p text:style-name="P30"><text:span text:style-name="T40"><text:s text:c="28"/>}</text:span></text:p>
      <text:p text:style-name="P30"><text:span text:style-name="T40"><text:s text:c="28"/>break;</text:span></text:p>
      <text:p text:style-name="P30"><text:span text:style-name="T40"><text:s text:c="24"/>case inactive:</text:span></text:p>
      <text:p text:style-name="P30"><text:span text:style-name="T40"><text:s text:c="28"/>// Only m_pHead can be inactive in the publication list</text:span></text:p>
      <text:p text:style-name="P30"><text:span text:style-name="T40"><text:s text:c="28"/>assert( p == m_pHead );</text:span></text:p>
      <text:p text:style-name="P30"><text:span text:style-name="T40"><text:s text:c="28"/>break;</text:span></text:p>
      <text:p text:style-name="P30"><text:span text:style-name="T40"><text:s text:c="24"/>case removed:</text:span></text:p>
      <text:p text:style-name="P30"><text:span text:style-name="T40"><text:s text:c="28"/>// The record should be removed</text:span></text:p>
      <text:p text:style-name="P30"><text:span text:style-name="T40"><text:s text:c="28"/>p = unlink_and_delete_record( pPrev, p );</text:span></text:p>
      <text:p text:style-name="P30"><text:span text:style-name="T40"><text:s text:c="28"/>continue;</text:span></text:p>
      <text:p text:style-name="P30"><text:span text:style-name="T40"><text:s text:c="24"/>default:</text:span></text:p>
      <text:p text:style-name="P30"><text:span text:style-name="T40"><text:s text:c="28"/>/// ??? That is impossible</text:span></text:p>
      <text:p text:style-name="P30"><text:span text:style-name="T40"><text:s text:c="28"/>assert(false);</text:span></text:p>
      <text:p text:style-name="P30"><text:span text:style-name="T40"><text:s text:c="20"/>}</text:span></text:p>
      <text:p text:style-name="P30"><text:span text:style-name="T40"><text:s text:c="20"/>pPrev = p;</text:span></text:p>
      <text:p text:style-name="P30"><text:span text:style-name="T40"><text:s text:c="20"/>p = p-&gt;pNext.load( memory_model::memory_order_acquire );</text:span></text:p>
      <text:p text:style-name="P30"><text:span text:style-name="T40"><text:s text:c="16"/>}</text:span></text:p>
      <text:p text:style-name="P30"><text:span text:style-name="T40"><text:s text:c="16"/>return bOpDone;</text:span></text:p>
      <text:p text:style-name="P30"><text:span text:style-name="T40"><text:s text:c="12"/>}</text:span></text:p>
      <text:p text:style-name="P29"/>
      <text:p text:style-name="P30"><text:span text:style-name="T40"><text:s text:c="12"/>template &lt;class Container&gt;</text:span></text:p>
      <text:p text:style-name="P30"><text:soft-page-break/><text:span text:style-name="T40"><text:s text:c="12"/>void batch_combining( Container&amp; owner )</text:span></text:p>
      <text:p text:style-name="P30"><text:span text:style-name="T40"><text:s text:c="12"/>{</text:span></text:p>
      <text:p text:style-name="P30"><text:span text:style-name="T40"><text:s text:c="16"/>// The thread is a combiner</text:span></text:p>
      <text:p text:style-name="P30"><text:span text:style-name="T40"><text:s text:c="16"/>assert( !m_Mutex.try_lock() );</text:span></text:p>
      <text:p text:style-name="P29"/>
      <text:p text:style-name="P30"><text:span text:style-name="T40"><text:s text:c="16"/>unsigned int const nCurAge = ++m_nCount;</text:span></text:p>
      <text:p text:style-name="P29"/>
      <text:p text:style-name="P30"><text:span text:style-name="T40"><text:s text:c="16"/>for ( unsigned int nPass = 0; nPass &lt; m_nCombinePassCount; ++nPass )</text:span></text:p>
      <text:p text:style-name="P30"><text:span text:style-name="T40"><text:s text:c="20"/>owner.fc_process( begin(), end() );</text:span></text:p>
      <text:p text:style-name="P29"/>
      <text:p text:style-name="P30"><text:span text:style-name="T40"><text:s text:c="16"/>combining_pass( owner, nCurAge );</text:span></text:p>
      <text:p text:style-name="P30"><text:span text:style-name="T40"><text:s text:c="16"/>m_Stat.onCombining();</text:span></text:p>
      <text:p text:style-name="P30"><text:span text:style-name="T40"><text:s text:c="16"/>/*if ( (nCurAge &amp; m_nCompactFactor) == 0 )</text:span></text:p>
      <text:p text:style-name="P30"><text:span text:style-name="T40"><text:s text:c="20"/>compact_list( nCurAge );*/</text:span></text:p>
      <text:p text:style-name="P30"><text:span text:style-name="T40"><text:s text:c="12"/>}</text:span></text:p>
      <text:p text:style-name="P29"/>
      <text:p text:style-name="P30"><text:span text:style-name="T40"><text:s text:c="12"/>bool wait_for_combining( publication_record_type * pRec )</text:span></text:p>
      <text:p text:style-name="P30"><text:span text:style-name="T40"><text:s text:c="12"/>{</text:span></text:p>
      <text:p text:style-name="P30"><text:span text:style-name="T40"><text:tab/>m_Stat.onWaitForCombining();</text:span></text:p>
      <text:p text:style-name="P30"><text:span text:style-name="T40"><text:s text:c="16"/>while ( pRec-&gt;nRequest.load( memory_model::memory_order_acquire ) != req_Response ) {</text:span></text:p>
      <text:p text:style-name="P29"/>
      <text:p text:style-name="P30"><text:span text:style-name="T40"><text:tab/>m_Stat.onIteration();</text:span></text:p>
      <text:p text:style-name="P30"><text:span text:style-name="T40"><text:s text:c="20"/>// The record can be excluded from publication list. Reinsert it</text:span></text:p>
      <text:p text:style-name="P30"><text:span text:style-name="T40"><text:s text:c="20"/>republish(pRec);</text:span></text:p>
      <text:p text:style-name="P30"><text:span text:style-name="T40"><text:s text:c="20"/>m_waitStrategy.wait(pRec);</text:span></text:p>
      <text:p text:style-name="P29"/>
      <text:p text:style-name="P30"><text:span text:style-name="T40"><text:s text:c="20"/>if ( m_Mutex.try_lock() ) {</text:span></text:p>
      <text:p text:style-name="P30"><text:span text:style-name="T40"><text:s text:c="24"/>if ( pRec-&gt;nRequest.load( memory_model::memory_order_acquire ) == req_Response ) {</text:span></text:p>
      <text:p text:style-name="P30"><text:span text:style-name="T40"><text:s text:c="28"/>m_Mutex.unlock();</text:span></text:p>
      <text:p text:style-name="P30"><text:span text:style-name="T40"><text:s text:c="28"/>break;</text:span></text:p>
      <text:p text:style-name="P30"><text:span text:style-name="T40"><text:s text:c="24"/>}</text:span></text:p>
      <text:p text:style-name="P30"><text:span text:style-name="T40"><text:s text:c="24"/>// The thread becomes a combiner</text:span></text:p>
      <text:p text:style-name="P30"><text:span text:style-name="T40"><text:s text:c="24"/>return false;</text:span></text:p>
      <text:p text:style-name="P30"><text:span text:style-name="T40"><text:s text:c="20"/>}</text:span></text:p>
      <text:p text:style-name="P30"><text:span text:style-name="T40"><text:s text:c="16"/>}</text:span></text:p>
      <text:p text:style-name="P30"><text:span text:style-name="T40"><text:s text:c="16"/>return true;</text:span></text:p>
      <text:p text:style-name="P30"><text:span text:style-name="T40"><text:s text:c="12"/>}</text:span></text:p>
      <text:p text:style-name="P29"/>
      <text:p text:style-name="P30"><text:span text:style-name="T40"><text:s text:c="12"/>void compact_list( unsigned int const nCurAge )</text:span></text:p>
      <text:p text:style-name="P30"><text:span text:style-name="T40"><text:s text:c="12"/>{</text:span></text:p>
      <text:p text:style-name="P30"><text:span text:style-name="T40"><text:s text:c="16"/>// Thinning publication list</text:span></text:p>
      <text:p text:style-name="P30"><text:span text:style-name="T40"><text:s text:c="16"/>publication_record * pPrev = nullptr;</text:span></text:p>
      <text:p text:style-name="P30"><text:span text:style-name="T40"><text:s text:c="16"/>for ( publication_record * p = m_pHead; p; ) {</text:span></text:p>
      <text:p text:style-name="P30"><text:span text:style-name="T40"><text:s text:c="20"/>if ( p-&gt;nState.load( memory_model::memory_order_acquire ) == active &amp;&amp; p-&gt;nAge + m_nCompactFactor &lt; nCurAge ) {</text:span></text:p>
      <text:p text:style-name="P30"><text:span text:style-name="T40"><text:s text:c="24"/>if ( pPrev ) {</text:span></text:p>
      <text:p text:style-name="P30"><text:span text:style-name="T40"><text:s text:c="28"/>publication_record * pNext = p-&gt;pNext.load( memory_model::memory_order_acquire );</text:span></text:p>
      <text:p text:style-name="P30"><text:span text:style-name="T40"><text:s text:c="28"/>if ( pPrev-&gt;pNext.compare_exchange_strong( p, pNext,</text:span></text:p>
      <text:p text:style-name="P30"><text:span text:style-name="T40"><text:s text:c="32"/>memory_model::memory_order_release, atomics::memory_order_relaxed ))</text:span></text:p>
      <text:p text:style-name="P30"><text:span text:style-name="T40"><text:s text:c="28"/>{</text:span></text:p>
      <text:p text:style-name="P30"><text:span text:style-name="T40"><text:s text:c="32"/>p-&gt;nState.store( inactive, memory_model::memory_order_release );</text:span></text:p>
      <text:p text:style-name="P30"><text:span text:style-name="T40"><text:s text:c="32"/>p = pNext;</text:span></text:p>
      <text:p text:style-name="P30"><text:span text:style-name="T40"><text:s text:c="32"/>m_Stat.onDeactivatePubRecord();</text:span></text:p>
      <text:p text:style-name="P30"><text:span text:style-name="T40"><text:s text:c="32"/>continue;</text:span></text:p>
      <text:p text:style-name="P30"><text:span text:style-name="T40"><text:s text:c="28"/>} } }</text:span></text:p>
      <text:p text:style-name="P30"><text:span text:style-name="T40"><text:s text:c="20"/>pPrev = p;</text:span></text:p>
      <text:p text:style-name="P30"><text:span text:style-name="T40"><text:s text:c="20"/>p = p-&gt;pNext.load( memory_model::memory_order_acquire );</text:span></text:p>
      <text:p text:style-name="P30"><text:span text:style-name="T40"><text:s text:c="16"/>}</text:span></text:p>
      <text:p text:style-name="P30"><text:span text:style-name="T40"><text:s text:c="16"/>m_Stat.onCompactPublicationList();</text:span></text:p>
      <text:p text:style-name="P30"><text:soft-page-break/><text:span text:style-name="T40"><text:s text:c="12"/>}</text:span></text:p>
      <text:p text:style-name="P30"><text:span text:style-name="T40"><text:s text:c="12"/>publication_record * unlink_and_delete_record( publication_record * pPrev, publication_record * p )</text:span></text:p>
      <text:p text:style-name="P30"><text:span text:style-name="T40"><text:s text:c="12"/>{</text:span></text:p>
      <text:p text:style-name="P30"><text:span text:style-name="T40"><text:s text:c="16"/>if ( pPrev ) {</text:span></text:p>
      <text:p text:style-name="P30"><text:span text:style-name="T40"><text:s text:c="20"/>publication_record * pNext = p-&gt;pNext.load( memory_model::memory_order_acquire );</text:span></text:p>
      <text:p text:style-name="P30"><text:span text:style-name="T40"><text:s text:c="20"/>if ( pPrev-&gt;pNext.compare_exchange_strong( p, pNext,</text:span></text:p>
      <text:p text:style-name="P30"><text:span text:style-name="T40"><text:s text:c="24"/>memory_model::memory_order_release, atomics::memory_order_relaxed ))</text:span></text:p>
      <text:p text:style-name="P30"><text:span text:style-name="T40"><text:s text:c="20"/>{</text:span></text:p>
      <text:p text:style-name="P30"><text:span text:style-name="T40"><text:s text:c="24"/>cxx11_allocator().Delete( static_cast&lt;publication_record_type *&gt;( p ));</text:span></text:p>
      <text:p text:style-name="P30"><text:span text:style-name="T40"><text:s text:c="24"/>m_Stat.onDeletePubRecord();</text:span></text:p>
      <text:p text:style-name="P30"><text:span text:style-name="T40"><text:s text:c="20"/>}</text:span></text:p>
      <text:p text:style-name="P30"><text:span text:style-name="T40"><text:s text:c="20"/>return pNext;</text:span></text:p>
      <text:p text:style-name="P30"><text:span text:style-name="T40"><text:s text:c="16"/>}</text:span></text:p>
      <text:p text:style-name="P30"><text:span text:style-name="T40"><text:s text:c="16"/>else {</text:span></text:p>
      <text:p text:style-name="P30"><text:span text:style-name="T40"><text:s text:c="20"/>m_pHead = static_cast&lt;publication_record_type *&gt;( p-&gt;pNext.load( memory_model::memory_order_acquire ));</text:span></text:p>
      <text:p text:style-name="P30"><text:span text:style-name="T40"><text:s text:c="20"/>cxx11_allocator().Delete( static_cast&lt;publication_record_type *&gt;( p ));</text:span></text:p>
      <text:p text:style-name="P30"><text:span text:style-name="T40"><text:s text:c="20"/>m_Stat.onDeletePubRecord();</text:span></text:p>
      <text:p text:style-name="P30"><text:span text:style-name="T40"><text:s text:c="20"/>return m_pHead;</text:span></text:p>
      <text:p text:style-name="P30"><text:span text:style-name="T40"><text:s text:c="16"/>} } <text:s/>};</text:span></text:p>
      <text:p text:style-name="P30"><text:span text:style-name="T40"><text:s text:c="8"/>//@cond</text:span></text:p>
      <text:p text:style-name="P30"><text:span text:style-name="T40"><text:s text:c="8"/>class container</text:span></text:p>
      <text:p text:style-name="P30"><text:span text:style-name="T40"><text:s text:c="8"/>{</text:span></text:p>
      <text:p text:style-name="P30"><text:span text:style-name="T40"><text:s text:c="8"/>public:</text:span></text:p>
      <text:p text:style-name="P30"><text:span text:style-name="T40"><text:s text:c="12"/>template &lt;typename PubRecord&gt;</text:span></text:p>
      <text:p text:style-name="P30"><text:span text:style-name="T40"><text:s text:c="12"/>void fc_apply( PubRecord * )</text:span></text:p>
      <text:p text:style-name="P30"><text:span text:style-name="T40"><text:s text:c="12"/>{</text:span></text:p>
      <text:p text:style-name="P30"><text:span text:style-name="T40"><text:s text:c="16"/>assert( false );</text:span></text:p>
      <text:p text:style-name="P30"><text:span text:style-name="T40"><text:s text:c="12"/>}</text:span></text:p>
      <text:p text:style-name="P30"><text:span text:style-name="T40"><text:s text:c="12"/>template &lt;typename Iterator&gt;</text:span></text:p>
      <text:p text:style-name="P30"><text:span text:style-name="T40"><text:s text:c="12"/>void fc_process( Iterator, Iterator )</text:span></text:p>
      <text:p text:style-name="P30"><text:span text:style-name="T40"><text:s text:c="12"/>{</text:span></text:p>
      <text:p text:style-name="P30"><text:span text:style-name="T40"><text:s text:c="16"/>assert( false );</text:span></text:p>
      <text:p text:style-name="P30"><text:span text:style-name="T40"><text:s text:c="12"/>}</text:span></text:p>
      <text:p text:style-name="P30"><text:span text:style-name="T40"><text:s text:c="8"/>};</text:span></text:p>
      <text:p text:style-name="P30"><text:span text:style-name="T40"><text:s text:c="4"/>} // namespace flat_combining}} // namespace cds::algo</text:span></text:p>
      <text:p text:style-name="P62"><text:span text:style-name="T13">Разработанные стратегии</text:span></text:p>
      <text:p text:style-name="P30"><text:span text:style-name="T40">namespace cds { <text:s/>namespace algo { <text:s/>namespace flat_combining {</text:span></text:p>
      <text:p text:style-name="P29"/>
      <text:p text:style-name="P30"><text:span text:style-name="T40"><text:s text:c="4"/>// Special values of publication_record::nRequest</text:span></text:p>
      <text:p text:style-name="P30"><text:span text:style-name="T40"><text:s text:c="4"/>enum request_value</text:span></text:p>
      <text:p text:style-name="P30"><text:span text:style-name="T40"><text:s text:c="4"/>{</text:span></text:p>
      <text:p text:style-name="P30"><text:span text:style-name="T40"><text:s text:c="8"/>req_EmptyRecord, <text:s text:c="3"/>///&lt; Publication record is empty</text:span></text:p>
      <text:p text:style-name="P30"><text:span text:style-name="T40"><text:s text:c="8"/>req_Response, <text:s text:c="6"/>///&lt; Operation is done</text:span></text:p>
      <text:p text:style-name="P29"/>
      <text:p text:style-name="P30"><text:span text:style-name="T40"><text:s text:c="8"/>req_Operation <text:s text:c="6"/>///&lt; First operation id for derived classes</text:span></text:p>
      <text:p text:style-name="P30"><text:span text:style-name="T40"><text:s text:c="4"/>};</text:span></text:p>
      <text:p text:style-name="P29"/>
      <text:p text:style-name="P30"><text:span text:style-name="T40"><text:s text:c="4"/>/// publication_record state</text:span></text:p>
      <text:p text:style-name="P30"><text:span text:style-name="T40"><text:s text:c="4"/>enum record_state {</text:span></text:p>
      <text:p text:style-name="P30"><text:span text:style-name="T40"><text:s text:c="8"/>inactive, <text:s text:c="6"/>///&lt; Record is inactive</text:span></text:p>
      <text:p text:style-name="P30"><text:span text:style-name="T40"><text:s text:c="8"/>active, <text:s text:c="8"/>///&lt; Record is active</text:span></text:p>
      <text:p text:style-name="P30"><text:span text:style-name="T40"><text:s text:c="8"/>removed <text:s text:c="8"/>///&lt; Record should be removed</text:span></text:p>
      <text:p text:style-name="P30"><text:span text:style-name="T40"><text:s text:c="4"/>};</text:span></text:p>
      <text:p text:style-name="P29"/>
      <text:p text:style-name="P30"><text:span text:style-name="T40"><text:s text:c="4"/>template&lt;typename UserPublicationRecord, typename Traits&gt;</text:span></text:p>
      <text:p text:style-name="P30"><text:span text:style-name="T40"><text:s text:c="4"/>struct DefautlWaitStartegy</text:span></text:p>
      <text:p text:style-name="P30"><text:span text:style-name="T40"><text:s text:c="4"/>{</text:span></text:p>
      <text:p text:style-name="P30"><text:soft-page-break/><text:span text:style-name="T40"><text:s text:c="8"/>struct ExtendedPublicationRecord: public UserPublicationRecord</text:span></text:p>
      <text:p text:style-name="P30"><text:span text:style-name="T40"><text:s text:c="8"/>{</text:span></text:p>
      <text:p text:style-name="P30"><text:span text:style-name="T40"><text:s text:c="8"/>};</text:span></text:p>
      <text:p text:style-name="P29"/>
      <text:p text:style-name="P30"><text:span text:style-name="T40"><text:s text:c="8"/>void wait(ExtendedPublicationRecord * pRec){}</text:span></text:p>
      <text:p text:style-name="P30"><text:span text:style-name="T40"><text:s text:c="8"/>void notify(ExtendedPublicationRecord* pRec){</text:span></text:p>
      <text:p text:style-name="P30"><text:span text:style-name="T40"><text:s text:c="12"/>pRec-&gt;nRequest.store( req_Response, Traits::memory_model::memory_order_release);</text:span></text:p>
      <text:p text:style-name="P30"><text:span text:style-name="T40"><text:s text:c="8"/>}</text:span></text:p>
      <text:p text:style-name="P30"><text:span text:style-name="T40"><text:s text:c="4"/>};</text:span></text:p>
      <text:p text:style-name="P30"><text:span text:style-name="T40"><text:s text:c="4"/>//===================================================================</text:span></text:p>
      <text:p text:style-name="P30"><text:span text:style-name="T40"><text:s text:c="4"/>template&lt;typename UserPublicationRecord, typename Traits&gt;</text:span></text:p>
      <text:p text:style-name="P30"><text:span text:style-name="T40"><text:s text:c="4"/>struct WaitStartegyBasedOnSingleLocalMutexAndCondVar</text:span></text:p>
      <text:p text:style-name="P30"><text:span text:style-name="T40"><text:s text:c="4"/>{</text:span></text:p>
      <text:p text:style-name="P30"><text:span text:style-name="T40"><text:s text:c="8"/>struct ExtendedPublicationRecord: public UserPublicationRecord</text:span></text:p>
      <text:p text:style-name="P30"><text:span text:style-name="T40"><text:s text:c="8"/>{</text:span></text:p>
      <text:p text:style-name="P30"><text:span text:style-name="T40"><text:s text:c="12"/>boost::mutex <text:s text:c="15"/>_waitMutex;</text:span></text:p>
      <text:p text:style-name="P30"><text:span text:style-name="T40"><text:s text:c="12"/>boost::condition_variable <text:s text:c="2"/>_condVar;</text:span></text:p>
      <text:p text:style-name="P30"><text:span text:style-name="T40"><text:s text:c="8"/>};</text:span></text:p>
      <text:p text:style-name="P29"/>
      <text:p text:style-name="P30"><text:span text:style-name="T40"><text:s text:c="8"/>void wait(ExtendedPublicationRecord * pRec){</text:span></text:p>
      <text:p text:style-name="P30"><text:span text:style-name="T40"><text:s text:c="12"/>boost::unique_lock&lt;boost::mutex&gt; lock(pRec-&gt;_waitMutex);</text:span></text:p>
      <text:p text:style-name="P30"><text:span text:style-name="T40"><text:s text:c="12"/>if (pRec-&gt;nRequest.load( Traits::memory_model::memory_order_acquire ) &gt;= req_Operation)</text:span></text:p>
      <text:p text:style-name="P30"><text:span text:style-name="T40"><text:s text:c="16"/>//pRec-&gt;_condVar.timed_wait(lock, static_cast&lt;boost::posix_time::seconds&gt;(1));</text:span></text:p>
      <text:p text:style-name="P30"><text:span text:style-name="T40"><text:tab/><text:tab/><text:tab/><text:tab/>pRec-&gt;_condVar.wait(lock);</text:span></text:p>
      <text:p text:style-name="P30"><text:span text:style-name="T40"><text:s text:c="8"/>}</text:span></text:p>
      <text:p text:style-name="P29"/>
      <text:p text:style-name="P30"><text:span text:style-name="T40"><text:s text:c="8"/>void notify(ExtendedPublicationRecord* pRec){</text:span></text:p>
      <text:p text:style-name="P30"><text:span text:style-name="T40"><text:s text:c="12"/>boost::unique_lock&lt;boost::mutex&gt; lock(pRec-&gt;_waitMutex);</text:span></text:p>
      <text:p text:style-name="P30"><text:span text:style-name="T40"><text:s text:c="12"/>pRec-&gt;nRequest.store( req_Response, Traits::memory_model::memory_order_release);</text:span></text:p>
      <text:p text:style-name="P30"><text:span text:style-name="T40"><text:s text:c="12"/>pRec-&gt;_condVar.notify_one();</text:span></text:p>
      <text:p text:style-name="P30"><text:span text:style-name="T40"><text:s text:c="8"/>}</text:span></text:p>
      <text:p text:style-name="P30"><text:span text:style-name="T40"><text:s text:c="4"/>};</text:span></text:p>
      <text:p text:style-name="P29"/>
      <text:p text:style-name="P29"/>
      <text:p text:style-name="P30"><text:span text:style-name="T40"><text:s text:c="4"/>//====================================================================</text:span></text:p>
      <text:p text:style-name="P30"><text:span text:style-name="T40"><text:s text:c="4"/>template&lt;typename UserPublicationRecord, typename Traits&gt;</text:span></text:p>
      <text:p text:style-name="P30"><text:span text:style-name="T40"><text:tab/>struct WaitBakkOffStrategy</text:span></text:p>
      <text:p text:style-name="P30"><text:span text:style-name="T40"><text:tab/>{</text:span></text:p>
      <text:p text:style-name="P30"><text:span text:style-name="T40"><text:s text:c="8"/>struct ExtendedPublicationRecord: public UserPublicationRecord</text:span></text:p>
      <text:p text:style-name="P30"><text:span text:style-name="T40"><text:s text:c="8"/>{</text:span></text:p>
      <text:p text:style-name="P30"><text:span text:style-name="T40"><text:s text:c="8"/>};</text:span></text:p>
      <text:p text:style-name="P30"><text:span text:style-name="T40"><text:s text:c="8"/>void wait(ExtendedPublicationRecord * pRec){</text:span></text:p>
      <text:p text:style-name="P30"><text:span text:style-name="T40"><text:tab/>cds::backoff::delay_of&lt;2&gt; <text:s text:c="2"/>back_off;</text:span></text:p>
      <text:p text:style-name="P30"><text:span text:style-name="T40"><text:s text:c="12"/>back_off();</text:span></text:p>
      <text:p text:style-name="P30"><text:span text:style-name="T40"><text:s text:c="8"/>}</text:span></text:p>
      <text:p text:style-name="P30"><text:span text:style-name="T40"><text:s text:c="8"/>void notify(ExtendedPublicationRecord* pRec){</text:span></text:p>
      <text:p text:style-name="P30"><text:span text:style-name="T40"><text:s text:c="12"/>pRec-&gt;nRequest.store( req_Response, Traits::memory_model::memory_order_release);</text:span></text:p>
      <text:p text:style-name="P30"><text:span text:style-name="T40"><text:s text:c="8"/>}</text:span></text:p>
      <text:p text:style-name="P30"><text:span text:style-name="T40"><text:s text:c="4"/>};</text:span></text:p>
      <text:p text:style-name="P30"><text:span text:style-name="T40"><text:s text:c="4"/>//====================================================================</text:span></text:p>
      <text:p text:style-name="P30"><text:span text:style-name="T40"><text:s text:c="4"/>template&lt;typename UserPublicationRecord, typename Traits&gt;</text:span></text:p>
      <text:p text:style-name="P30"><text:span text:style-name="T40"><text:s text:c="4"/>struct WaitOneMutexOneCondVarStrategy</text:span></text:p>
      <text:p text:style-name="P30"><text:span text:style-name="T40"><text:tab/>{</text:span></text:p>
      <text:p text:style-name="P30"><text:span text:style-name="T40"><text:s text:c="8"/>boost::mutex <text:s text:c="13"/>_globalMutex;</text:span></text:p>
      <text:p text:style-name="P30"><text:span text:style-name="T40"><text:s text:c="8"/>boost::condition_variable _globalCondVar;</text:span></text:p>
      <text:p text:style-name="P29"/>
      <text:p text:style-name="P30"><text:span text:style-name="T40"><text:s text:c="8"/>struct ExtendedPublicationRecord: public UserPublicationRecord</text:span></text:p>
      <text:p text:style-name="P30"><text:span text:style-name="T40"><text:s text:c="8"/>{</text:span></text:p>
      <text:p text:style-name="P30"><text:span text:style-name="T40"><text:s text:c="8"/>};</text:span></text:p>
      <text:p text:style-name="P30"><text:soft-page-break/><text:span text:style-name="T40"><text:s text:c="8"/>void wait(ExtendedPublicationRecord * pRec){</text:span></text:p>
      <text:p text:style-name="P30"><text:span text:style-name="T40"><text:s text:c="12"/>boost::unique_lock&lt;boost::mutex&gt; lock(_globalMutex);</text:span></text:p>
      <text:p text:style-name="P30"><text:span text:style-name="T40"><text:s text:c="12"/>if (pRec-&gt;nRequest.load( Traits::memory_model::memory_order_acquire ) &gt;= req_Operation)</text:span></text:p>
      <text:p text:style-name="P30"><text:span text:style-name="T40"><text:tab/>_globalCondVar.timed_wait(lock, static_cast&lt;boost::posix_time::seconds&gt;(1));</text:span></text:p>
      <text:p text:style-name="P30"><text:span text:style-name="T40"><text:s text:c="8"/>}</text:span></text:p>
      <text:p text:style-name="P29"/>
      <text:p text:style-name="P30"><text:span text:style-name="T40"><text:s text:c="8"/>void notify(ExtendedPublicationRecord* pRec){</text:span></text:p>
      <text:p text:style-name="P30"><text:span text:style-name="T40"><text:s text:c="12"/>boost::unique_lock&lt;boost::mutex&gt; lock(_globalMutex);</text:span></text:p>
      <text:p text:style-name="P30"><text:span text:style-name="T40"><text:s text:c="12"/>pRec-&gt;nRequest.store( req_Response, Traits::memory_model::memory_order_release);</text:span></text:p>
      <text:p text:style-name="P30"><text:span text:style-name="T40"><text:s text:c="12"/>_globalCondVar.notify_all();</text:span></text:p>
      <text:p text:style-name="P30"><text:span text:style-name="T40"><text:s text:c="8"/>} };</text:span></text:p>
      <text:p text:style-name="P29"/>
      <text:p text:style-name="P30"><text:span text:style-name="T40">template&lt;typename UserPublicationRecord, typename Traits&gt;</text:span></text:p>
      <text:p text:style-name="P30"><text:span text:style-name="T40">struct WaitStratygyBaseOnSingleMutexMutlLocalCondVars</text:span></text:p>
      <text:p text:style-name="P30"><text:span text:style-name="T40">{</text:span></text:p>
      <text:p text:style-name="P30"><text:span text:style-name="T40">boost::mutex _globalMutex;</text:span></text:p>
      <text:p text:style-name="P30"><text:span text:style-name="T40">struct ExtendedPublicationRecord : public UserPublicationRecord</text:span></text:p>
      <text:p text:style-name="P30"><text:span text:style-name="T40">{</text:span></text:p>
      <text:p text:style-name="P30"><text:span text:style-name="T40"><text:s text:c="3"/>boost::condition_variable _condVar;</text:span></text:p>
      <text:p text:style-name="P30"><text:span text:style-name="T40">};</text:span></text:p>
      <text:p text:style-name="P30"><text:span text:style-name="T40">void wait(ExtendedPublicationRecord * pRec){</text:span></text:p>
      <text:p text:style-name="P30"><text:span text:style-name="T40">boost::unique_lock&lt;boost::mutex&gt; lock(_globalMutex);</text:span></text:p>
      <text:p text:style-name="P30"><text:span text:style-name="T40">if (pRec-&gt;nRequest.load(Traits::memory_model::memory_order_acquire) &gt;= req_Operation)</text:span></text:p>
      <text:p text:style-name="P30"><text:span text:style-name="T40"><text:tab/>//_globalCondVar.timed_wait(lock, static_cast&lt;boost::posix_time::seconds&gt;(1));</text:span></text:p>
      <text:p text:style-name="P30"><text:span text:style-name="T40">}</text:span></text:p>
      <text:p text:style-name="P30"><text:span text:style-name="T40">void notify(ExtendedPublicationRecord* pRec){</text:span></text:p>
      <text:p text:style-name="P30"><text:span text:style-name="T40"><text:tab/>boost::unique_lock&lt;boost::mutex&gt; lock(_globalMutex);</text:span></text:p>
      <text:p text:style-name="P30"><text:span text:style-name="T40"><text:tab/>pRec-&gt;nRequest.store(req_Response, Traits::memory_model::memory_order_release);</text:span></text:p>
      <text:p text:style-name="P30"><text:span text:style-name="T40"><text:tab/>pRec-&gt;_condVar.notify_one();</text:span></text:p>
      <text:p text:style-name="P30"><text:span text:style-name="T40"><text:tab/>}};</text:span></text:p>
      <text:p text:style-name="P30"><text:span text:style-name="T40">}}}//end namespace cds::algo::flat_combining</text:span></text:p>
      <text:p text:style-name="P29"/>
      <text:p text:style-name="P60"><text:span text:style-name="T13">Пример реализации конкурентной очереди</text:span></text:p>
      <text:p text:style-name="P30"><text:span text:style-name="T40"><text:s text:c="4"/>namespace fcqueue {</text:span></text:p>
      <text:p text:style-name="P30"><text:span text:style-name="T40"><text:s text:c="8"/>/// FCQueue type traits</text:span></text:p>
      <text:p text:style-name="P30"><text:span text:style-name="T40"><text:s text:c="8"/>struct traits: public cds::algo::flat_combining::traits</text:span></text:p>
      <text:p text:style-name="P30"><text:span text:style-name="T40"><text:s text:c="8"/>{</text:span></text:p>
      <text:p text:style-name="P30"><text:span text:style-name="T40"><text:s text:c="12"/>typedef empty_stat <text:s text:c="5"/>stat; <text:s text:c="2"/>///&lt; Internal statistics</text:span></text:p>
      <text:p text:style-name="P30"><text:span text:style-name="T40"><text:s text:c="12"/>static CDS_CONSTEXPR const bool enable_elimination = false; </text:span></text:p>
      <text:p text:style-name="P30"><text:span text:style-name="T40"><text:s text:c="8"/>};</text:span></text:p>
      <text:p text:style-name="P30"><text:span text:style-name="T40"><text:s text:c="8"/>template &lt;typename... Options&gt;</text:span></text:p>
      <text:p text:style-name="P30"><text:span text:style-name="T40"><text:s text:c="8"/>struct make_traits {</text:span></text:p>
      <text:p text:style-name="P30"><text:span text:style-name="T40"><text:s text:c="12"/>typedef implementation_defined type ; <text:s text:c="2"/>///&lt; Metafunction result</text:span></text:p>
      <text:p text:style-name="P30"><text:span text:style-name="T40"><text:s text:c="12"/>typedef typename cds::opt::make_options&lt;</text:span></text:p>
      <text:p text:style-name="P30"><text:span text:style-name="T40"><text:s text:c="16"/>typename cds::opt::find_type_traits&lt; traits, Options... &gt;::type</text:span></text:p>
      <text:p text:style-name="P30"><text:span text:style-name="T40"><text:s text:c="16"/>,Options...</text:span></text:p>
      <text:p text:style-name="P30"><text:span text:style-name="T40"><text:s text:c="12"/>&gt;::type <text:s text:c="2"/>type;</text:span></text:p>
      <text:p text:style-name="P30"><text:span text:style-name="T40"><text:s text:c="8"/>};</text:span></text:p>
      <text:p text:style-name="P30"><text:span text:style-name="T40"><text:s text:c="4"/>} // namespace fcqueue</text:span></text:p>
      <text:p text:style-name="P30"><text:span text:style-name="T40"><text:s text:c="4"/>/// Flat-combining queue</text:span></text:p>
      <text:p text:style-name="P30"><text:span text:style-name="T40"><text:s text:c="4"/>template &lt;typename T,</text:span></text:p>
      <text:p text:style-name="P30"><text:span text:style-name="T40"><text:s text:c="8"/>class Queue = std::queue&lt;T&gt;,</text:span></text:p>
      <text:p text:style-name="P30"><text:span text:style-name="T40"><text:s text:c="8"/>typename Traits = fcqueue::traits</text:span></text:p>
      <text:p text:style-name="P30"><text:span text:style-name="T40"><text:s text:c="4"/>&gt;</text:span></text:p>
      <text:p text:style-name="P30"><text:span text:style-name="T40"><text:s text:c="4"/>class FCQueue</text:span></text:p>
      <text:p text:style-name="P30"><text:span text:style-name="T40">#ifndef CDS_DOXYGEN_INVOKED</text:span></text:p>
      <text:p text:style-name="P30"><text:span text:style-name="T40"><text:s text:c="8"/>: public cds::algo::flat_combining::container</text:span></text:p>
      <text:p text:style-name="P30"><text:soft-page-break/><text:span text:style-name="T40">#endif</text:span></text:p>
      <text:p text:style-name="P30"><text:span text:style-name="T40"><text:s text:c="4"/>{</text:span></text:p>
      <text:p text:style-name="P30"><text:span text:style-name="T40"><text:s text:c="4"/>public:</text:span></text:p>
      <text:p text:style-name="P30"><text:span text:style-name="T40"><text:s text:c="8"/>typedef T <text:s text:c="10"/>value_type; <text:s text:c="4"/>///&lt; Value type</text:span></text:p>
      <text:p text:style-name="P30"><text:span text:style-name="T40"><text:s text:c="8"/>typedef Queue <text:s text:c="6"/>queue_type; <text:s text:c="4"/>///&lt; Sequential queue class</text:span></text:p>
      <text:p text:style-name="P30"><text:span text:style-name="T40"><text:s text:c="8"/>typedef Traits <text:s text:c="5"/>traits; <text:s text:c="8"/>///&lt; Queue type traits</text:span></text:p>
      <text:p text:style-name="P30"><text:span text:style-name="T40"><text:s text:c="8"/>typedef typename traits::stat <text:s/>stat; <text:s text:c="2"/>///&lt; Internal statistics type</text:span></text:p>
      <text:p text:style-name="P30"><text:span text:style-name="T40"><text:s text:c="8"/>static CDS_CONSTEXPR const bool c_bEliminationEnabled = traits::enable_elimination; ///&lt; \p true if elimination is enabled</text:span></text:p>
      <text:p text:style-name="P30"><text:span text:style-name="T40"><text:s text:c="4"/>protected:</text:span></text:p>
      <text:p text:style-name="P30"><text:span text:style-name="T40"><text:s text:c="8"/>//@cond</text:span></text:p>
      <text:p text:style-name="P30"><text:span text:style-name="T40"><text:s text:c="8"/>/// Queue operation IDs</text:span></text:p>
      <text:p text:style-name="P30"><text:span text:style-name="T40"><text:s text:c="8"/>enum fc_operation {</text:span></text:p>
      <text:p text:style-name="P30"><text:span text:style-name="T40"><text:s text:c="12"/>op_enq = cds::algo::flat_combining::req_Operation, ///&lt; Enqueue</text:span></text:p>
      <text:p text:style-name="P30"><text:span text:style-name="T40"><text:s text:c="12"/>op_enq_move, <text:s text:c="2"/>///&lt; Enqueue (move semantics)</text:span></text:p>
      <text:p text:style-name="P30"><text:span text:style-name="T40"><text:s text:c="12"/>op_deq, <text:s text:c="8"/>///&lt; Dequeue</text:span></text:p>
      <text:p text:style-name="P30"><text:span text:style-name="T40"><text:s text:c="12"/>op_clear <text:s text:c="7"/>///&lt; Clear</text:span></text:p>
      <text:p text:style-name="P30"><text:span text:style-name="T40"><text:s text:c="8"/>};</text:span></text:p>
      <text:p text:style-name="P29"/>
      <text:p text:style-name="P30"><text:span text:style-name="T40"><text:s text:c="8"/>/// Flat combining publication list record</text:span></text:p>
      <text:p text:style-name="P30"><text:span text:style-name="T40"><text:s text:c="8"/>struct fc_record: public cds::algo::flat_combining::publication_record</text:span></text:p>
      <text:p text:style-name="P30"><text:span text:style-name="T40"><text:s text:c="8"/>{</text:span></text:p>
      <text:p text:style-name="P30"><text:span text:style-name="T40"><text:s text:c="12"/>union {</text:span></text:p>
      <text:p text:style-name="P30"><text:span text:style-name="T40"><text:s text:c="16"/>value_type const * <text:s/>pValEnq; <text:s/>///&lt; Value to enqueue</text:span></text:p>
      <text:p text:style-name="P30"><text:span text:style-name="T40"><text:s text:c="16"/>value_type * <text:s text:c="7"/>pValDeq; <text:s/>///&lt; Dequeue destination</text:span></text:p>
      <text:p text:style-name="P30"><text:span text:style-name="T40"><text:s text:c="12"/>};</text:span></text:p>
      <text:p text:style-name="P30"><text:span text:style-name="T40"><text:s text:c="12"/>bool <text:s text:c="11"/>bEmpty; ///&lt; \p true if the queue is empty</text:span></text:p>
      <text:p text:style-name="P30"><text:span text:style-name="T40"><text:s text:c="8"/>};</text:span></text:p>
      <text:p text:style-name="P30"><text:span text:style-name="T40"><text:s text:c="8"/>//@endcond</text:span></text:p>
      <text:p text:style-name="P29"/>
      <text:p text:style-name="P29"/>
      <text:p text:style-name="P30"><text:span text:style-name="T40"><text:s text:c="8"/>/// Flat combining kernel</text:span></text:p>
      <text:p text:style-name="P30"><text:span text:style-name="T40"><text:s text:c="8"/>typedef cds::algo::flat_combining::kernel&lt; fc_record, traits &gt; fc_kernel;</text:span></text:p>
      <text:p text:style-name="P29"/>
      <text:p text:style-name="P30"><text:span text:style-name="T40"><text:s text:c="4"/>protected:</text:span></text:p>
      <text:p text:style-name="P30"><text:span text:style-name="T40"><text:s text:c="8"/>//@cond</text:span></text:p>
      <text:p text:style-name="P30"><text:span text:style-name="T40"><text:s text:c="8"/>fc_kernel <text:s text:c="2"/>m_FlatCombining;</text:span></text:p>
      <text:p text:style-name="P30"><text:span text:style-name="T40"><text:s text:c="8"/>queue_type <text:s/>m_Queue;</text:span></text:p>
      <text:p text:style-name="P30"><text:span text:style-name="T40"><text:s text:c="8"/>//@endcond</text:span></text:p>
      <text:p text:style-name="P29"/>
      <text:p text:style-name="P30"><text:span text:style-name="T40"><text:s text:c="4"/>public:</text:span></text:p>
      <text:p text:style-name="P30"><text:span text:style-name="T40"><text:s text:c="8"/>/// Initializes empty queue object</text:span></text:p>
      <text:p text:style-name="P30"><text:span text:style-name="T40"><text:s text:c="8"/>FCQueue()</text:span></text:p>
      <text:p text:style-name="P30"><text:span text:style-name="T40"><text:s text:c="8"/>{}</text:span></text:p>
      <text:p text:style-name="P29"/>
      <text:p text:style-name="P30"><text:span text:style-name="T40"><text:s text:c="8"/>/// Initializes empty queue object and gives flat combining parameters</text:span></text:p>
      <text:p text:style-name="P30"><text:span text:style-name="T40"><text:s text:c="8"/>FCQueue(</text:span></text:p>
      <text:p text:style-name="P30"><text:span text:style-name="T40"><text:s text:c="12"/>unsigned int nCompactFactor <text:s text:c="4"/>///&lt; Flat combining: publication list compacting factor</text:span></text:p>
      <text:p text:style-name="P30"><text:span text:style-name="T40"><text:s text:c="12"/>,unsigned int nCombinePassCount ///&lt; Flat combining: number of combining passes for combiner thread</text:span></text:p>
      <text:p text:style-name="P30"><text:span text:style-name="T40"><text:s text:c="12"/>)</text:span></text:p>
      <text:p text:style-name="P30"><text:span text:style-name="T40"><text:s text:c="12"/>: m_FlatCombining( nCompactFactor, nCombinePassCount )</text:span></text:p>
      <text:p text:style-name="P30"><text:span text:style-name="T40"><text:s text:c="8"/>{}</text:span></text:p>
      <text:p text:style-name="P30"><text:span text:style-name="T40"><text:s text:c="8"/>bool enqueue( value_type const&amp; val )</text:span></text:p>
      <text:p text:style-name="P30"><text:span text:style-name="T40"><text:s text:c="8"/>{</text:span></text:p>
      <text:p text:style-name="P30"><text:span text:style-name="T40"><text:s text:c="12"/>fc_record * pRec = m_FlatCombining.acquire_record();</text:span></text:p>
      <text:p text:style-name="P30"><text:span text:style-name="T40"><text:s text:c="12"/>pRec-&gt;pValEnq = &amp;val;</text:span></text:p>
      <text:p text:style-name="P30"><text:span text:style-name="T40"><text:s text:c="12"/>if ( c_bEliminationEnabled )</text:span></text:p>
      <text:p text:style-name="P30"><text:span text:style-name="T40"><text:s text:c="16"/>m_FlatCombining.batch_combine( op_enq, pRec, *this );</text:span></text:p>
      <text:p text:style-name="P30"><text:span text:style-name="T40"><text:s text:c="12"/>else</text:span></text:p>
      <text:p text:style-name="P30"><text:soft-page-break/><text:span text:style-name="T40"><text:s text:c="16"/>m_FlatCombining.combine( op_enq, pRec, *this );</text:span></text:p>
      <text:p text:style-name="P30"><text:span text:style-name="T40"><text:s text:c="12"/>assert( pRec-&gt;is_done() );</text:span></text:p>
      <text:p text:style-name="P30"><text:span text:style-name="T40"><text:s text:c="12"/>m_FlatCombining.release_record( pRec );</text:span></text:p>
      <text:p text:style-name="P30"><text:span text:style-name="T40"><text:s text:c="12"/>m_FlatCombining.internal_statistics().onEnqueue();</text:span></text:p>
      <text:p text:style-name="P30"><text:span text:style-name="T40"><text:s text:c="12"/>return true;</text:span></text:p>
      <text:p text:style-name="P30"><text:span text:style-name="T40"><text:s text:c="8"/>}</text:span></text:p>
      <text:p text:style-name="P29"/>
      <text:p text:style-name="P30"><text:span text:style-name="T40"><text:s text:c="8"/>/// Inserts a new element at the end of the queue (a synonym for \ref enqueue)</text:span></text:p>
      <text:p text:style-name="P30"><text:span text:style-name="T40"><text:s text:c="8"/>bool push( value_type const&amp; val )</text:span></text:p>
      <text:p text:style-name="P30"><text:span text:style-name="T40"><text:s text:c="8"/>{</text:span></text:p>
      <text:p text:style-name="P30"><text:span text:style-name="T40"><text:s text:c="12"/>return enqueue( val );</text:span></text:p>
      <text:p text:style-name="P30"><text:span text:style-name="T40"><text:s text:c="8"/>}</text:span></text:p>
      <text:p text:style-name="P29"/>
      <text:p text:style-name="P30"><text:span text:style-name="T40"><text:s text:c="8"/>bool enqueue( value_type&amp;&amp; val )</text:span></text:p>
      <text:p text:style-name="P30"><text:span text:style-name="T40"><text:s text:c="8"/>{</text:span></text:p>
      <text:p text:style-name="P30"><text:span text:style-name="T40"><text:s text:c="12"/>fc_record * pRec = m_FlatCombining.acquire_record();</text:span></text:p>
      <text:p text:style-name="P30"><text:span text:style-name="T40"><text:s text:c="12"/>pRec-&gt;pValEnq = &amp;val;</text:span></text:p>
      <text:p text:style-name="P29"/>
      <text:p text:style-name="P30"><text:span text:style-name="T40"><text:s text:c="12"/>if ( c_bEliminationEnabled )</text:span></text:p>
      <text:p text:style-name="P30"><text:span text:style-name="T40"><text:s text:c="16"/>m_FlatCombining.batch_combine( op_enq_move, pRec, *this );</text:span></text:p>
      <text:p text:style-name="P30"><text:span text:style-name="T40"><text:s text:c="12"/>else</text:span></text:p>
      <text:p text:style-name="P30"><text:span text:style-name="T40"><text:s text:c="16"/>m_FlatCombining.combine( op_enq_move, pRec, *this );</text:span></text:p>
      <text:p text:style-name="P29"/>
      <text:p text:style-name="P30"><text:span text:style-name="T40"><text:s text:c="12"/>assert( pRec-&gt;is_done() );</text:span></text:p>
      <text:p text:style-name="P30"><text:span text:style-name="T40"><text:s text:c="12"/>m_FlatCombining.release_record( pRec );</text:span></text:p>
      <text:p text:style-name="P29"/>
      <text:p text:style-name="P30"><text:span text:style-name="T40"><text:s text:c="12"/>m_FlatCombining.internal_statistics().onEnqMove();</text:span></text:p>
      <text:p text:style-name="P30"><text:span text:style-name="T40"><text:s text:c="12"/>return true;</text:span></text:p>
      <text:p text:style-name="P30"><text:span text:style-name="T40"><text:s text:c="8"/>}</text:span></text:p>
      <text:p text:style-name="P30"><text:span text:style-name="T40"><text:s text:c="8"/>/// Inserts a new element at the end of the queue (move semantics, synonym for \p enqueue)</text:span></text:p>
      <text:p text:style-name="P30"><text:span text:style-name="T40"><text:s text:c="8"/>bool push( value_type&amp;&amp; val )</text:span></text:p>
      <text:p text:style-name="P30"><text:span text:style-name="T40"><text:s text:c="8"/>{</text:span></text:p>
      <text:p text:style-name="P30"><text:span text:style-name="T40"><text:s text:c="12"/>return enqueue( val );</text:span></text:p>
      <text:p text:style-name="P30"><text:span text:style-name="T40"><text:s text:c="8"/>}</text:span></text:p>
      <text:p text:style-name="P30"><text:span text:style-name="T40"><text:s text:c="8"/>bool dequeue( value_type&amp; val )</text:span></text:p>
      <text:p text:style-name="P30"><text:span text:style-name="T40"><text:s text:c="8"/>{</text:span></text:p>
      <text:p text:style-name="P30"><text:span text:style-name="T40"><text:s text:c="12"/>fc_record * pRec = m_FlatCombining.acquire_record();</text:span></text:p>
      <text:p text:style-name="P30"><text:span text:style-name="T40"><text:s text:c="12"/>pRec-&gt;pValDeq = &amp;val;</text:span></text:p>
      <text:p text:style-name="P30"><text:span text:style-name="T40"><text:s text:c="12"/>if ( c_bEliminationEnabled )</text:span></text:p>
      <text:p text:style-name="P30"><text:span text:style-name="T40"><text:s text:c="16"/>m_FlatCombining.batch_combine( op_deq, pRec, *this );</text:span></text:p>
      <text:p text:style-name="P30"><text:span text:style-name="T40"><text:s text:c="12"/>else</text:span></text:p>
      <text:p text:style-name="P30"><text:span text:style-name="T40"><text:s text:c="16"/>m_FlatCombining.combine( op_deq, pRec, *this );</text:span></text:p>
      <text:p text:style-name="P30"><text:span text:style-name="T40"><text:s text:c="12"/>assert( pRec-&gt;is_done() );</text:span></text:p>
      <text:p text:style-name="P30"><text:span text:style-name="T40"><text:s text:c="12"/>m_FlatCombining.release_record( pRec );</text:span></text:p>
      <text:p text:style-name="P30"><text:span text:style-name="T40"><text:s text:c="12"/>m_FlatCombining.internal_statistics().onDequeue( pRec-&gt;bEmpty );</text:span></text:p>
      <text:p text:style-name="P30"><text:span text:style-name="T40"><text:s text:c="12"/>return !pRec-&gt;bEmpty;</text:span></text:p>
      <text:p text:style-name="P30"><text:span text:style-name="T40"><text:s text:c="8"/>}</text:span></text:p>
      <text:p text:style-name="P30"><text:span text:style-name="T40"><text:s text:c="8"/>/// Removes the next element from the queue (a synonym for \ref dequeue)</text:span></text:p>
      <text:p text:style-name="P30"><text:span text:style-name="T40"><text:s text:c="8"/>bool pop( value_type&amp; val )</text:span></text:p>
      <text:p text:style-name="P30"><text:span text:style-name="T40"><text:s text:c="8"/>{</text:span></text:p>
      <text:p text:style-name="P30"><text:span text:style-name="T40"><text:s text:c="12"/>return dequeue( val );</text:span></text:p>
      <text:p text:style-name="P30"><text:span text:style-name="T40"><text:s text:c="8"/>}</text:span></text:p>
      <text:p text:style-name="P30"><text:span text:style-name="T40"><text:s text:c="8"/>/// Clears the queue</text:span></text:p>
      <text:p text:style-name="P30"><text:span text:style-name="T40"><text:s text:c="8"/>void clear()</text:span></text:p>
      <text:p text:style-name="P30"><text:span text:style-name="T40"><text:s text:c="8"/>{</text:span></text:p>
      <text:p text:style-name="P30"><text:span text:style-name="T40"><text:s text:c="12"/>fc_record * pRec = m_FlatCombining.acquire_record();</text:span></text:p>
      <text:p text:style-name="P29"/>
      <text:p text:style-name="P30"><text:span text:style-name="T40"><text:s text:c="12"/>if ( c_bEliminationEnabled )</text:span></text:p>
      <text:p text:style-name="P30"><text:span text:style-name="T40"><text:s text:c="16"/>m_FlatCombining.batch_combine( op_clear, pRec, *this );</text:span></text:p>
      <text:p text:style-name="P30"><text:soft-page-break/><text:span text:style-name="T40"><text:s text:c="12"/>else</text:span></text:p>
      <text:p text:style-name="P30"><text:span text:style-name="T40"><text:s text:c="16"/>m_FlatCombining.combine( op_clear, pRec, *this );</text:span></text:p>
      <text:p text:style-name="P29"/>
      <text:p text:style-name="P30"><text:span text:style-name="T40"><text:s text:c="12"/>assert( pRec-&gt;is_done() );</text:span></text:p>
      <text:p text:style-name="P30"><text:span text:style-name="T40"><text:s text:c="12"/>m_FlatCombining.release_record( pRec );</text:span></text:p>
      <text:p text:style-name="P30"><text:span text:style-name="T40"><text:s text:c="8"/>}</text:span></text:p>
      <text:p text:style-name="P30"><text:span text:style-name="T40"><text:s text:c="8"/>size_t size() const</text:span></text:p>
      <text:p text:style-name="P30"><text:span text:style-name="T40"><text:s text:c="8"/>{</text:span></text:p>
      <text:p text:style-name="P30"><text:span text:style-name="T40"><text:s text:c="12"/>return m_Queue.size();</text:span></text:p>
      <text:p text:style-name="P30"><text:span text:style-name="T40"><text:s text:c="8"/>}</text:span></text:p>
      <text:p text:style-name="P30"><text:span text:style-name="T40"><text:s text:c="8"/>bool empty() const</text:span></text:p>
      <text:p text:style-name="P30"><text:span text:style-name="T40"><text:s text:c="8"/>{</text:span></text:p>
      <text:p text:style-name="P30"><text:span text:style-name="T40"><text:s text:c="12"/>m_FlatCombining.wait_while_combining();</text:span></text:p>
      <text:p text:style-name="P30"><text:span text:style-name="T40"><text:s text:c="12"/>return m_Queue.empty();</text:span></text:p>
      <text:p text:style-name="P30"><text:span text:style-name="T40"><text:s text:c="8"/>}</text:span></text:p>
      <text:p text:style-name="P29"/>
      <text:p text:style-name="P30"><text:span text:style-name="T40"><text:s text:c="8"/>/// Internal statistics</text:span></text:p>
      <text:p text:style-name="P30"><text:span text:style-name="T40"><text:s text:c="8"/>stat const&amp; statistics() const</text:span></text:p>
      <text:p text:style-name="P30"><text:span text:style-name="T40"><text:s text:c="8"/>{</text:span></text:p>
      <text:p text:style-name="P30"><text:span text:style-name="T40"><text:s text:c="12"/>return m_FlatCombining.statistics();</text:span></text:p>
      <text:p text:style-name="P30"><text:span text:style-name="T40"><text:s text:c="8"/>}</text:span></text:p>
      <text:p text:style-name="P29"/>
      <text:p text:style-name="P29"/>
      <text:p text:style-name="P29"/>
      <text:p text:style-name="P29"/>
      <text:p text:style-name="P29"/>
      <text:p text:style-name="P29"/>
      <text:p text:style-name="P30"><text:span text:style-name="T40"><text:s text:c="4"/>public: // flat combining cooperation, not for direct use!</text:span></text:p>
      <text:p text:style-name="P30"><text:span text:style-name="T40"><text:s text:c="8"/>void fc_apply( fc_record * pRec )</text:span></text:p>
      <text:p text:style-name="P30"><text:span text:style-name="T40"><text:s text:c="8"/>{</text:span></text:p>
      <text:p text:style-name="P30"><text:span text:style-name="T40"><text:s text:c="12"/>assert( pRec );</text:span></text:p>
      <text:p text:style-name="P29"/>
      <text:p text:style-name="P30"><text:span text:style-name="T40"><text:s text:c="12"/>switch ( pRec-&gt;op() ) {</text:span></text:p>
      <text:p text:style-name="P30"><text:span text:style-name="T40"><text:s text:c="12"/>case op_enq:</text:span></text:p>
      <text:p text:style-name="P30"><text:span text:style-name="T40"><text:s text:c="16"/>assert( pRec-&gt;pValEnq );</text:span></text:p>
      <text:p text:style-name="P30"><text:span text:style-name="T40"><text:s text:c="16"/>m_Queue.push( *(pRec-&gt;pValEnq ) );</text:span></text:p>
      <text:p text:style-name="P30"><text:span text:style-name="T40"><text:s text:c="16"/>break;</text:span></text:p>
      <text:p text:style-name="P30"><text:span text:style-name="T40"><text:s text:c="12"/>case op_enq_move:</text:span></text:p>
      <text:p text:style-name="P30"><text:span text:style-name="T40"><text:s text:c="16"/>assert( pRec-&gt;pValEnq );</text:span></text:p>
      <text:p text:style-name="P30"><text:span text:style-name="T40"><text:s text:c="16"/>m_Queue.push( std::move( *(pRec-&gt;pValEnq )) );</text:span></text:p>
      <text:p text:style-name="P30"><text:span text:style-name="T40"><text:s text:c="16"/>break;</text:span></text:p>
      <text:p text:style-name="P30"><text:span text:style-name="T40"><text:s text:c="12"/>case op_deq:</text:span></text:p>
      <text:p text:style-name="P30"><text:span text:style-name="T40"><text:s text:c="16"/>assert( pRec-&gt;pValDeq );</text:span></text:p>
      <text:p text:style-name="P30"><text:span text:style-name="T40"><text:s text:c="16"/>pRec-&gt;bEmpty = m_Queue.empty();</text:span></text:p>
      <text:p text:style-name="P30"><text:span text:style-name="T40"><text:s text:c="16"/>if ( !pRec-&gt;bEmpty ) {</text:span></text:p>
      <text:p text:style-name="P30"><text:span text:style-name="T40"><text:s text:c="20"/>*(pRec-&gt;pValDeq) = m_Queue.front();</text:span></text:p>
      <text:p text:style-name="P30"><text:span text:style-name="T40"><text:s text:c="20"/>m_Queue.pop();</text:span></text:p>
      <text:p text:style-name="P30"><text:span text:style-name="T40"><text:s text:c="16"/>}</text:span></text:p>
      <text:p text:style-name="P30"><text:span text:style-name="T40"><text:s text:c="16"/>break;</text:span></text:p>
      <text:p text:style-name="P30"><text:span text:style-name="T40"><text:s text:c="12"/>case op_clear:</text:span></text:p>
      <text:p text:style-name="P30"><text:span text:style-name="T40"><text:s text:c="16"/>while ( !m_Queue.empty() )</text:span></text:p>
      <text:p text:style-name="P30"><text:span text:style-name="T40"><text:s text:c="20"/>m_Queue.pop();</text:span></text:p>
      <text:p text:style-name="P30"><text:span text:style-name="T40"><text:s text:c="16"/>break;</text:span></text:p>
      <text:p text:style-name="P30"><text:span text:style-name="T40"><text:s text:c="12"/>default:</text:span></text:p>
      <text:p text:style-name="P30"><text:span text:style-name="T40"><text:s text:c="16"/>assert(false);</text:span></text:p>
      <text:p text:style-name="P30"><text:span text:style-name="T40"><text:s text:c="16"/>break;</text:span></text:p>
      <text:p text:style-name="P30"><text:span text:style-name="T40"><text:s text:c="12"/>}</text:span></text:p>
      <text:p text:style-name="P30"><text:span text:style-name="T40"><text:s text:c="8"/>}</text:span></text:p>
      <text:p text:style-name="P29"/>
      <text:p text:style-name="P30"><text:soft-page-break/><text:span text:style-name="T40"><text:s text:c="8"/>/// Batch-processing flat combining</text:span></text:p>
      <text:p text:style-name="P30"><text:span text:style-name="T40"><text:s text:c="8"/>void fc_process( typename fc_kernel::iterator itBegin, typename fc_kernel::iterator itEnd )</text:span></text:p>
      <text:p text:style-name="P30"><text:span text:style-name="T40"><text:s text:c="8"/>{</text:span></text:p>
      <text:p text:style-name="P30"><text:span text:style-name="T40"><text:s text:c="12"/>typedef typename fc_kernel::iterator fc_iterator;</text:span></text:p>
      <text:p text:style-name="P30"><text:span text:style-name="T40"><text:s text:c="12"/>for ( fc_iterator it = itBegin, itPrev = itEnd; it != itEnd; ++it ) {</text:span></text:p>
      <text:p text:style-name="P30"><text:span text:style-name="T40"><text:s text:c="16"/>switch ( it-&gt;op() ) {</text:span></text:p>
      <text:p text:style-name="P30"><text:span text:style-name="T40"><text:s text:c="16"/>case op_enq:</text:span></text:p>
      <text:p text:style-name="P30"><text:span text:style-name="T40"><text:s text:c="16"/>case op_enq_move:</text:span></text:p>
      <text:p text:style-name="P30"><text:span text:style-name="T40"><text:s text:c="16"/>case op_deq:</text:span></text:p>
      <text:p text:style-name="P30"><text:span text:style-name="T40"><text:s text:c="20"/>if ( m_Queue.empty() ) {</text:span></text:p>
      <text:p text:style-name="P30"><text:span text:style-name="T40"><text:s text:c="24"/>if ( itPrev != itEnd &amp;&amp; collide( *itPrev, *it ))</text:span></text:p>
      <text:p text:style-name="P30"><text:span text:style-name="T40"><text:s text:c="28"/>itPrev = itEnd;</text:span></text:p>
      <text:p text:style-name="P30"><text:span text:style-name="T40"><text:s text:c="24"/>else</text:span></text:p>
      <text:p text:style-name="P30"><text:span text:style-name="T40"><text:s text:c="28"/>itPrev = it;</text:span></text:p>
      <text:p text:style-name="P30"><text:span text:style-name="T40"><text:s text:c="20"/>}</text:span></text:p>
      <text:p text:style-name="P30"><text:span text:style-name="T40"><text:s text:c="20"/>break;</text:span></text:p>
      <text:p text:style-name="P30"><text:span text:style-name="T40"><text:s text:c="16"/>}</text:span></text:p>
      <text:p text:style-name="P30"><text:span text:style-name="T40"><text:s text:c="12"/>}</text:span></text:p>
      <text:p text:style-name="P30"><text:span text:style-name="T40"><text:s text:c="8"/>}</text:span></text:p>
      <text:p text:style-name="P30"><text:span text:style-name="T40"><text:s text:c="8"/>//@endcond</text:span></text:p>
      <text:p text:style-name="P29"/>
      <text:p text:style-name="P29"/>
      <text:p text:style-name="P29"/>
      <text:p text:style-name="P29"/>
      <text:p text:style-name="P29"/>
      <text:p text:style-name="P30"><text:span text:style-name="T40"><text:s text:c="4"/>private:</text:span></text:p>
      <text:p text:style-name="P30"><text:span text:style-name="T40"><text:s text:c="8"/>//@cond</text:span></text:p>
      <text:p text:style-name="P30"><text:span text:style-name="T40"><text:s text:c="8"/>bool collide( fc_record&amp; rec1, fc_record&amp; rec2 )</text:span></text:p>
      <text:p text:style-name="P30"><text:span text:style-name="T40"><text:s text:c="8"/>{</text:span></text:p>
      <text:p text:style-name="P30"><text:span text:style-name="T40"><text:s text:c="12"/>switch ( rec1.op() ) {</text:span></text:p>
      <text:p text:style-name="P30"><text:span text:style-name="T40"><text:s text:c="16"/>case op_enq:</text:span></text:p>
      <text:p text:style-name="P30"><text:span text:style-name="T40"><text:s text:c="20"/>if ( rec2.op() == op_deq ) {</text:span></text:p>
      <text:p text:style-name="P30"><text:span text:style-name="T40"><text:s text:c="24"/>assert(rec1.pValEnq);</text:span></text:p>
      <text:p text:style-name="P30"><text:span text:style-name="T40"><text:s text:c="24"/>assert(rec2.pValDeq);</text:span></text:p>
      <text:p text:style-name="P30"><text:span text:style-name="T40"><text:s text:c="24"/>*rec2.pValDeq = *rec1.pValEnq;</text:span></text:p>
      <text:p text:style-name="P30"><text:span text:style-name="T40"><text:s text:c="24"/>rec2.bEmpty = false;</text:span></text:p>
      <text:p text:style-name="P30"><text:span text:style-name="T40"><text:s text:c="24"/>goto collided;</text:span></text:p>
      <text:p text:style-name="P30"><text:span text:style-name="T40"><text:s text:c="20"/>}</text:span></text:p>
      <text:p text:style-name="P30"><text:span text:style-name="T40"><text:s text:c="20"/>break;</text:span></text:p>
      <text:p text:style-name="P30"><text:span text:style-name="T40"><text:s text:c="16"/>case op_enq_move:</text:span></text:p>
      <text:p text:style-name="P30"><text:span text:style-name="T40"><text:s text:c="20"/>if ( rec2.op() == op_deq ) {</text:span></text:p>
      <text:p text:style-name="P30"><text:span text:style-name="T40"><text:s text:c="24"/>assert(rec1.pValEnq);</text:span></text:p>
      <text:p text:style-name="P30"><text:span text:style-name="T40"><text:s text:c="24"/>assert(rec2.pValDeq);</text:span></text:p>
      <text:p text:style-name="P30"><text:span text:style-name="T40"><text:s text:c="24"/>*rec2.pValDeq = std::move( *rec1.pValEnq );</text:span></text:p>
      <text:p text:style-name="P30"><text:span text:style-name="T40"><text:s text:c="24"/>rec2.bEmpty = false;</text:span></text:p>
      <text:p text:style-name="P30"><text:span text:style-name="T40"><text:s text:c="24"/>goto collided;</text:span></text:p>
      <text:p text:style-name="P30"><text:span text:style-name="T40"><text:s text:c="20"/>}</text:span></text:p>
      <text:p text:style-name="P30"><text:span text:style-name="T40"><text:s text:c="20"/>break;</text:span></text:p>
      <text:p text:style-name="P30"><text:span text:style-name="T40"><text:s text:c="16"/>case op_deq:</text:span></text:p>
      <text:p text:style-name="P30"><text:span text:style-name="T40"><text:s text:c="20"/>switch ( rec2.op() ) {</text:span></text:p>
      <text:p text:style-name="P30"><text:span text:style-name="T40"><text:s text:c="20"/>case op_enq:</text:span></text:p>
      <text:p text:style-name="P30"><text:span text:style-name="T40"><text:s text:c="20"/>case op_enq_move:</text:span></text:p>
      <text:p text:style-name="P30"><text:span text:style-name="T40"><text:s text:c="24"/>return collide( rec2, rec1 );</text:span></text:p>
      <text:p text:style-name="P30"><text:span text:style-name="T40"><text:s text:c="20"/>}</text:span></text:p>
      <text:p text:style-name="P30"><text:span text:style-name="T40"><text:s text:c="12"/>}</text:span></text:p>
      <text:p text:style-name="P30"><text:span text:style-name="T40"><text:s text:c="12"/>return false;</text:span></text:p>
      <text:p text:style-name="P29"/>
      <text:p text:style-name="P30"><text:span text:style-name="T40"><text:s text:c="8"/>collided:</text:span></text:p>
      <text:p text:style-name="P30"><text:span text:style-name="T40"><text:s text:c="12"/>m_FlatCombining.operation_done( rec1 );</text:span></text:p>
      <text:p text:style-name="P30"><text:soft-page-break/><text:span text:style-name="T40"><text:s text:c="12"/>m_FlatCombining.operation_done( rec2 );</text:span></text:p>
      <text:p text:style-name="P30"><text:span text:style-name="T40"><text:s text:c="12"/>m_FlatCombining.internal_statistics().onCollide();</text:span></text:p>
      <text:p text:style-name="P30"><text:span text:style-name="T40"><text:s text:c="12"/>return true;</text:span></text:p>
      <text:p text:style-name="P30"><text:span text:style-name="T40"><text:s text:c="8"/>}</text:span></text:p>
      <text:p text:style-name="P30"><text:span text:style-name="T40"><text:s text:c="8"/>//@endcond</text:span></text:p>
      <text:p text:style-name="P30"><text:span text:style-name="T40"><text:s text:c="4"/>};</text:span></text:p>
      <text:p text:style-name="P35"/>
      <text:p text:style-name="P35"><text:span text:style-name="T1"><office:annotation office:name="__Annotation__12356_568869391"><dc:creator>Марсель Фарисович Галимуллин</dc:creator><dc:date>2015-07-14T16:03:34.093000000</dc:date><text:list text:continue-numbering="true" text:style-name=""><text:list-item><text:p text:style-name="P82"><text:span text:style-name="T44">TODO</text:span></text:p></text:list-item></text:list></office:annotation></text:span><text:span text:style-name="T1">Приложение 2</text:span><office:annotation-end office:name="__Annotation__12356_568869391"/></text:p>
      <text:p text:style-name="P43"/>
      <text:p text:style-name="P23"><text:span text:style-name="T13">Рисунок 20 - Время выполнения операций над контейнером при произвольной последовательности операций</text:span></text:p>
      <text:p text:style-name="P43"/>
      <text:p text:style-name="P23"><text:span text:style-name="T13">Рисунок 21 - Эффективность работы потока-комбайнера при произвольной последовательности операций</text:span></text:p>
      <text:p text:style-name="P43"/>
      <text:p text:style-name="P23"><text:span text:style-name="T13">Рисунок 22 - Количество избыточных итераций при произвольной последовательности операций</text:span></text:p>
      <text:p text:style-name="P43"/>
      <text:p text:style-name="P23"><text:span text:style-name="T13">Рисунок 23 - Время выполнения операций над контейнером при преобладании операции добавления</text:span></text:p>
      <text:p text:style-name="P43"/>
      <text:p text:style-name="P23"><text:span text:style-name="T13">Рисунок 24 - Эффективность работы потока-комбайнера при преобладании операции добавления</text:span></text:p>
      <text:p text:style-name="P43"/>
      <text:p text:style-name="P23"><text:span text:style-name="T13">Рисунок 25 - Количество избыточных итераций при преобладании операции добавления</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3" svg:font-family="Tahoma"/>
    <style:font-face style:name="F" svg:font-family="" style:font-family-generic="roman"/>
    <style:font-face style:name="Tahoma1"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CYR" svg:font-family="'Courier New CYR'"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7H15M54S</meta:editing-duration>
    <meta:editing-cycles>36</meta:editing-cycles>
    <meta:generator>LibreOffice/4.4.3.2$Windows_x86 LibreOffice_project/88805f81e9fe61362df02b9941de8e38a9b5fd16</meta:generator>
    <dc:date>2015-07-14T16:03:42.274000000</dc:date>
    <dc:creator>Марсель Фарисович Галимуллин</dc:creator>
    <meta:document-statistic meta:table-count="0" meta:image-count="13" meta:object-count="0" meta:page-count="55" meta:paragraph-count="1368" meta:word-count="9043" meta:character-count="88440" meta:non-whitespace-character-count="65284"/>
    <meta:user-defined meta:name="Info 1"/>
    <meta:user-defined meta:name="Info 2"/>
    <meta:user-defined meta:name="Info 3"/>
    <meta:user-defined meta:name="Info 4"/>
  </office:meta>
</office:document-meta>
</file>